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4827in" svg:y="45.111in">
            <draw:object draw:notify-on-update-of-ranges="Sheet1.C3:Sheet1.C252 Sheet1.D3:Sheet1.D25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6835in" svg:y="0.489in">
            <draw:object draw:notify-on-update-of-ranges="Sheet1.C3:Sheet1.C252 Sheet1.I2:Sheet1.I25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<text:s/>Processing_Time</text:p>
          </table:table-cell>
          <table:table-cell office:value-type="string" calcext:value-type="string">
            <text:p><text:s/>Distance</text:p>
          </table:table-cell>
          <table:table-cell office:value-type="string" calcext:value-type="string">
            <text:p><text:s/>Area</text:p>
          </table:table-cell>
          <table:table-cell office:value-type="string" calcext:value-type="string">
            <text:p><text:s/>LoopClosures 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maining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formula="of:=[.$G$3]-[.D2]" office:value-type="float" office:value="258.568" calcext:value-type="float">
            <text:p>258.568</text:p>
          </table:table-cell>
          <table:table-cell table:formula="of:=ABS(100*[.H2]/[.$G$3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.899" calcext:value-type="float">
            <text:p>37.899</text:p>
          </table:table-cell>
          <table:table-cell office:value-type="float" office:value="0.475" calcext:value-type="float">
            <text:p>0.475</text:p>
          </table:table-cell>
          <table:table-cell office:value-type="float" office:value="8.4425" calcext:value-type="float">
            <text:p>8.44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2]" office:value-type="float" office:value="258.568" calcext:value-type="float">
            <text:p>258.568</text:p>
          </table:table-cell>
          <table:table-cell table:formula="of:=[.$G$3]-[.D3]" office:value-type="float" office:value="250.1255" calcext:value-type="float">
            <text:p>250.1255</text:p>
          </table:table-cell>
          <table:table-cell table:formula="of:=ABS(100*[.H3]/[.$G$3])" office:value-type="float" office:value="96.7349014572569" calcext:value-type="float">
            <text:p>96.73490145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967" calcext:value-type="float">
            <text:p>32.967</text:p>
          </table:table-cell>
          <table:table-cell office:value-type="float" office:value="0.875" calcext:value-type="float">
            <text:p>0.875</text:p>
          </table:table-cell>
          <table:table-cell office:value-type="float" office:value="8.44" calcext:value-type="float">
            <text:p>8.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]" office:value-type="float" office:value="250.128" calcext:value-type="float">
            <text:p>250.128</text:p>
          </table:table-cell>
          <table:table-cell table:formula="of:=ABS(100*[.H4]/[.$G$3])" office:value-type="float" office:value="96.7358683209059" calcext:value-type="float">
            <text:p>96.735868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09" calcext:value-type="float">
            <text:p>29.09</text:p>
          </table:table-cell>
          <table:table-cell office:value-type="float" office:value="1.225" calcext:value-type="float">
            <text:p>1.225</text:p>
          </table:table-cell>
          <table:table-cell office:value-type="float" office:value="8.435" calcext:value-type="float">
            <text:p>8.4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]" office:value-type="float" office:value="250.133" calcext:value-type="float">
            <text:p>250.133</text:p>
          </table:table-cell>
          <table:table-cell table:formula="of:=ABS(100*[.H5]/[.$G$3])" office:value-type="float" office:value="96.737802048204" calcext:value-type="float">
            <text:p>96.73780204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.889" calcext:value-type="float">
            <text:p>30.889</text:p>
          </table:table-cell>
          <table:table-cell office:value-type="float" office:value="1.47625" calcext:value-type="float">
            <text:p>1.47625</text:p>
          </table:table-cell>
          <table:table-cell office:value-type="float" office:value="8.435" calcext:value-type="float">
            <text:p>8.4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]" office:value-type="float" office:value="250.133" calcext:value-type="float">
            <text:p>250.133</text:p>
          </table:table-cell>
          <table:table-cell table:formula="of:=ABS(100*[.H6]/[.$G$3])" office:value-type="float" office:value="96.737802048204" calcext:value-type="float">
            <text:p>96.73780204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.747" calcext:value-type="float">
            <text:p>32.747</text:p>
          </table:table-cell>
          <table:table-cell office:value-type="float" office:value="1.80221" calcext:value-type="float">
            <text:p>1.80221</text:p>
          </table:table-cell>
          <table:table-cell office:value-type="float" office:value="8.7875" calcext:value-type="float">
            <text:p>8.78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]" office:value-type="float" office:value="249.7805" calcext:value-type="float">
            <text:p>249.7805</text:p>
          </table:table-cell>
          <table:table-cell table:formula="of:=ABS(100*[.H7]/[.$G$3])" office:value-type="float" office:value="96.601474273692" calcext:value-type="float">
            <text:p>96.60147427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.742" calcext:value-type="float">
            <text:p>36.742</text:p>
          </table:table-cell>
          <table:table-cell office:value-type="float" office:value="2.05221" calcext:value-type="float">
            <text:p>2.0522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]" office:value-type="float" office:value="248.988" calcext:value-type="float">
            <text:p>248.988</text:p>
          </table:table-cell>
          <table:table-cell table:formula="of:=ABS(100*[.H8]/[.$G$3])" office:value-type="float" office:value="96.2949784969524" calcext:value-type="float">
            <text:p>96.2949784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203" calcext:value-type="float">
            <text:p>32.203</text:p>
          </table:table-cell>
          <table:table-cell office:value-type="float" office:value="2.35221" calcext:value-type="float">
            <text:p>2.35221</text:p>
          </table:table-cell>
          <table:table-cell office:value-type="float" office:value="9.8225" calcext:value-type="float">
            <text:p>9.82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]" office:value-type="float" office:value="248.7455" calcext:value-type="float">
            <text:p>248.7455</text:p>
          </table:table-cell>
          <table:table-cell table:formula="of:=ABS(100*[.H9]/[.$G$3])" office:value-type="float" office:value="96.2011927229974" calcext:value-type="float">
            <text:p>96.2011927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606" calcext:value-type="float">
            <text:p>33.606</text:p>
          </table:table-cell>
          <table:table-cell office:value-type="float" office:value="2.70221" calcext:value-type="float">
            <text:p>2.70221</text:p>
          </table:table-cell>
          <table:table-cell office:value-type="float" office:value="10.3525" calcext:value-type="float">
            <text:p>10.3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]" office:value-type="float" office:value="248.2155" calcext:value-type="float">
            <text:p>248.2155</text:p>
          </table:table-cell>
          <table:table-cell table:formula="of:=ABS(100*[.H10]/[.$G$3])" office:value-type="float" office:value="95.996217629405" calcext:value-type="float">
            <text:p>95.99621762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.213" calcext:value-type="float">
            <text:p>38.213</text:p>
          </table:table-cell>
          <table:table-cell office:value-type="float" office:value="3.00221" calcext:value-type="float">
            <text:p>3.00221</text:p>
          </table:table-cell>
          <table:table-cell office:value-type="float" office:value="10.8425" calcext:value-type="float">
            <text:p>10.8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]" office:value-type="float" office:value="247.7255" calcext:value-type="float">
            <text:p>247.7255</text:p>
          </table:table-cell>
          <table:table-cell table:formula="of:=ABS(100*[.H11]/[.$G$3])" office:value-type="float" office:value="95.806712354197" calcext:value-type="float">
            <text:p>95.80671235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.825" calcext:value-type="float">
            <text:p>33.825</text:p>
          </table:table-cell>
          <table:table-cell office:value-type="float" office:value="3.25716" calcext:value-type="float">
            <text:p>3.25716</text:p>
          </table:table-cell>
          <table:table-cell office:value-type="float" office:value="11.2775" calcext:value-type="float">
            <text:p>11.2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]" office:value-type="float" office:value="247.2905" calcext:value-type="float">
            <text:p>247.2905</text:p>
          </table:table-cell>
          <table:table-cell table:formula="of:=ABS(100*[.H12]/[.$G$3])" office:value-type="float" office:value="95.6384780792674" calcext:value-type="float">
            <text:p>95.63847807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076" calcext:value-type="float">
            <text:p>35.076</text:p>
          </table:table-cell>
          <table:table-cell office:value-type="float" office:value="3.52642" calcext:value-type="float">
            <text:p>3.52642</text:p>
          </table:table-cell>
          <table:table-cell office:value-type="float" office:value="11.73" calcext:value-type="float">
            <text:p>11.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]" office:value-type="float" office:value="246.838" calcext:value-type="float">
            <text:p>246.838</text:p>
          </table:table-cell>
          <table:table-cell table:formula="of:=ABS(100*[.H13]/[.$G$3])" office:value-type="float" office:value="95.4634757587946" calcext:value-type="float">
            <text:p>95.46347575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.377" calcext:value-type="float">
            <text:p>41.377</text:p>
          </table:table-cell>
          <table:table-cell office:value-type="float" office:value="3.82642" calcext:value-type="float">
            <text:p>3.82642</text:p>
          </table:table-cell>
          <table:table-cell office:value-type="float" office:value="12.5875" calcext:value-type="float">
            <text:p>12.58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]" office:value-type="float" office:value="245.9805" calcext:value-type="float">
            <text:p>245.9805</text:p>
          </table:table-cell>
          <table:table-cell table:formula="of:=ABS(100*[.H14]/[.$G$3])" office:value-type="float" office:value="95.1318415271805" calcext:value-type="float">
            <text:p>95.13184152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.072" calcext:value-type="float">
            <text:p>35.072</text:p>
          </table:table-cell>
          <table:table-cell office:value-type="float" office:value="4.12642" calcext:value-type="float">
            <text:p>4.12642</text:p>
          </table:table-cell>
          <table:table-cell office:value-type="float" office:value="13.3575" calcext:value-type="float">
            <text:p>13.3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]" office:value-type="float" office:value="245.2105" calcext:value-type="float">
            <text:p>245.2105</text:p>
          </table:table-cell>
          <table:table-cell table:formula="of:=ABS(100*[.H15]/[.$G$3])" office:value-type="float" office:value="94.8340475232821" calcext:value-type="float">
            <text:p>94.83404752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.984" calcext:value-type="float">
            <text:p>36.984</text:p>
          </table:table-cell>
          <table:table-cell office:value-type="float" office:value="4.40142" calcext:value-type="float">
            <text:p>4.40142</text:p>
          </table:table-cell>
          <table:table-cell office:value-type="float" office:value="13.8575" calcext:value-type="float">
            <text:p>13.8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]" office:value-type="float" office:value="244.7105" calcext:value-type="float">
            <text:p>244.7105</text:p>
          </table:table-cell>
          <table:table-cell table:formula="of:=ABS(100*[.H16]/[.$G$3])" office:value-type="float" office:value="94.6406747934779" calcext:value-type="float">
            <text:p>94.64067479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.071" calcext:value-type="float">
            <text:p>42.071</text:p>
          </table:table-cell>
          <table:table-cell office:value-type="float" office:value="4.70142" calcext:value-type="float">
            <text:p>4.70142</text:p>
          </table:table-cell>
          <table:table-cell office:value-type="float" office:value="20.34" calcext:value-type="float">
            <text:p>20.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]" office:value-type="float" office:value="238.228" calcext:value-type="float">
            <text:p>238.228</text:p>
          </table:table-cell>
          <table:table-cell table:formula="of:=ABS(100*[.H17]/[.$G$3])" office:value-type="float" office:value="92.1335973515671" calcext:value-type="float">
            <text:p>92.13359735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.176" calcext:value-type="float">
            <text:p>49.176</text:p>
          </table:table-cell>
          <table:table-cell office:value-type="float" office:value="5.05231" calcext:value-type="float">
            <text:p>5.05231</text:p>
          </table:table-cell>
          <table:table-cell office:value-type="float" office:value="25.65" calcext:value-type="float">
            <text:p>25.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]" office:value-type="float" office:value="232.918" calcext:value-type="float">
            <text:p>232.918</text:p>
          </table:table-cell>
          <table:table-cell table:formula="of:=ABS(100*[.H18]/[.$G$3])" office:value-type="float" office:value="90.079978961047" calcext:value-type="float">
            <text:p>90.0799789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.695" calcext:value-type="float">
            <text:p>41.695</text:p>
          </table:table-cell>
          <table:table-cell office:value-type="float" office:value="5.33182" calcext:value-type="float">
            <text:p>5.33182</text:p>
          </table:table-cell>
          <table:table-cell office:value-type="float" office:value="27.52" calcext:value-type="float">
            <text:p>27.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]" office:value-type="float" office:value="231.048" calcext:value-type="float">
            <text:p>231.048</text:p>
          </table:table-cell>
          <table:table-cell table:formula="of:=ABS(100*[.H19]/[.$G$3])" office:value-type="float" office:value="89.3567649515795" calcext:value-type="float">
            <text:p>89.35676495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.545" calcext:value-type="float">
            <text:p>48.545</text:p>
          </table:table-cell>
          <table:table-cell office:value-type="float" office:value="5.63182" calcext:value-type="float">
            <text:p>5.63182</text:p>
          </table:table-cell>
          <table:table-cell office:value-type="float" office:value="30.9575" calcext:value-type="float">
            <text:p>30.9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]" office:value-type="float" office:value="227.6105" calcext:value-type="float">
            <text:p>227.6105</text:p>
          </table:table-cell>
          <table:table-cell table:formula="of:=ABS(100*[.H20]/[.$G$3])" office:value-type="float" office:value="88.0273274341759" calcext:value-type="float">
            <text:p>88.02732743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.601" calcext:value-type="float">
            <text:p>51.601</text:p>
          </table:table-cell>
          <table:table-cell office:value-type="float" office:value="5.93182" calcext:value-type="float">
            <text:p>5.93182</text:p>
          </table:table-cell>
          <table:table-cell office:value-type="float" office:value="38.2475" calcext:value-type="float">
            <text:p>38.24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]" office:value-type="float" office:value="220.3205" calcext:value-type="float">
            <text:p>220.3205</text:p>
          </table:table-cell>
          <table:table-cell table:formula="of:=ABS(100*[.H21]/[.$G$3])" office:value-type="float" office:value="85.2079530336314" calcext:value-type="float">
            <text:p>85.20795303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.51" calcext:value-type="float">
            <text:p>48.51</text:p>
          </table:table-cell>
          <table:table-cell office:value-type="float" office:value="6.23182" calcext:value-type="float">
            <text:p>6.23182</text:p>
          </table:table-cell>
          <table:table-cell office:value-type="float" office:value="45.32" calcext:value-type="float">
            <text:p>45.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]" office:value-type="float" office:value="213.248" calcext:value-type="float">
            <text:p>213.248</text:p>
          </table:table-cell>
          <table:table-cell table:formula="of:=ABS(100*[.H22]/[.$G$3])" office:value-type="float" office:value="82.4726957705517" calcext:value-type="float">
            <text:p>82.47269577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.087" calcext:value-type="float">
            <text:p>54.087</text:p>
          </table:table-cell>
          <table:table-cell office:value-type="float" office:value="6.55682" calcext:value-type="float">
            <text:p>6.55682</text:p>
          </table:table-cell>
          <table:table-cell office:value-type="float" office:value="49.1675" calcext:value-type="float">
            <text:p>49.16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]" office:value-type="float" office:value="209.4005" calcext:value-type="float">
            <text:p>209.4005</text:p>
          </table:table-cell>
          <table:table-cell table:formula="of:=ABS(100*[.H23]/[.$G$3])" office:value-type="float" office:value="80.9846926147087" calcext:value-type="float">
            <text:p>80.98469261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.748" calcext:value-type="float">
            <text:p>48.748</text:p>
          </table:table-cell>
          <table:table-cell office:value-type="float" office:value="6.88278" calcext:value-type="float">
            <text:p>6.88278</text:p>
          </table:table-cell>
          <table:table-cell office:value-type="float" office:value="52.2125" calcext:value-type="float">
            <text:p>52.21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]" office:value-type="float" office:value="206.3555" calcext:value-type="float">
            <text:p>206.3555</text:p>
          </table:table-cell>
          <table:table-cell table:formula="of:=ABS(100*[.H24]/[.$G$3])" office:value-type="float" office:value="79.8070526902014" calcext:value-type="float">
            <text:p>79.80705269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.806" calcext:value-type="float">
            <text:p>55.806</text:p>
          </table:table-cell>
          <table:table-cell office:value-type="float" office:value="7.27329" calcext:value-type="float">
            <text:p>7.27329</text:p>
          </table:table-cell>
          <table:table-cell office:value-type="float" office:value="53.51" calcext:value-type="float">
            <text:p>53.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5]" office:value-type="float" office:value="205.058" calcext:value-type="float">
            <text:p>205.058</text:p>
          </table:table-cell>
          <table:table-cell table:formula="of:=ABS(100*[.H25]/[.$G$3])" office:value-type="float" office:value="79.3052504563596" calcext:value-type="float">
            <text:p>79.30525045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.787" calcext:value-type="float">
            <text:p>57.787</text:p>
          </table:table-cell>
          <table:table-cell office:value-type="float" office:value="7.57329" calcext:value-type="float">
            <text:p>7.57329</text:p>
          </table:table-cell>
          <table:table-cell office:value-type="float" office:value="53.51" calcext:value-type="float">
            <text:p>53.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6]" office:value-type="float" office:value="205.058" calcext:value-type="float">
            <text:p>205.058</text:p>
          </table:table-cell>
          <table:table-cell table:formula="of:=ABS(100*[.H26]/[.$G$3])" office:value-type="float" office:value="79.3052504563596" calcext:value-type="float">
            <text:p>79.30525045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312" calcext:value-type="float">
            <text:p>51.312</text:p>
          </table:table-cell>
          <table:table-cell office:value-type="float" office:value="7.92329" calcext:value-type="float">
            <text:p>7.92329</text:p>
          </table:table-cell>
          <table:table-cell office:value-type="float" office:value="53.51" calcext:value-type="float">
            <text:p>53.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7]" office:value-type="float" office:value="205.058" calcext:value-type="float">
            <text:p>205.058</text:p>
          </table:table-cell>
          <table:table-cell table:formula="of:=ABS(100*[.H27]/[.$G$3])" office:value-type="float" office:value="79.3052504563596" calcext:value-type="float">
            <text:p>79.30525045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.572" calcext:value-type="float">
            <text:p>55.572</text:p>
          </table:table-cell>
          <table:table-cell office:value-type="float" office:value="8.2233" calcext:value-type="float">
            <text:p>8.2233</text:p>
          </table:table-cell>
          <table:table-cell office:value-type="float" office:value="53.4475" calcext:value-type="float">
            <text:p>53.44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8]" office:value-type="float" office:value="205.1205" calcext:value-type="float">
            <text:p>205.1205</text:p>
          </table:table-cell>
          <table:table-cell table:formula="of:=ABS(100*[.H28]/[.$G$3])" office:value-type="float" office:value="79.3294220475852" calcext:value-type="float">
            <text:p>79.32942204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.924" calcext:value-type="float">
            <text:p>53.924</text:p>
          </table:table-cell>
          <table:table-cell office:value-type="float" office:value="8.5483" calcext:value-type="float">
            <text:p>8.5483</text:p>
          </table:table-cell>
          <table:table-cell office:value-type="float" office:value="53.395" calcext:value-type="float">
            <text:p>53.3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9]" office:value-type="float" office:value="205.173" calcext:value-type="float">
            <text:p>205.173</text:p>
          </table:table-cell>
          <table:table-cell table:formula="of:=ABS(100*[.H29]/[.$G$3])" office:value-type="float" office:value="79.3497261842146" calcext:value-type="float">
            <text:p>79.34972618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3.061" calcext:value-type="float">
            <text:p>53.061</text:p>
          </table:table-cell>
          <table:table-cell office:value-type="float" office:value="8.8483" calcext:value-type="float">
            <text:p>8.8483</text:p>
          </table:table-cell>
          <table:table-cell office:value-type="float" office:value="53.4225" calcext:value-type="float">
            <text:p>53.42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0]" office:value-type="float" office:value="205.1455" calcext:value-type="float">
            <text:p>205.1455</text:p>
          </table:table-cell>
          <table:table-cell table:formula="of:=ABS(100*[.H30]/[.$G$3])" office:value-type="float" office:value="79.3390906840754" calcext:value-type="float">
            <text:p>79.33909068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9.17426" calcext:value-type="float">
            <text:p>9.17426</text:p>
          </table:table-cell>
          <table:table-cell office:value-type="float" office:value="53.3975" calcext:value-type="float">
            <text:p>53.39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1]" office:value-type="float" office:value="205.1705" calcext:value-type="float">
            <text:p>205.1705</text:p>
          </table:table-cell>
          <table:table-cell table:formula="of:=ABS(100*[.H31]/[.$G$3])" office:value-type="float" office:value="79.3487593205656" calcext:value-type="float">
            <text:p>79.34875932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.069" calcext:value-type="float">
            <text:p>53.069</text:p>
          </table:table-cell>
          <table:table-cell office:value-type="float" office:value="9.5106" calcext:value-type="float">
            <text:p>9.5106</text:p>
          </table:table-cell>
          <table:table-cell office:value-type="float" office:value="54.7375" calcext:value-type="float">
            <text:p>54.7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2]" office:value-type="float" office:value="203.8305" calcext:value-type="float">
            <text:p>203.8305</text:p>
          </table:table-cell>
          <table:table-cell table:formula="of:=ABS(100*[.H32]/[.$G$3])" office:value-type="float" office:value="78.8305204046904" calcext:value-type="float">
            <text:p>78.83052040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.784" calcext:value-type="float">
            <text:p>51.784</text:p>
          </table:table-cell>
          <table:table-cell office:value-type="float" office:value="9.88225" calcext:value-type="float">
            <text:p>9.88225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3]" office:value-type="float" office:value="202.8955" calcext:value-type="float">
            <text:p>202.8955</text:p>
          </table:table-cell>
          <table:table-cell table:formula="of:=ABS(100*[.H33]/[.$G$3])"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.186" calcext:value-type="float">
            <text:p>54.186</text:p>
          </table:table-cell>
          <table:table-cell office:value-type="float" office:value="10.2712" calcext:value-type="float">
            <text:p>10.2712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4]" office:value-type="float" office:value="202.8955" calcext:value-type="float">
            <text:p>202.8955</text:p>
          </table:table-cell>
          <table:table-cell table:formula="of:=ABS(100*[.H34]/[.$G$3])"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.696" calcext:value-type="float">
            <text:p>60.696</text:p>
          </table:table-cell>
          <table:table-cell office:value-type="float" office:value="10.6291" calcext:value-type="float">
            <text:p>10.6291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5]" office:value-type="float" office:value="202.8955" calcext:value-type="float">
            <text:p>202.8955</text:p>
          </table:table-cell>
          <table:table-cell table:formula="of:=ABS(100*[.H35]/[.$G$3])"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.101" calcext:value-type="float">
            <text:p>54.101</text:p>
          </table:table-cell>
          <table:table-cell office:value-type="float" office:value="10.9291" calcext:value-type="float">
            <text:p>10.9291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6]" office:value-type="float" office:value="202.8955" calcext:value-type="float">
            <text:p>202.8955</text:p>
          </table:table-cell>
          <table:table-cell table:formula="of:=ABS(100*[.H36]/[.$G$3])"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.247" calcext:value-type="float">
            <text:p>52.247</text:p>
          </table:table-cell>
          <table:table-cell office:value-type="float" office:value="11.28" calcext:value-type="float">
            <text:p>11.28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7]" office:value-type="float" office:value="202.8955" calcext:value-type="float">
            <text:p>202.8955</text:p>
          </table:table-cell>
          <table:table-cell table:formula="of:=ABS(100*[.H37]/[.$G$3])"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.627" calcext:value-type="float">
            <text:p>57.627</text:p>
          </table:table-cell>
          <table:table-cell office:value-type="float" office:value="11.63" calcext:value-type="float">
            <text:p>11.63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8]" office:value-type="float" office:value="202.8955" calcext:value-type="float">
            <text:p>202.8955</text:p>
          </table:table-cell>
          <table:table-cell table:formula="of:=ABS(100*[.H38]/[.$G$3])"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.278" calcext:value-type="float">
            <text:p>52.278</text:p>
          </table:table-cell>
          <table:table-cell office:value-type="float" office:value="11.88" calcext:value-type="float">
            <text:p>11.88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9]" office:value-type="float" office:value="202.8955" calcext:value-type="float">
            <text:p>202.8955</text:p>
          </table:table-cell>
          <table:table-cell table:formula="of:=ABS(100*[.H39]/[.$G$3])"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.476" calcext:value-type="float">
            <text:p>52.476</text:p>
          </table:table-cell>
          <table:table-cell office:value-type="float" office:value="12.33" calcext:value-type="float">
            <text:p>12.33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0]" office:value-type="float" office:value="202.8955" calcext:value-type="float">
            <text:p>202.8955</text:p>
          </table:table-cell>
          <table:table-cell table:formula="of:=ABS(100*[.H40]/[.$G$3])"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.47" calcext:value-type="float">
            <text:p>63.47</text:p>
          </table:table-cell>
          <table:table-cell office:value-type="float" office:value="12.6782" calcext:value-type="float">
            <text:p>12.6782</text:p>
          </table:table-cell>
          <table:table-cell office:value-type="float" office:value="56.095" calcext:value-type="float">
            <text:p>56.0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1]" office:value-type="float" office:value="202.473" calcext:value-type="float">
            <text:p>202.473</text:p>
          </table:table-cell>
          <table:table-cell table:formula="of:=ABS(100*[.H41]/[.$G$3])" office:value-type="float" office:value="78.3055134432722" calcext:value-type="float">
            <text:p>78.30551344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9.737" calcext:value-type="float">
            <text:p>59.737</text:p>
          </table:table-cell>
          <table:table-cell office:value-type="float" office:value="12.9282" calcext:value-type="float">
            <text:p>12.9282</text:p>
          </table:table-cell>
          <table:table-cell office:value-type="float" office:value="56.055" calcext:value-type="float">
            <text:p>56.0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2]" office:value-type="float" office:value="202.513" calcext:value-type="float">
            <text:p>202.513</text:p>
          </table:table-cell>
          <table:table-cell table:formula="of:=ABS(100*[.H42]/[.$G$3])" office:value-type="float" office:value="78.3209832616565" calcext:value-type="float">
            <text:p>78.32098326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7.141" calcext:value-type="float">
            <text:p>57.141</text:p>
          </table:table-cell>
          <table:table-cell office:value-type="float" office:value="13.2032" calcext:value-type="float">
            <text:p>13.2032</text:p>
          </table:table-cell>
          <table:table-cell office:value-type="float" office:value="56.07" calcext:value-type="float">
            <text:p>56.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3]" office:value-type="float" office:value="202.498" calcext:value-type="float">
            <text:p>202.498</text:p>
          </table:table-cell>
          <table:table-cell table:formula="of:=ABS(100*[.H43]/[.$G$3])" office:value-type="float" office:value="78.3151820797624" calcext:value-type="float">
            <text:p>78.31518207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722" calcext:value-type="float">
            <text:p>53.722</text:p>
          </table:table-cell>
          <table:table-cell office:value-type="float" office:value="13.5532" calcext:value-type="float">
            <text:p>13.5532</text:p>
          </table:table-cell>
          <table:table-cell office:value-type="float" office:value="56.975" calcext:value-type="float">
            <text:p>56.9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4]" office:value-type="float" office:value="201.593" calcext:value-type="float">
            <text:p>201.593</text:p>
          </table:table-cell>
          <table:table-cell table:formula="of:=ABS(100*[.H44]/[.$G$3])" office:value-type="float" office:value="77.9651774388169" calcext:value-type="float">
            <text:p>77.96517743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9.337" calcext:value-type="float">
            <text:p>59.337</text:p>
          </table:table-cell>
          <table:table-cell office:value-type="float" office:value="13.8032" calcext:value-type="float">
            <text:p>13.8032</text:p>
          </table:table-cell>
          <table:table-cell office:value-type="float" office:value="56.9675" calcext:value-type="float">
            <text:p>56.96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5]" office:value-type="float" office:value="201.6005" calcext:value-type="float">
            <text:p>201.6005</text:p>
          </table:table-cell>
          <table:table-cell table:formula="of:=ABS(100*[.H45]/[.$G$3])" office:value-type="float" office:value="77.9680780297639" calcext:value-type="float">
            <text:p>77.96807802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7.784" calcext:value-type="float">
            <text:p>87.784</text:p>
          </table:table-cell>
          <table:table-cell office:value-type="float" office:value="14.1292" calcext:value-type="float">
            <text:p>14.1292</text:p>
          </table:table-cell>
          <table:table-cell office:value-type="float" office:value="56.9675" calcext:value-type="float">
            <text:p>56.96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6]" office:value-type="float" office:value="201.6005" calcext:value-type="float">
            <text:p>201.6005</text:p>
          </table:table-cell>
          <table:table-cell table:formula="of:=ABS(100*[.H46]/[.$G$3])" office:value-type="float" office:value="77.9680780297639" calcext:value-type="float">
            <text:p>77.96807802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.505" calcext:value-type="float">
            <text:p>55.505</text:p>
          </table:table-cell>
          <table:table-cell office:value-type="float" office:value="14.3792" calcext:value-type="float">
            <text:p>14.3792</text:p>
          </table:table-cell>
          <table:table-cell office:value-type="float" office:value="57.5675" calcext:value-type="float">
            <text:p>57.56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7]" office:value-type="float" office:value="201.0005" calcext:value-type="float">
            <text:p>201.0005</text:p>
          </table:table-cell>
          <table:table-cell table:formula="of:=ABS(100*[.H47]/[.$G$3])" office:value-type="float" office:value="77.736030753999" calcext:value-type="float">
            <text:p>77.7360307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6.671" calcext:value-type="float">
            <text:p>86.671</text:p>
          </table:table-cell>
          <table:table-cell office:value-type="float" office:value="14.6292" calcext:value-type="float">
            <text:p>14.6292</text:p>
          </table:table-cell>
          <table:table-cell office:value-type="float" office:value="57.5675" calcext:value-type="float">
            <text:p>57.56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8]" office:value-type="float" office:value="201.0005" calcext:value-type="float">
            <text:p>201.0005</text:p>
          </table:table-cell>
          <table:table-cell table:formula="of:=ABS(100*[.H48]/[.$G$3])" office:value-type="float" office:value="77.736030753999" calcext:value-type="float">
            <text:p>77.7360307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.403" calcext:value-type="float">
            <text:p>59.403</text:p>
          </table:table-cell>
          <table:table-cell office:value-type="float" office:value="14.9042" calcext:value-type="float">
            <text:p>14.9042</text:p>
          </table:table-cell>
          <table:table-cell office:value-type="float" office:value="58.6675" calcext:value-type="float">
            <text:p>58.66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9]" office:value-type="float" office:value="199.9005" calcext:value-type="float">
            <text:p>199.9005</text:p>
          </table:table-cell>
          <table:table-cell table:formula="of:=ABS(100*[.H49]/[.$G$3])" office:value-type="float" office:value="77.3106107484298" calcext:value-type="float">
            <text:p>77.31061074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.012" calcext:value-type="float">
            <text:p>64.012</text:p>
          </table:table-cell>
          <table:table-cell office:value-type="float" office:value="15.2042" calcext:value-type="float">
            <text:p>15.2042</text:p>
          </table:table-cell>
          <table:table-cell office:value-type="float" office:value="58.6425" calcext:value-type="float">
            <text:p>58.6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0]" office:value-type="float" office:value="199.9255" calcext:value-type="float">
            <text:p>199.9255</text:p>
          </table:table-cell>
          <table:table-cell table:formula="of:=ABS(100*[.H50]/[.$G$3])" office:value-type="float" office:value="77.32027938492" calcext:value-type="float">
            <text:p>77.32027938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.25" calcext:value-type="float">
            <text:p>58.25</text:p>
          </table:table-cell>
          <table:table-cell office:value-type="float" office:value="15.4542" calcext:value-type="float">
            <text:p>15.4542</text:p>
          </table:table-cell>
          <table:table-cell office:value-type="float" office:value="59.4425" calcext:value-type="float">
            <text:p>59.4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1]" office:value-type="float" office:value="199.1255" calcext:value-type="float">
            <text:p>199.1255</text:p>
          </table:table-cell>
          <table:table-cell table:formula="of:=ABS(100*[.H51]/[.$G$3])" office:value-type="float" office:value="77.0108830172334" calcext:value-type="float">
            <text:p>77.01088301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.049" calcext:value-type="float">
            <text:p>60.049</text:p>
          </table:table-cell>
          <table:table-cell office:value-type="float" office:value="15.7042" calcext:value-type="float">
            <text:p>15.7042</text:p>
          </table:table-cell>
          <table:table-cell office:value-type="float" office:value="59.4425" calcext:value-type="float">
            <text:p>59.4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2]" office:value-type="float" office:value="199.1255" calcext:value-type="float">
            <text:p>199.1255</text:p>
          </table:table-cell>
          <table:table-cell table:formula="of:=ABS(100*[.H52]/[.$G$3])" office:value-type="float" office:value="77.0108830172334" calcext:value-type="float">
            <text:p>77.01088301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.353" calcext:value-type="float">
            <text:p>59.353</text:p>
          </table:table-cell>
          <table:table-cell office:value-type="float" office:value="15.9542" calcext:value-type="float">
            <text:p>15.9542</text:p>
          </table:table-cell>
          <table:table-cell office:value-type="float" office:value="60.085" calcext:value-type="float">
            <text:p>60.0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3]" office:value-type="float" office:value="198.483" calcext:value-type="float">
            <text:p>198.483</text:p>
          </table:table-cell>
          <table:table-cell table:formula="of:=ABS(100*[.H53]/[.$G$3])" office:value-type="float" office:value="76.762399059435" calcext:value-type="float">
            <text:p>76.76239905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.242" calcext:value-type="float">
            <text:p>57.242</text:p>
          </table:table-cell>
          <table:table-cell office:value-type="float" office:value="16.2042" calcext:value-type="float">
            <text:p>16.2042</text:p>
          </table:table-cell>
          <table:table-cell office:value-type="float" office:value="60.08" calcext:value-type="float">
            <text:p>60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4]" office:value-type="float" office:value="198.488" calcext:value-type="float">
            <text:p>198.488</text:p>
          </table:table-cell>
          <table:table-cell table:formula="of:=ABS(100*[.H54]/[.$G$3])" office:value-type="float" office:value="76.7643327867331" calcext:value-type="float">
            <text:p>76.76433278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.38" calcext:value-type="float">
            <text:p>73.38</text:p>
          </table:table-cell>
          <table:table-cell office:value-type="float" office:value="16.4792" calcext:value-type="float">
            <text:p>16.4792</text:p>
          </table:table-cell>
          <table:table-cell office:value-type="float" office:value="60.865" calcext:value-type="float">
            <text:p>60.8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5]" office:value-type="float" office:value="197.703" calcext:value-type="float">
            <text:p>197.703</text:p>
          </table:table-cell>
          <table:table-cell table:formula="of:=ABS(100*[.H55]/[.$G$3])" office:value-type="float" office:value="76.4607376009406" calcext:value-type="float">
            <text:p>76.46073760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6.225" calcext:value-type="float">
            <text:p>76.225</text:p>
          </table:table-cell>
          <table:table-cell office:value-type="float" office:value="16.7792" calcext:value-type="float">
            <text:p>16.7792</text:p>
          </table:table-cell>
          <table:table-cell office:value-type="float" office:value="60.865" calcext:value-type="float">
            <text:p>60.8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6]" office:value-type="float" office:value="197.703" calcext:value-type="float">
            <text:p>197.703</text:p>
          </table:table-cell>
          <table:table-cell table:formula="of:=ABS(100*[.H56]/[.$G$3])" office:value-type="float" office:value="76.4607376009406" calcext:value-type="float">
            <text:p>76.46073760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2.09" calcext:value-type="float">
            <text:p>62.09</text:p>
          </table:table-cell>
          <table:table-cell office:value-type="float" office:value="17.0542" calcext:value-type="float">
            <text:p>17.0542</text:p>
          </table:table-cell>
          <table:table-cell office:value-type="float" office:value="61.4125" calcext:value-type="float">
            <text:p>61.41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7]" office:value-type="float" office:value="197.1555" calcext:value-type="float">
            <text:p>197.1555</text:p>
          </table:table-cell>
          <table:table-cell table:formula="of:=ABS(100*[.H57]/[.$G$3])" office:value-type="float" office:value="76.248994461805" calcext:value-type="float">
            <text:p>76.24899446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5.713" calcext:value-type="float">
            <text:p>65.713</text:p>
          </table:table-cell>
          <table:table-cell office:value-type="float" office:value="17.3042" calcext:value-type="float">
            <text:p>17.3042</text:p>
          </table:table-cell>
          <table:table-cell office:value-type="float" office:value="61.41" calcext:value-type="float">
            <text:p>6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8]" office:value-type="float" office:value="197.158" calcext:value-type="float">
            <text:p>197.158</text:p>
          </table:table-cell>
          <table:table-cell table:formula="of:=ABS(100*[.H58]/[.$G$3])" office:value-type="float" office:value="76.249961325454" calcext:value-type="float">
            <text:p>76.24996132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.383" calcext:value-type="float">
            <text:p>74.383</text:p>
          </table:table-cell>
          <table:table-cell office:value-type="float" office:value="17.5542" calcext:value-type="float">
            <text:p>17.5542</text:p>
          </table:table-cell>
          <table:table-cell office:value-type="float" office:value="61.4075" calcext:value-type="float">
            <text:p>61.40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9]" office:value-type="float" office:value="197.1605" calcext:value-type="float">
            <text:p>197.1605</text:p>
          </table:table-cell>
          <table:table-cell table:formula="of:=ABS(100*[.H59]/[.$G$3])" office:value-type="float" office:value="76.2509281891031" calcext:value-type="float">
            <text:p>76.25092818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.976" calcext:value-type="float">
            <text:p>59.976</text:p>
          </table:table-cell>
          <table:table-cell office:value-type="float" office:value="17.8292" calcext:value-type="float">
            <text:p>17.8292</text:p>
          </table:table-cell>
          <table:table-cell office:value-type="float" office:value="62.2925" calcext:value-type="float">
            <text:p>62.29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0]" office:value-type="float" office:value="196.2755" calcext:value-type="float">
            <text:p>196.2755</text:p>
          </table:table-cell>
          <table:table-cell table:formula="of:=ABS(100*[.H60]/[.$G$3])" office:value-type="float" office:value="75.9086584573497" calcext:value-type="float">
            <text:p>75.90865845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6.465" calcext:value-type="float">
            <text:p>76.465</text:p>
          </table:table-cell>
          <table:table-cell office:value-type="float" office:value="17.9812" calcext:value-type="float">
            <text:p>17.9812</text:p>
          </table:table-cell>
          <table:table-cell office:value-type="float" office:value="62.2625" calcext:value-type="float">
            <text:p>62.2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1]" office:value-type="float" office:value="196.3055" calcext:value-type="float">
            <text:p>196.3055</text:p>
          </table:table-cell>
          <table:table-cell table:formula="of:=ABS(100*[.H61]/[.$G$3])" office:value-type="float" office:value="75.920260821138" calcext:value-type="float">
            <text:p>75.92026082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.637" calcext:value-type="float">
            <text:p>67.637</text:p>
          </table:table-cell>
          <table:table-cell office:value-type="float" office:value="18.2854" calcext:value-type="float">
            <text:p>18.2854</text:p>
          </table:table-cell>
          <table:table-cell office:value-type="float" office:value="62.765" calcext:value-type="float">
            <text:p>62.7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2]" office:value-type="float" office:value="195.803" calcext:value-type="float">
            <text:p>195.803</text:p>
          </table:table-cell>
          <table:table-cell table:formula="of:=ABS(100*[.H62]/[.$G$3])" office:value-type="float" office:value="75.7259212276848" calcext:value-type="float">
            <text:p>75.72592122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4.932" calcext:value-type="float">
            <text:p>64.932</text:p>
          </table:table-cell>
          <table:table-cell office:value-type="float" office:value="18.5354" calcext:value-type="float">
            <text:p>18.5354</text:p>
          </table:table-cell>
          <table:table-cell office:value-type="float" office:value="65.78" calcext:value-type="float">
            <text:p>65.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3]" office:value-type="float" office:value="192.788" calcext:value-type="float">
            <text:p>192.788</text:p>
          </table:table-cell>
          <table:table-cell table:formula="of:=ABS(100*[.H63]/[.$G$3])" office:value-type="float" office:value="74.5598836669658" calcext:value-type="float">
            <text:p>74.559883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.846" calcext:value-type="float">
            <text:p>65.846</text:p>
          </table:table-cell>
          <table:table-cell office:value-type="float" office:value="18.7854" calcext:value-type="float">
            <text:p>18.7854</text:p>
          </table:table-cell>
          <table:table-cell office:value-type="float" office:value="66.455" calcext:value-type="float">
            <text:p>66.4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4]" office:value-type="float" office:value="192.113" calcext:value-type="float">
            <text:p>192.113</text:p>
          </table:table-cell>
          <table:table-cell table:formula="of:=ABS(100*[.H64]/[.$G$3])" office:value-type="float" office:value="74.2988304817302" calcext:value-type="float">
            <text:p>74.29883048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.417" calcext:value-type="float">
            <text:p>64.417</text:p>
          </table:table-cell>
          <table:table-cell office:value-type="float" office:value="19.0604" calcext:value-type="float">
            <text:p>19.0604</text:p>
          </table:table-cell>
          <table:table-cell office:value-type="float" office:value="66.4525" calcext:value-type="float">
            <text:p>66.4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5]" office:value-type="float" office:value="192.1155" calcext:value-type="float">
            <text:p>192.1155</text:p>
          </table:table-cell>
          <table:table-cell table:formula="of:=ABS(100*[.H65]/[.$G$3])" office:value-type="float" office:value="74.2997973453792" calcext:value-type="float">
            <text:p>74.29979734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.748" calcext:value-type="float">
            <text:p>66.748</text:p>
          </table:table-cell>
          <table:table-cell office:value-type="float" office:value="19.3104" calcext:value-type="float">
            <text:p>19.3104</text:p>
          </table:table-cell>
          <table:table-cell office:value-type="float" office:value="67.075" calcext:value-type="float">
            <text:p>67.0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6]" office:value-type="float" office:value="191.493" calcext:value-type="float">
            <text:p>191.493</text:p>
          </table:table-cell>
          <table:table-cell table:formula="of:=ABS(100*[.H66]/[.$G$3])" office:value-type="float" office:value="74.059048296773" calcext:value-type="float">
            <text:p>74.05904829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8.122" calcext:value-type="float">
            <text:p>68.122</text:p>
          </table:table-cell>
          <table:table-cell office:value-type="float" office:value="19.5604" calcext:value-type="float">
            <text:p>19.5604</text:p>
          </table:table-cell>
          <table:table-cell office:value-type="float" office:value="69.6525" calcext:value-type="float">
            <text:p>69.6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7]" office:value-type="float" office:value="188.9155" calcext:value-type="float">
            <text:p>188.9155</text:p>
          </table:table-cell>
          <table:table-cell table:formula="of:=ABS(100*[.H67]/[.$G$3])" office:value-type="float" office:value="73.0622118746326" calcext:value-type="float">
            <text:p>73.06221187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.316" calcext:value-type="float">
            <text:p>69.316</text:p>
          </table:table-cell>
          <table:table-cell office:value-type="float" office:value="19.8104" calcext:value-type="float">
            <text:p>19.8104</text:p>
          </table:table-cell>
          <table:table-cell office:value-type="float" office:value="70.7275" calcext:value-type="float">
            <text:p>70.7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8]" office:value-type="float" office:value="187.8405" calcext:value-type="float">
            <text:p>187.8405</text:p>
          </table:table-cell>
          <table:table-cell table:formula="of:=ABS(100*[.H68]/[.$G$3])" office:value-type="float" office:value="72.6464605055537" calcext:value-type="float">
            <text:p>72.64646050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.918" calcext:value-type="float">
            <text:p>63.918</text:p>
          </table:table-cell>
          <table:table-cell office:value-type="float" office:value="20.0604" calcext:value-type="float">
            <text:p>20.0604</text:p>
          </table:table-cell>
          <table:table-cell office:value-type="float" office:value="72.1125" calcext:value-type="float">
            <text:p>72.11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9]" office:value-type="float" office:value="186.4555" calcext:value-type="float">
            <text:p>186.4555</text:p>
          </table:table-cell>
          <table:table-cell table:formula="of:=ABS(100*[.H69]/[.$G$3])" office:value-type="float" office:value="72.1108180439961" calcext:value-type="float">
            <text:p>72.1108180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1.824" calcext:value-type="float">
            <text:p>71.824</text:p>
          </table:table-cell>
          <table:table-cell office:value-type="float" office:value="20.4104" calcext:value-type="float">
            <text:p>20.4104</text:p>
          </table:table-cell>
          <table:table-cell office:value-type="float" office:value="72.9125" calcext:value-type="float">
            <text:p>72.91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0]" office:value-type="float" office:value="185.6555" calcext:value-type="float">
            <text:p>185.6555</text:p>
          </table:table-cell>
          <table:table-cell table:formula="of:=ABS(100*[.H70]/[.$G$3])" office:value-type="float" office:value="71.8014216763095" calcext:value-type="float">
            <text:p>71.801421676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6.989" calcext:value-type="float">
            <text:p>66.989</text:p>
          </table:table-cell>
          <table:table-cell office:value-type="float" office:value="20.6354" calcext:value-type="float">
            <text:p>20.6354</text:p>
          </table:table-cell>
          <table:table-cell office:value-type="float" office:value="72.6425" calcext:value-type="float">
            <text:p>72.6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1]" office:value-type="float" office:value="185.9255" calcext:value-type="float">
            <text:p>185.9255</text:p>
          </table:table-cell>
          <table:table-cell table:formula="of:=ABS(100*[.H71]/[.$G$3])" office:value-type="float" office:value="71.9058429504038" calcext:value-type="float">
            <text:p>71.90584295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.825" calcext:value-type="float">
            <text:p>64.825</text:p>
          </table:table-cell>
          <table:table-cell office:value-type="float" office:value="21.0354" calcext:value-type="float">
            <text:p>21.0354</text:p>
          </table:table-cell>
          <table:table-cell office:value-type="float" office:value="73.5325" calcext:value-type="float">
            <text:p>73.53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2]" office:value-type="float" office:value="185.0355" calcext:value-type="float">
            <text:p>185.0355</text:p>
          </table:table-cell>
          <table:table-cell table:formula="of:=ABS(100*[.H72]/[.$G$3])" office:value-type="float" office:value="71.5616394913524" calcext:value-type="float">
            <text:p>71.56163949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.481" calcext:value-type="float">
            <text:p>60.481</text:p>
          </table:table-cell>
          <table:table-cell office:value-type="float" office:value="21.3854" calcext:value-type="float">
            <text:p>21.3854</text:p>
          </table:table-cell>
          <table:table-cell office:value-type="float" office:value="74.655" calcext:value-type="float">
            <text:p>74.6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3]" office:value-type="float" office:value="183.913" calcext:value-type="float">
            <text:p>183.913</text:p>
          </table:table-cell>
          <table:table-cell table:formula="of:=ABS(100*[.H73]/[.$G$3])" office:value-type="float" office:value="71.1275177129421" calcext:value-type="float">
            <text:p>71.12751771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.583" calcext:value-type="float">
            <text:p>67.583</text:p>
          </table:table-cell>
          <table:table-cell office:value-type="float" office:value="21.757" calcext:value-type="float">
            <text:p>21.757</text:p>
          </table:table-cell>
          <table:table-cell office:value-type="float" office:value="75.73" calcext:value-type="float">
            <text:p>75.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4]" office:value-type="float" office:value="182.838" calcext:value-type="float">
            <text:p>182.838</text:p>
          </table:table-cell>
          <table:table-cell table:formula="of:=ABS(100*[.H74]/[.$G$3])" office:value-type="float" office:value="70.7117663438631" calcext:value-type="float">
            <text:p>70.71176634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5.605" calcext:value-type="float">
            <text:p>65.605</text:p>
          </table:table-cell>
          <table:table-cell office:value-type="float" office:value="22.0612" calcext:value-type="float">
            <text:p>22.0612</text:p>
          </table:table-cell>
          <table:table-cell office:value-type="float" office:value="75.4" calcext:value-type="float">
            <text:p>75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5]" office:value-type="float" office:value="183.168" calcext:value-type="float">
            <text:p>183.168</text:p>
          </table:table-cell>
          <table:table-cell table:formula="of:=ABS(100*[.H75]/[.$G$3])" office:value-type="float" office:value="70.8393923455339" calcext:value-type="float">
            <text:p>70.83939234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1.658" calcext:value-type="float">
            <text:p>61.658</text:p>
          </table:table-cell>
          <table:table-cell office:value-type="float" office:value="22.4112" calcext:value-type="float">
            <text:p>22.4112</text:p>
          </table:table-cell>
          <table:table-cell office:value-type="float" office:value="75.92" calcext:value-type="float">
            <text:p>75.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6]" office:value-type="float" office:value="182.648" calcext:value-type="float">
            <text:p>182.648</text:p>
          </table:table-cell>
          <table:table-cell table:formula="of:=ABS(100*[.H76]/[.$G$3])" office:value-type="float" office:value="70.6382847065375" calcext:value-type="float">
            <text:p>70.63828470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.121" calcext:value-type="float">
            <text:p>77.121</text:p>
          </table:table-cell>
          <table:table-cell office:value-type="float" office:value="22.6722" calcext:value-type="float">
            <text:p>22.6722</text:p>
          </table:table-cell>
          <table:table-cell office:value-type="float" office:value="76.33" calcext:value-type="float">
            <text:p>76.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7]" office:value-type="float" office:value="182.238" calcext:value-type="float">
            <text:p>182.238</text:p>
          </table:table-cell>
          <table:table-cell table:formula="of:=ABS(100*[.H77]/[.$G$3])" office:value-type="float" office:value="70.4797190680982" calcext:value-type="float">
            <text:p>70.47971906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.752" calcext:value-type="float">
            <text:p>64.752</text:p>
          </table:table-cell>
          <table:table-cell office:value-type="float" office:value="23.0222" calcext:value-type="float">
            <text:p>23.0222</text:p>
          </table:table-cell>
          <table:table-cell office:value-type="float" office:value="76.65" calcext:value-type="float">
            <text:p>76.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8]" office:value-type="float" office:value="181.918" calcext:value-type="float">
            <text:p>181.918</text:p>
          </table:table-cell>
          <table:table-cell table:formula="of:=ABS(100*[.H78]/[.$G$3])" office:value-type="float" office:value="70.3559605210235" calcext:value-type="float">
            <text:p>70.3559605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.022" calcext:value-type="float">
            <text:p>63.022</text:p>
          </table:table-cell>
          <table:table-cell office:value-type="float" office:value="23.3722" calcext:value-type="float">
            <text:p>23.3722</text:p>
          </table:table-cell>
          <table:table-cell office:value-type="float" office:value="77.4475" calcext:value-type="float">
            <text:p>77.44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9]" office:value-type="float" office:value="181.1205" calcext:value-type="float">
            <text:p>181.1205</text:p>
          </table:table-cell>
          <table:table-cell table:formula="of:=ABS(100*[.H79]/[.$G$3])" office:value-type="float" office:value="70.0475310169859" calcext:value-type="float">
            <text:p>70.0475310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.478" calcext:value-type="float">
            <text:p>67.478</text:p>
          </table:table-cell>
          <table:table-cell office:value-type="float" office:value="23.7792" calcext:value-type="float">
            <text:p>23.7792</text:p>
          </table:table-cell>
          <table:table-cell office:value-type="float" office:value="77.4475" calcext:value-type="float">
            <text:p>77.44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0]" office:value-type="float" office:value="181.1205" calcext:value-type="float">
            <text:p>181.1205</text:p>
          </table:table-cell>
          <table:table-cell table:formula="of:=ABS(100*[.H80]/[.$G$3])" office:value-type="float" office:value="70.0475310169859" calcext:value-type="float">
            <text:p>70.0475310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7.93" calcext:value-type="float">
            <text:p>87.93</text:p>
          </table:table-cell>
          <table:table-cell office:value-type="float" office:value="24.3492" calcext:value-type="float">
            <text:p>24.3492</text:p>
          </table:table-cell>
          <table:table-cell office:value-type="float" office:value="80.6425" calcext:value-type="float">
            <text:p>80.6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1]" office:value-type="float" office:value="177.9255" calcext:value-type="float">
            <text:p>177.9255</text:p>
          </table:table-cell>
          <table:table-cell table:formula="of:=ABS(100*[.H81]/[.$G$3])" office:value-type="float" office:value="68.8118792735373" calcext:value-type="float">
            <text:p>68.81187927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.804" calcext:value-type="float">
            <text:p>65.804</text:p>
          </table:table-cell>
          <table:table-cell office:value-type="float" office:value="24.7317" calcext:value-type="float">
            <text:p>24.7317</text:p>
          </table:table-cell>
          <table:table-cell office:value-type="float" office:value="81.94" calcext:value-type="float">
            <text:p>81.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2]" office:value-type="float" office:value="176.628" calcext:value-type="float">
            <text:p>176.628</text:p>
          </table:table-cell>
          <table:table-cell table:formula="of:=ABS(100*[.H82]/[.$G$3])" office:value-type="float" office:value="68.3100770396956" calcext:value-type="float">
            <text:p>68.31007703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0.159" calcext:value-type="float">
            <text:p>70.159</text:p>
          </table:table-cell>
          <table:table-cell office:value-type="float" office:value="25.0368" calcext:value-type="float">
            <text:p>25.0368</text:p>
          </table:table-cell>
          <table:table-cell office:value-type="float" office:value="81.905" calcext:value-type="float">
            <text:p>81.9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3]" office:value-type="float" office:value="176.663" calcext:value-type="float">
            <text:p>176.663</text:p>
          </table:table-cell>
          <table:table-cell table:formula="of:=ABS(100*[.H83]/[.$G$3])" office:value-type="float" office:value="68.3236131307819" calcext:value-type="float">
            <text:p>68.32361313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0.548" calcext:value-type="float">
            <text:p>80.548</text:p>
          </table:table-cell>
          <table:table-cell office:value-type="float" office:value="25.4091" calcext:value-type="float">
            <text:p>25.4091</text:p>
          </table:table-cell>
          <table:table-cell office:value-type="float" office:value="82.41" calcext:value-type="float">
            <text:p>82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4]" office:value-type="float" office:value="176.158" calcext:value-type="float">
            <text:p>176.158</text:p>
          </table:table-cell>
          <table:table-cell table:formula="of:=ABS(100*[.H84]/[.$G$3])" office:value-type="float" office:value="68.1283066736796" calcext:value-type="float">
            <text:p>68.12830667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2.775" calcext:value-type="float">
            <text:p>72.775</text:p>
          </table:table-cell>
          <table:table-cell office:value-type="float" office:value="25.5549" calcext:value-type="float">
            <text:p>25.5549</text:p>
          </table:table-cell>
          <table:table-cell office:value-type="float" office:value="82.3825" calcext:value-type="float">
            <text:p>82.38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5]" office:value-type="float" office:value="176.1855" calcext:value-type="float">
            <text:p>176.1855</text:p>
          </table:table-cell>
          <table:table-cell table:formula="of:=ABS(100*[.H85]/[.$G$3])" office:value-type="float" office:value="68.1389421738189" calcext:value-type="float">
            <text:p>68.13894217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.936" calcext:value-type="float">
            <text:p>65.936</text:p>
          </table:table-cell>
          <table:table-cell office:value-type="float" office:value="25.8159" calcext:value-type="float">
            <text:p>25.8159</text:p>
          </table:table-cell>
          <table:table-cell office:value-type="float" office:value="82.65" calcext:value-type="float">
            <text:p>82.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6]" office:value-type="float" office:value="175.918" calcext:value-type="float">
            <text:p>175.918</text:p>
          </table:table-cell>
          <table:table-cell table:formula="of:=ABS(100*[.H86]/[.$G$3])" office:value-type="float" office:value="68.0354877633737" calcext:value-type="float">
            <text:p>68.03548776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8.607" calcext:value-type="float">
            <text:p>78.607</text:p>
          </table:table-cell>
          <table:table-cell office:value-type="float" office:value="26.1159" calcext:value-type="float">
            <text:p>26.1159</text:p>
          </table:table-cell>
          <table:table-cell office:value-type="float" office:value="82.325" calcext:value-type="float">
            <text:p>82.3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7]" office:value-type="float" office:value="176.243" calcext:value-type="float">
            <text:p>176.243</text:p>
          </table:table-cell>
          <table:table-cell table:formula="of:=ABS(100*[.H87]/[.$G$3])" office:value-type="float" office:value="68.1611800377464" calcext:value-type="float">
            <text:p>68.16118003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2.881" calcext:value-type="float">
            <text:p>82.881</text:p>
          </table:table-cell>
          <table:table-cell office:value-type="float" office:value="26.3909" calcext:value-type="float">
            <text:p>26.3909</text:p>
          </table:table-cell>
          <table:table-cell office:value-type="float" office:value="82.275" calcext:value-type="float">
            <text:p>82.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8]" office:value-type="float" office:value="176.293" calcext:value-type="float">
            <text:p>176.293</text:p>
          </table:table-cell>
          <table:table-cell table:formula="of:=ABS(100*[.H88]/[.$G$3])" office:value-type="float" office:value="68.1805173107268" calcext:value-type="float">
            <text:p>68.18051731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1.962" calcext:value-type="float">
            <text:p>81.962</text:p>
          </table:table-cell>
          <table:table-cell office:value-type="float" office:value="26.6519" calcext:value-type="float">
            <text:p>26.6519</text:p>
          </table:table-cell>
          <table:table-cell office:value-type="float" office:value="82.15" calcext:value-type="float">
            <text:p>82.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9]" office:value-type="float" office:value="176.418" calcext:value-type="float">
            <text:p>176.418</text:p>
          </table:table-cell>
          <table:table-cell table:formula="of:=ABS(100*[.H89]/[.$G$3])" office:value-type="float" office:value="68.2288604931778" calcext:value-type="float">
            <text:p>68.22886049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7.5" calcext:value-type="float">
            <text:p>77.5</text:p>
          </table:table-cell>
          <table:table-cell office:value-type="float" office:value="26.9269" calcext:value-type="float">
            <text:p>26.9269</text:p>
          </table:table-cell>
          <table:table-cell office:value-type="float" office:value="88.925" calcext:value-type="float">
            <text:p>88.9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0]" office:value-type="float" office:value="169.643" calcext:value-type="float">
            <text:p>169.643</text:p>
          </table:table-cell>
          <table:table-cell table:formula="of:=ABS(100*[.H90]/[.$G$3])" office:value-type="float" office:value="65.6086600043315" calcext:value-type="float">
            <text:p>65.60866000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2.068" calcext:value-type="float">
            <text:p>72.068</text:p>
          </table:table-cell>
          <table:table-cell office:value-type="float" office:value="27.1879" calcext:value-type="float">
            <text:p>27.1879</text:p>
          </table:table-cell>
          <table:table-cell office:value-type="float" office:value="91.8325" calcext:value-type="float">
            <text:p>91.83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1]" office:value-type="float" office:value="166.7355" calcext:value-type="float">
            <text:p>166.7355</text:p>
          </table:table-cell>
          <table:table-cell table:formula="of:=ABS(100*[.H91]/[.$G$3])" office:value-type="float" office:value="64.4841975805204" calcext:value-type="float">
            <text:p>64.48419758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6.301" calcext:value-type="float">
            <text:p>76.301</text:p>
          </table:table-cell>
          <table:table-cell office:value-type="float" office:value="27.4379" calcext:value-type="float">
            <text:p>27.4379</text:p>
          </table:table-cell>
          <table:table-cell office:value-type="float" office:value="94.715" calcext:value-type="float">
            <text:p>94.7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2]" office:value-type="float" office:value="163.853" calcext:value-type="float">
            <text:p>163.853</text:p>
          </table:table-cell>
          <table:table-cell table:formula="of:=ABS(100*[.H92]/[.$G$3])" office:value-type="float" office:value="63.3694037931995" calcext:value-type="float">
            <text:p>63.36940379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.584" calcext:value-type="float">
            <text:p>73.584</text:p>
          </table:table-cell>
          <table:table-cell office:value-type="float" office:value="27.6879" calcext:value-type="float">
            <text:p>27.6879</text:p>
          </table:table-cell>
          <table:table-cell office:value-type="float" office:value="97.225" calcext:value-type="float">
            <text:p>97.2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3]" office:value-type="float" office:value="161.343" calcext:value-type="float">
            <text:p>161.343</text:p>
          </table:table-cell>
          <table:table-cell table:formula="of:=ABS(100*[.H93]/[.$G$3])" office:value-type="float" office:value="62.3986726895826" calcext:value-type="float">
            <text:p>62.39867268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.586" calcext:value-type="float">
            <text:p>73.586</text:p>
          </table:table-cell>
          <table:table-cell office:value-type="float" office:value="27.9379" calcext:value-type="float">
            <text:p>27.9379</text:p>
          </table:table-cell>
          <table:table-cell office:value-type="float" office:value="98.095" calcext:value-type="float">
            <text:p>98.0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4]" office:value-type="float" office:value="160.473" calcext:value-type="float">
            <text:p>160.473</text:p>
          </table:table-cell>
          <table:table-cell table:formula="of:=ABS(100*[.H94]/[.$G$3])" office:value-type="float" office:value="62.0622041397234" calcext:value-type="float">
            <text:p>62.06220413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5.5" calcext:value-type="float">
            <text:p>75.5</text:p>
          </table:table-cell>
          <table:table-cell office:value-type="float" office:value="28.1879" calcext:value-type="float">
            <text:p>28.1879</text:p>
          </table:table-cell>
          <table:table-cell office:value-type="float" office:value="98.1425" calcext:value-type="float">
            <text:p>98.1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5]" office:value-type="float" office:value="160.4255" calcext:value-type="float">
            <text:p>160.4255</text:p>
          </table:table-cell>
          <table:table-cell table:formula="of:=ABS(100*[.H95]/[.$G$3])" office:value-type="float" office:value="62.043833730392" calcext:value-type="float">
            <text:p>62.043833730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5.312" calcext:value-type="float">
            <text:p>75.312</text:p>
          </table:table-cell>
          <table:table-cell office:value-type="float" office:value="28.4379" calcext:value-type="float">
            <text:p>28.4379</text:p>
          </table:table-cell>
          <table:table-cell office:value-type="float" office:value="98.9525" calcext:value-type="float">
            <text:p>98.9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6]" office:value-type="float" office:value="159.6155" calcext:value-type="float">
            <text:p>159.6155</text:p>
          </table:table-cell>
          <table:table-cell table:formula="of:=ABS(100*[.H96]/[.$G$3])" office:value-type="float" office:value="61.7305699081093" calcext:value-type="float">
            <text:p>61.73056990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9.429" calcext:value-type="float">
            <text:p>79.429</text:p>
          </table:table-cell>
          <table:table-cell office:value-type="float" office:value="28.6879" calcext:value-type="float">
            <text:p>28.6879</text:p>
          </table:table-cell>
          <table:table-cell office:value-type="float" office:value="98.715" calcext:value-type="float">
            <text:p>98.7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7]" office:value-type="float" office:value="159.853" calcext:value-type="float">
            <text:p>159.853</text:p>
          </table:table-cell>
          <table:table-cell table:formula="of:=ABS(100*[.H97]/[.$G$3])" office:value-type="float" office:value="61.8224219547663" calcext:value-type="float">
            <text:p>61.82242195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2.115" calcext:value-type="float">
            <text:p>82.115</text:p>
          </table:table-cell>
          <table:table-cell office:value-type="float" office:value="28.9392" calcext:value-type="float">
            <text:p>28.9392</text:p>
          </table:table-cell>
          <table:table-cell office:value-type="float" office:value="99.3075" calcext:value-type="float">
            <text:p>99.30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8]" office:value-type="float" office:value="159.2605" calcext:value-type="float">
            <text:p>159.2605</text:p>
          </table:table-cell>
          <table:table-cell table:formula="of:=ABS(100*[.H98]/[.$G$3])" office:value-type="float" office:value="61.5932752699483" calcext:value-type="float">
            <text:p>61.59327526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0.599" calcext:value-type="float">
            <text:p>80.599</text:p>
          </table:table-cell>
          <table:table-cell office:value-type="float" office:value="29.1892" calcext:value-type="float">
            <text:p>29.1892</text:p>
          </table:table-cell>
          <table:table-cell office:value-type="float" office:value="99.44" calcext:value-type="float">
            <text:p>99.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9]" office:value-type="float" office:value="159.128" calcext:value-type="float">
            <text:p>159.128</text:p>
          </table:table-cell>
          <table:table-cell table:formula="of:=ABS(100*[.H99]/[.$G$3])" office:value-type="float" office:value="61.5420314965502" calcext:value-type="float">
            <text:p>61.54203149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9.59" calcext:value-type="float">
            <text:p>79.59</text:p>
          </table:table-cell>
          <table:table-cell office:value-type="float" office:value="29.4392" calcext:value-type="float">
            <text:p>29.4392</text:p>
          </table:table-cell>
          <table:table-cell office:value-type="float" office:value="99.12" calcext:value-type="float">
            <text:p>99.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0]" office:value-type="float" office:value="159.448" calcext:value-type="float">
            <text:p>159.448</text:p>
          </table:table-cell>
          <table:table-cell table:formula="of:=ABS(100*[.H100]/[.$G$3])" office:value-type="float" office:value="61.6657900436249" calcext:value-type="float">
            <text:p>61.66579004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3.664" calcext:value-type="float">
            <text:p>83.664</text:p>
          </table:table-cell>
          <table:table-cell office:value-type="float" office:value="29.4892" calcext:value-type="float">
            <text:p>29.4892</text:p>
          </table:table-cell>
          <table:table-cell office:value-type="float" office:value="100.163" calcext:value-type="float">
            <text:p>100.1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1]" office:value-type="float" office:value="158.405" calcext:value-type="float">
            <text:p>158.405</text:p>
          </table:table-cell>
          <table:table-cell table:formula="of:=ABS(100*[.H101]/[.$G$3])" office:value-type="float" office:value="61.2624145292534" calcext:value-type="float">
            <text:p>61.26241452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.871" calcext:value-type="float">
            <text:p>80.871</text:p>
          </table:table-cell>
          <table:table-cell office:value-type="float" office:value="29.6142" calcext:value-type="float">
            <text:p>29.6142</text:p>
          </table:table-cell>
          <table:table-cell office:value-type="float" office:value="100.5" calcext:value-type="float">
            <text:p>10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2]" office:value-type="float" office:value="158.068" calcext:value-type="float">
            <text:p>158.068</text:p>
          </table:table-cell>
          <table:table-cell table:formula="of:=ABS(100*[.H102]/[.$G$3])" office:value-type="float" office:value="61.1320813093654" calcext:value-type="float">
            <text:p>61.132081309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1.101" calcext:value-type="float">
            <text:p>81.101</text:p>
          </table:table-cell>
          <table:table-cell office:value-type="float" office:value="29.8992" calcext:value-type="float">
            <text:p>29.8992</text:p>
          </table:table-cell>
          <table:table-cell office:value-type="float" office:value="99.615" calcext:value-type="float">
            <text:p>99.6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3]" office:value-type="float" office:value="158.953" calcext:value-type="float">
            <text:p>158.953</text:p>
          </table:table-cell>
          <table:table-cell table:formula="of:=ABS(100*[.H103]/[.$G$3])" office:value-type="float" office:value="61.4743510411188" calcext:value-type="float">
            <text:p>61.47435104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0.789" calcext:value-type="float">
            <text:p>80.789</text:p>
          </table:table-cell>
          <table:table-cell office:value-type="float" office:value="30.2492" calcext:value-type="float">
            <text:p>30.2492</text:p>
          </table:table-cell>
          <table:table-cell office:value-type="float" office:value="98.8775" calcext:value-type="float">
            <text:p>98.8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4]" office:value-type="float" office:value="159.6905" calcext:value-type="float">
            <text:p>159.6905</text:p>
          </table:table-cell>
          <table:table-cell table:formula="of:=ABS(100*[.H104]/[.$G$3])" office:value-type="float" office:value="61.7595758175799" calcext:value-type="float">
            <text:p>61.759575817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0.217" calcext:value-type="float">
            <text:p>90.217</text:p>
          </table:table-cell>
          <table:table-cell office:value-type="float" office:value="30.73" calcext:value-type="float">
            <text:p>30.73</text:p>
          </table:table-cell>
          <table:table-cell office:value-type="float" office:value="100.283" calcext:value-type="float">
            <text:p>100.2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5]" office:value-type="float" office:value="158.285" calcext:value-type="float">
            <text:p>158.285</text:p>
          </table:table-cell>
          <table:table-cell table:formula="of:=ABS(100*[.H105]/[.$G$3])" office:value-type="float" office:value="61.2160050741004" calcext:value-type="float">
            <text:p>61.216005074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1.789" calcext:value-type="float">
            <text:p>81.789</text:p>
          </table:table-cell>
          <table:table-cell office:value-type="float" office:value="31.119" calcext:value-type="float">
            <text:p>31.119</text:p>
          </table:table-cell>
          <table:table-cell office:value-type="float" office:value="101.033" calcext:value-type="float">
            <text:p>101.0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6]" office:value-type="float" office:value="157.535" calcext:value-type="float">
            <text:p>157.535</text:p>
          </table:table-cell>
          <table:table-cell table:formula="of:=ABS(100*[.H106]/[.$G$3])" office:value-type="float" office:value="60.9259459793942" calcext:value-type="float">
            <text:p>60.925945979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8.669" calcext:value-type="float">
            <text:p>88.669</text:p>
          </table:table-cell>
          <table:table-cell office:value-type="float" office:value="31.5259" calcext:value-type="float">
            <text:p>31.5259</text:p>
          </table:table-cell>
          <table:table-cell office:value-type="float" office:value="101.03" calcext:value-type="float">
            <text:p>101.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7]" office:value-type="float" office:value="157.538" calcext:value-type="float">
            <text:p>157.538</text:p>
          </table:table-cell>
          <table:table-cell table:formula="of:=ABS(100*[.H107]/[.$G$3])" office:value-type="float" office:value="60.927106215773" calcext:value-type="float">
            <text:p>60.927106215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2.994" calcext:value-type="float">
            <text:p>82.994</text:p>
          </table:table-cell>
          <table:table-cell office:value-type="float" office:value="31.7509" calcext:value-type="float">
            <text:p>31.7509</text:p>
          </table:table-cell>
          <table:table-cell office:value-type="float" office:value="101.033" calcext:value-type="float">
            <text:p>101.0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8]" office:value-type="float" office:value="157.535" calcext:value-type="float">
            <text:p>157.535</text:p>
          </table:table-cell>
          <table:table-cell table:formula="of:=ABS(100*[.H108]/[.$G$3])" office:value-type="float" office:value="60.9259459793942" calcext:value-type="float">
            <text:p>60.925945979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3.935" calcext:value-type="float">
            <text:p>113.935</text:p>
          </table:table-cell>
          <table:table-cell office:value-type="float" office:value="31.7509" calcext:value-type="float">
            <text:p>31.7509</text:p>
          </table:table-cell>
          <table:table-cell office:value-type="float" office:value="102.025" calcext:value-type="float">
            <text:p>102.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9]" office:value-type="float" office:value="156.543" calcext:value-type="float">
            <text:p>156.543</text:p>
          </table:table-cell>
          <table:table-cell table:formula="of:=ABS(100*[.H109]/[.$G$3])" office:value-type="float" office:value="60.5422944834628" calcext:value-type="float">
            <text:p>60.54229448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1.989" calcext:value-type="float">
            <text:p>81.989</text:p>
          </table:table-cell>
          <table:table-cell office:value-type="float" office:value="32.4142" calcext:value-type="float">
            <text:p>32.4142</text:p>
          </table:table-cell>
          <table:table-cell office:value-type="float" office:value="102.025" calcext:value-type="float">
            <text:p>102.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0]" office:value-type="float" office:value="156.543" calcext:value-type="float">
            <text:p>156.543</text:p>
          </table:table-cell>
          <table:table-cell table:formula="of:=ABS(100*[.H110]/[.$G$3])" office:value-type="float" office:value="60.5422944834628" calcext:value-type="float">
            <text:p>60.54229448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8.672" calcext:value-type="float">
            <text:p>78.672</text:p>
          </table:table-cell>
          <table:table-cell office:value-type="float" office:value="32.6846" calcext:value-type="float">
            <text:p>32.6846</text:p>
          </table:table-cell>
          <table:table-cell office:value-type="float" office:value="102.733" calcext:value-type="float">
            <text:p>102.7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1]" office:value-type="float" office:value="155.835" calcext:value-type="float">
            <text:p>155.835</text:p>
          </table:table-cell>
          <table:table-cell table:formula="of:=ABS(100*[.H111]/[.$G$3])" office:value-type="float" office:value="60.2684786980601" calcext:value-type="float">
            <text:p>60.26847869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0.764" calcext:value-type="float">
            <text:p>80.764</text:p>
          </table:table-cell>
          <table:table-cell office:value-type="float" office:value="33.0346" calcext:value-type="float">
            <text:p>33.0346</text:p>
          </table:table-cell>
          <table:table-cell office:value-type="float" office:value="103.523" calcext:value-type="float">
            <text:p>103.5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2]" office:value-type="float" office:value="155.045" calcext:value-type="float">
            <text:p>155.045</text:p>
          </table:table-cell>
          <table:table-cell table:formula="of:=ABS(100*[.H112]/[.$G$3])" office:value-type="float" office:value="59.9629497849695" calcext:value-type="float">
            <text:p>59.9629497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5.858" calcext:value-type="float">
            <text:p>85.858</text:p>
          </table:table-cell>
          <table:table-cell office:value-type="float" office:value="33.3846" calcext:value-type="float">
            <text:p>33.3846</text:p>
          </table:table-cell>
          <table:table-cell office:value-type="float" office:value="104.348" calcext:value-type="float">
            <text:p>104.3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3]" office:value-type="float" office:value="154.22" calcext:value-type="float">
            <text:p>154.22</text:p>
          </table:table-cell>
          <table:table-cell table:formula="of:=ABS(100*[.H113]/[.$G$3])" office:value-type="float" office:value="59.6438847807927" calcext:value-type="float">
            <text:p>59.64388478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.824" calcext:value-type="float">
            <text:p>113.824</text:p>
          </table:table-cell>
          <table:table-cell office:value-type="float" office:value="33.7346" calcext:value-type="float">
            <text:p>33.7346</text:p>
          </table:table-cell>
          <table:table-cell office:value-type="float" office:value="105.195" calcext:value-type="float">
            <text:p>105.1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4]" office:value-type="float" office:value="153.373" calcext:value-type="float">
            <text:p>153.373</text:p>
          </table:table-cell>
          <table:table-cell table:formula="of:=ABS(100*[.H114]/[.$G$3])" office:value-type="float" office:value="59.3163113765044" calcext:value-type="float">
            <text:p>59.316311376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0.394" calcext:value-type="float">
            <text:p>90.394</text:p>
          </table:table-cell>
          <table:table-cell office:value-type="float" office:value="34.0846" calcext:value-type="float">
            <text:p>34.0846</text:p>
          </table:table-cell>
          <table:table-cell office:value-type="float" office:value="106.208" calcext:value-type="float">
            <text:p>106.2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5]" office:value-type="float" office:value="152.36" calcext:value-type="float">
            <text:p>152.36</text:p>
          </table:table-cell>
          <table:table-cell table:formula="of:=ABS(100*[.H115]/[.$G$3])" office:value-type="float" office:value="58.9245382259212" calcext:value-type="float">
            <text:p>58.924538225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2.557" calcext:value-type="float">
            <text:p>82.557</text:p>
          </table:table-cell>
          <table:table-cell office:value-type="float" office:value="34.4346" calcext:value-type="float">
            <text:p>34.4346</text:p>
          </table:table-cell>
          <table:table-cell office:value-type="float" office:value="111.28" calcext:value-type="float">
            <text:p>111.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6]" office:value-type="float" office:value="147.288" calcext:value-type="float">
            <text:p>147.288</text:p>
          </table:table-cell>
          <table:table-cell table:formula="of:=ABS(100*[.H116]/[.$G$3])" office:value-type="float" office:value="56.9629652547879" calcext:value-type="float">
            <text:p>56.96296525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9.689" calcext:value-type="float">
            <text:p>89.689</text:p>
          </table:table-cell>
          <table:table-cell office:value-type="float" office:value="34.7846" calcext:value-type="float">
            <text:p>34.7846</text:p>
          </table:table-cell>
          <table:table-cell office:value-type="float" office:value="114.335" calcext:value-type="float">
            <text:p>114.3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7]" office:value-type="float" office:value="144.233" calcext:value-type="float">
            <text:p>144.233</text:p>
          </table:table-cell>
          <table:table-cell table:formula="of:=ABS(100*[.H117]/[.$G$3])" office:value-type="float" office:value="55.7814578756845" calcext:value-type="float">
            <text:p>55.781457875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2.654" calcext:value-type="float">
            <text:p>82.654</text:p>
          </table:table-cell>
          <table:table-cell office:value-type="float" office:value="35.1425" calcext:value-type="float">
            <text:p>35.142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8]" office:value-type="float" office:value="143.568" calcext:value-type="float">
            <text:p>143.568</text:p>
          </table:table-cell>
          <table:table-cell table:formula="of:=ABS(100*[.H118]/[.$G$3])" office:value-type="float" office:value="55.524272145045" calcext:value-type="float">
            <text:p>55.52427214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6.655" calcext:value-type="float">
            <text:p>96.655</text:p>
          </table:table-cell>
          <table:table-cell office:value-type="float" office:value="35.4588" calcext:value-type="float">
            <text:p>35.4588</text:p>
          </table:table-cell>
          <table:table-cell office:value-type="float" office:value="115.07" calcext:value-type="float">
            <text:p>115.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9]" office:value-type="float" office:value="143.498" calcext:value-type="float">
            <text:p>143.498</text:p>
          </table:table-cell>
          <table:table-cell table:formula="of:=ABS(100*[.H119]/[.$G$3])" office:value-type="float" office:value="55.4971999628724" calcext:value-type="float">
            <text:p>55.497199962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8.638" calcext:value-type="float">
            <text:p>98.638</text:p>
          </table:table-cell>
          <table:table-cell office:value-type="float" office:value="35.7629" calcext:value-type="float">
            <text:p>35.7629</text:p>
          </table:table-cell>
          <table:table-cell office:value-type="float" office:value="116.993" calcext:value-type="float">
            <text:p>116.9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0]" office:value-type="float" office:value="141.575" calcext:value-type="float">
            <text:p>141.575</text:p>
          </table:table-cell>
          <table:table-cell table:formula="of:=ABS(100*[.H120]/[.$G$3])" office:value-type="float" office:value="54.7534884440457" calcext:value-type="float">
            <text:p>54.75348844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3.612" calcext:value-type="float">
            <text:p>93.612</text:p>
          </table:table-cell>
          <table:table-cell office:value-type="float" office:value="36.1129" calcext:value-type="float">
            <text:p>36.1129</text:p>
          </table:table-cell>
          <table:table-cell office:value-type="float" office:value="117.058" calcext:value-type="float">
            <text:p>117.0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1]" office:value-type="float" office:value="141.51" calcext:value-type="float">
            <text:p>141.51</text:p>
          </table:table-cell>
          <table:table-cell table:formula="of:=ABS(100*[.H121]/[.$G$3])" office:value-type="float" office:value="54.7283499891711" calcext:value-type="float">
            <text:p>54.72834998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.706" calcext:value-type="float">
            <text:p>92.706</text:p>
          </table:table-cell>
          <table:table-cell office:value-type="float" office:value="36.4629" calcext:value-type="float">
            <text:p>36.4629</text:p>
          </table:table-cell>
          <table:table-cell office:value-type="float" office:value="119.098" calcext:value-type="float">
            <text:p>119.0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2]" office:value-type="float" office:value="139.47" calcext:value-type="float">
            <text:p>139.47</text:p>
          </table:table-cell>
          <table:table-cell table:formula="of:=ABS(100*[.H122]/[.$G$3])" office:value-type="float" office:value="53.9393892515702" calcext:value-type="float">
            <text:p>53.93938925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0.112" calcext:value-type="float">
            <text:p>90.112</text:p>
          </table:table-cell>
          <table:table-cell office:value-type="float" office:value="36.8129" calcext:value-type="float">
            <text:p>36.8129</text:p>
          </table:table-cell>
          <table:table-cell office:value-type="float" office:value="119.388" calcext:value-type="float">
            <text:p>119.3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3]" office:value-type="float" office:value="139.18" calcext:value-type="float">
            <text:p>139.18</text:p>
          </table:table-cell>
          <table:table-cell table:formula="of:=ABS(100*[.H123]/[.$G$3])" office:value-type="float" office:value="53.8272330682838" calcext:value-type="float">
            <text:p>53.827233068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.179" calcext:value-type="float">
            <text:p>92.179</text:p>
          </table:table-cell>
          <table:table-cell office:value-type="float" office:value="37.1629" calcext:value-type="float">
            <text:p>37.1629</text:p>
          </table:table-cell>
          <table:table-cell office:value-type="float" office:value="122.005" calcext:value-type="float">
            <text:p>122.0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4]" office:value-type="float" office:value="136.563" calcext:value-type="float">
            <text:p>136.563</text:p>
          </table:table-cell>
          <table:table-cell table:formula="of:=ABS(100*[.H124]/[.$G$3])" office:value-type="float" office:value="52.8151202004888" calcext:value-type="float">
            <text:p>52.815120200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1.743" calcext:value-type="float">
            <text:p>121.743</text:p>
          </table:table-cell>
          <table:table-cell office:value-type="float" office:value="37.5379" calcext:value-type="float">
            <text:p>37.5379</text:p>
          </table:table-cell>
          <table:table-cell office:value-type="float" office:value="122.275" calcext:value-type="float">
            <text:p>122.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5]" office:value-type="float" office:value="136.293" calcext:value-type="float">
            <text:p>136.293</text:p>
          </table:table-cell>
          <table:table-cell table:formula="of:=ABS(100*[.H125]/[.$G$3])" office:value-type="float" office:value="52.7106989263946" calcext:value-type="float">
            <text:p>52.710698926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2.408" calcext:value-type="float">
            <text:p>112.408</text:p>
          </table:table-cell>
          <table:table-cell office:value-type="float" office:value="37.8879" calcext:value-type="float">
            <text:p>37.8879</text:p>
          </table:table-cell>
          <table:table-cell office:value-type="float" office:value="123.66" calcext:value-type="float">
            <text:p>123.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6]" office:value-type="float" office:value="134.908" calcext:value-type="float">
            <text:p>134.908</text:p>
          </table:table-cell>
          <table:table-cell table:formula="of:=ABS(100*[.H126]/[.$G$3])" office:value-type="float" office:value="52.1750564648371" calcext:value-type="float">
            <text:p>52.17505646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0.529" calcext:value-type="float">
            <text:p>90.529</text:p>
          </table:table-cell>
          <table:table-cell office:value-type="float" office:value="38.2629" calcext:value-type="float">
            <text:p>38.2629</text:p>
          </table:table-cell>
          <table:table-cell office:value-type="float" office:value="125.188" calcext:value-type="float">
            <text:p>125.1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7]" office:value-type="float" office:value="133.38" calcext:value-type="float">
            <text:p>133.38</text:p>
          </table:table-cell>
          <table:table-cell table:formula="of:=ABS(100*[.H127]/[.$G$3])" office:value-type="float" office:value="51.5841094025556" calcext:value-type="float">
            <text:p>51.58410940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6.176" calcext:value-type="float">
            <text:p>106.176</text:p>
          </table:table-cell>
          <table:table-cell office:value-type="float" office:value="38.6129" calcext:value-type="float">
            <text:p>38.6129</text:p>
          </table:table-cell>
          <table:table-cell office:value-type="float" office:value="125.805" calcext:value-type="float">
            <text:p>125.8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8]" office:value-type="float" office:value="132.763" calcext:value-type="float">
            <text:p>132.763</text:p>
          </table:table-cell>
          <table:table-cell table:formula="of:=ABS(100*[.H128]/[.$G$3])" office:value-type="float" office:value="51.3454874539773" calcext:value-type="float">
            <text:p>51.34548745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3.342" calcext:value-type="float">
            <text:p>103.342</text:p>
          </table:table-cell>
          <table:table-cell office:value-type="float" office:value="38.9629" calcext:value-type="float">
            <text:p>38.9629</text:p>
          </table:table-cell>
          <table:table-cell office:value-type="float" office:value="126.738" calcext:value-type="float">
            <text:p>126.7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9]" office:value-type="float" office:value="131.83" calcext:value-type="float">
            <text:p>131.83</text:p>
          </table:table-cell>
          <table:table-cell table:formula="of:=ABS(100*[.H129]/[.$G$3])" office:value-type="float" office:value="50.9846539401627" calcext:value-type="float">
            <text:p>50.98465394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0.326" calcext:value-type="float">
            <text:p>110.326</text:p>
          </table:table-cell>
          <table:table-cell office:value-type="float" office:value="39.3379" calcext:value-type="float">
            <text:p>39.3379</text:p>
          </table:table-cell>
          <table:table-cell office:value-type="float" office:value="127.155" calcext:value-type="float">
            <text:p>127.1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0]" office:value-type="float" office:value="131.413" calcext:value-type="float">
            <text:p>131.413</text:p>
          </table:table-cell>
          <table:table-cell table:formula="of:=ABS(100*[.H130]/[.$G$3])" office:value-type="float" office:value="50.8233810835061" calcext:value-type="float">
            <text:p>50.823381083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3.093" calcext:value-type="float">
            <text:p>93.093</text:p>
          </table:table-cell>
          <table:table-cell office:value-type="float" office:value="39.7129" calcext:value-type="float">
            <text:p>39.7129</text:p>
          </table:table-cell>
          <table:table-cell office:value-type="float" office:value="127.665" calcext:value-type="float">
            <text:p>127.6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1]" office:value-type="float" office:value="130.903" calcext:value-type="float">
            <text:p>130.903</text:p>
          </table:table-cell>
          <table:table-cell table:formula="of:=ABS(100*[.H131]/[.$G$3])" office:value-type="float" office:value="50.6261408991058" calcext:value-type="float">
            <text:p>50.626140899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.81" calcext:value-type="float">
            <text:p>131.81</text:p>
          </table:table-cell>
          <table:table-cell office:value-type="float" office:value="40.0129" calcext:value-type="float">
            <text:p>40.0129</text:p>
          </table:table-cell>
          <table:table-cell office:value-type="float" office:value="128.77" calcext:value-type="float">
            <text:p>128.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2]" office:value-type="float" office:value="129.798" calcext:value-type="float">
            <text:p>129.798</text:p>
          </table:table-cell>
          <table:table-cell table:formula="of:=ABS(100*[.H132]/[.$G$3])" office:value-type="float" office:value="50.1987871662387" calcext:value-type="float">
            <text:p>50.19878716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1.574" calcext:value-type="float">
            <text:p>91.574</text:p>
          </table:table-cell>
          <table:table-cell office:value-type="float" office:value="40.3879" calcext:value-type="float">
            <text:p>40.3879</text:p>
          </table:table-cell>
          <table:table-cell office:value-type="float" office:value="129.208" calcext:value-type="float">
            <text:p>129.2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3]" office:value-type="float" office:value="129.36" calcext:value-type="float">
            <text:p>129.36</text:p>
          </table:table-cell>
          <table:table-cell table:formula="of:=ABS(100*[.H133]/[.$G$3])" office:value-type="float" office:value="50.0293926549302" calcext:value-type="float">
            <text:p>50.029392654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8.919" calcext:value-type="float">
            <text:p>98.919</text:p>
          </table:table-cell>
          <table:table-cell office:value-type="float" office:value="40.6379" calcext:value-type="float">
            <text:p>40.6379</text:p>
          </table:table-cell>
          <table:table-cell office:value-type="float" office:value="130.065" calcext:value-type="float">
            <text:p>130.0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4]" office:value-type="float" office:value="128.503" calcext:value-type="float">
            <text:p>128.503</text:p>
          </table:table-cell>
          <table:table-cell table:formula="of:=ABS(100*[.H134]/[.$G$3])" office:value-type="float" office:value="49.6979517960459" calcext:value-type="float">
            <text:p>49.69795179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8.442" calcext:value-type="float">
            <text:p>108.442</text:p>
          </table:table-cell>
          <table:table-cell office:value-type="float" office:value="40.9629" calcext:value-type="float">
            <text:p>40.9629</text:p>
          </table:table-cell>
          <table:table-cell office:value-type="float" office:value="130.428" calcext:value-type="float">
            <text:p>130.4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5]" office:value-type="float" office:value="128.14" calcext:value-type="float">
            <text:p>128.14</text:p>
          </table:table-cell>
          <table:table-cell table:formula="of:=ABS(100*[.H135]/[.$G$3])" office:value-type="float" office:value="49.5575631942081" calcext:value-type="float">
            <text:p>49.557563194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.39" calcext:value-type="float">
            <text:p>100.39</text:p>
          </table:table-cell>
          <table:table-cell office:value-type="float" office:value="41.0188" calcext:value-type="float">
            <text:p>41.0188</text:p>
          </table:table-cell>
          <table:table-cell office:value-type="float" office:value="130.088" calcext:value-type="float">
            <text:p>130.0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6]" office:value-type="float" office:value="128.48" calcext:value-type="float">
            <text:p>128.48</text:p>
          </table:table-cell>
          <table:table-cell table:formula="of:=ABS(100*[.H136]/[.$G$3])" office:value-type="float" office:value="49.6890566504749" calcext:value-type="float">
            <text:p>49.68905665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9.941" calcext:value-type="float">
            <text:p>99.941</text:p>
          </table:table-cell>
          <table:table-cell office:value-type="float" office:value="41.2688" calcext:value-type="float">
            <text:p>41.2688</text:p>
          </table:table-cell>
          <table:table-cell office:value-type="float" office:value="131.178" calcext:value-type="float">
            <text:p>131.1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7]" office:value-type="float" office:value="127.39" calcext:value-type="float">
            <text:p>127.39</text:p>
          </table:table-cell>
          <table:table-cell table:formula="of:=ABS(100*[.H137]/[.$G$3])" office:value-type="float" office:value="49.2675040995019" calcext:value-type="float">
            <text:p>49.267504099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5.897" calcext:value-type="float">
            <text:p>95.897</text:p>
          </table:table-cell>
          <table:table-cell office:value-type="float" office:value="41.5188" calcext:value-type="float">
            <text:p>41.5188</text:p>
          </table:table-cell>
          <table:table-cell office:value-type="float" office:value="131.338" calcext:value-type="float">
            <text:p>131.3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8]" office:value-type="float" office:value="127.23" calcext:value-type="float">
            <text:p>127.23</text:p>
          </table:table-cell>
          <table:table-cell table:formula="of:=ABS(100*[.H138]/[.$G$3])" office:value-type="float" office:value="49.2056248259645" calcext:value-type="float">
            <text:p>49.20562482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5.776" calcext:value-type="float">
            <text:p>95.776</text:p>
          </table:table-cell>
          <table:table-cell office:value-type="float" office:value="41.6956" calcext:value-type="float">
            <text:p>41.6956</text:p>
          </table:table-cell>
          <table:table-cell office:value-type="float" office:value="131.095" calcext:value-type="float">
            <text:p>131.0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9]" office:value-type="float" office:value="127.473" calcext:value-type="float">
            <text:p>127.473</text:p>
          </table:table-cell>
          <table:table-cell table:formula="of:=ABS(100*[.H139]/[.$G$3])" office:value-type="float" office:value="49.2996039726494" calcext:value-type="float">
            <text:p>49.299603972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office:value-type="float" office:value="41.7857" calcext:value-type="float">
            <text:p>41.7857</text:p>
          </table:table-cell>
          <table:table-cell office:value-type="float" office:value="130.923" calcext:value-type="float">
            <text:p>130.9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0]" office:value-type="float" office:value="127.645" calcext:value-type="float">
            <text:p>127.645</text:p>
          </table:table-cell>
          <table:table-cell table:formula="of:=ABS(100*[.H140]/[.$G$3])" office:value-type="float" office:value="49.366124191702" calcext:value-type="float">
            <text:p>49.366124191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.499" calcext:value-type="float">
            <text:p>100.499</text:p>
          </table:table-cell>
          <table:table-cell office:value-type="float" office:value="41.9378" calcext:value-type="float">
            <text:p>41.9378</text:p>
          </table:table-cell>
          <table:table-cell office:value-type="float" office:value="130.915" calcext:value-type="float">
            <text:p>130.9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1]" office:value-type="float" office:value="127.653" calcext:value-type="float">
            <text:p>127.653</text:p>
          </table:table-cell>
          <table:table-cell table:formula="of:=ABS(100*[.H141]/[.$G$3])" office:value-type="float" office:value="49.3692181553789" calcext:value-type="float">
            <text:p>49.369218155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562" calcext:value-type="float">
            <text:p>99.562</text:p>
          </table:table-cell>
          <table:table-cell office:value-type="float" office:value="42.2878" calcext:value-type="float">
            <text:p>42.2878</text:p>
          </table:table-cell>
          <table:table-cell office:value-type="float" office:value="132.635" calcext:value-type="float">
            <text:p>132.6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2]" office:value-type="float" office:value="125.933" calcext:value-type="float">
            <text:p>125.933</text:p>
          </table:table-cell>
          <table:table-cell table:formula="of:=ABS(100*[.H142]/[.$G$3])" office:value-type="float" office:value="48.7040159648526" calcext:value-type="float">
            <text:p>48.704015964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.146" calcext:value-type="float">
            <text:p>140.146</text:p>
          </table:table-cell>
          <table:table-cell office:value-type="float" office:value="42.6137" calcext:value-type="float">
            <text:p>42.6137</text:p>
          </table:table-cell>
          <table:table-cell office:value-type="float" office:value="132.79" calcext:value-type="float">
            <text:p>132.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3]" office:value-type="float" office:value="125.778" calcext:value-type="float">
            <text:p>125.778</text:p>
          </table:table-cell>
          <table:table-cell table:formula="of:=ABS(100*[.H143]/[.$G$3])" office:value-type="float" office:value="48.6440704186133" calcext:value-type="float">
            <text:p>48.644070418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9.044" calcext:value-type="float">
            <text:p>109.044</text:p>
          </table:table-cell>
          <table:table-cell office:value-type="float" office:value="42.8273" calcext:value-type="float">
            <text:p>42.8273</text:p>
          </table:table-cell>
          <table:table-cell office:value-type="float" office:value="137.22" calcext:value-type="float">
            <text:p>137.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4]" office:value-type="float" office:value="121.348" calcext:value-type="float">
            <text:p>121.348</text:p>
          </table:table-cell>
          <table:table-cell table:formula="of:=ABS(100*[.H144]/[.$G$3])" office:value-type="float" office:value="46.9307880325485" calcext:value-type="float">
            <text:p>46.93078803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3.102" calcext:value-type="float">
            <text:p>113.102</text:p>
          </table:table-cell>
          <table:table-cell office:value-type="float" office:value="43.1523" calcext:value-type="float">
            <text:p>43.1523</text:p>
          </table:table-cell>
          <table:table-cell office:value-type="float" office:value="141.573" calcext:value-type="float">
            <text:p>141.5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5]" office:value-type="float" office:value="116.995" calcext:value-type="float">
            <text:p>116.995</text:p>
          </table:table-cell>
          <table:table-cell table:formula="of:=ABS(100*[.H145]/[.$G$3])" office:value-type="float" office:value="45.2472850468735" calcext:value-type="float">
            <text:p>45.24728504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3.622" calcext:value-type="float">
            <text:p>113.622</text:p>
          </table:table-cell>
          <table:table-cell office:value-type="float" office:value="43.5023" calcext:value-type="float">
            <text:p>43.5023</text:p>
          </table:table-cell>
          <table:table-cell office:value-type="float" office:value="144.763" calcext:value-type="float">
            <text:p>144.7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6]" office:value-type="float" office:value="113.805" calcext:value-type="float">
            <text:p>113.805</text:p>
          </table:table-cell>
          <table:table-cell table:formula="of:=ABS(100*[.H146]/[.$G$3])" office:value-type="float" office:value="44.0135670307231" calcext:value-type="float">
            <text:p>44.013567030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1.843" calcext:value-type="float">
            <text:p>121.843</text:p>
          </table:table-cell>
          <table:table-cell office:value-type="float" office:value="43.8532" calcext:value-type="float">
            <text:p>43.8532</text:p>
          </table:table-cell>
          <table:table-cell office:value-type="float" office:value="145.235" calcext:value-type="float">
            <text:p>145.2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7]" office:value-type="float" office:value="113.333" calcext:value-type="float">
            <text:p>113.333</text:p>
          </table:table-cell>
          <table:table-cell table:formula="of:=ABS(100*[.H147]/[.$G$3])" office:value-type="float" office:value="43.8310231737879" calcext:value-type="float">
            <text:p>43.831023173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3.064" calcext:value-type="float">
            <text:p>113.064</text:p>
          </table:table-cell>
          <table:table-cell office:value-type="float" office:value="44.1383" calcext:value-type="float">
            <text:p>44.1383</text:p>
          </table:table-cell>
          <table:table-cell office:value-type="float" office:value="146.88" calcext:value-type="float">
            <text:p>146.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8]" office:value-type="float" office:value="111.688" calcext:value-type="float">
            <text:p>111.688</text:p>
          </table:table-cell>
          <table:table-cell table:formula="of:=ABS(100*[.H148]/[.$G$3])" office:value-type="float" office:value="43.1948268927323" calcext:value-type="float">
            <text:p>43.194826892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9.489" calcext:value-type="float">
            <text:p>119.489</text:p>
          </table:table-cell>
          <table:table-cell office:value-type="float" office:value="44.4545" calcext:value-type="float">
            <text:p>44.4545</text:p>
          </table:table-cell>
          <table:table-cell office:value-type="float" office:value="149.24" calcext:value-type="float">
            <text:p>149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9]" office:value-type="float" office:value="109.328" calcext:value-type="float">
            <text:p>109.328</text:p>
          </table:table-cell>
          <table:table-cell table:formula="of:=ABS(100*[.H149]/[.$G$3])" office:value-type="float" office:value="42.2821076080567" calcext:value-type="float">
            <text:p>42.282107608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6.758" calcext:value-type="float">
            <text:p>126.758</text:p>
          </table:table-cell>
          <table:table-cell office:value-type="float" office:value="44.8045" calcext:value-type="float">
            <text:p>44.8045</text:p>
          </table:table-cell>
          <table:table-cell office:value-type="float" office:value="150.095" calcext:value-type="float">
            <text:p>150.0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0]" office:value-type="float" office:value="108.473" calcext:value-type="float">
            <text:p>108.473</text:p>
          </table:table-cell>
          <table:table-cell table:formula="of:=ABS(100*[.H150]/[.$G$3])" office:value-type="float" office:value="41.9514402400916" calcext:value-type="float">
            <text:p>41.95144024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6.261" calcext:value-type="float">
            <text:p>116.261</text:p>
          </table:table-cell>
          <table:table-cell office:value-type="float" office:value="45.1545" calcext:value-type="float">
            <text:p>45.1545</text:p>
          </table:table-cell>
          <table:table-cell office:value-type="float" office:value="152.633" calcext:value-type="float">
            <text:p>152.6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1]" office:value-type="float" office:value="105.935" calcext:value-type="float">
            <text:p>105.935</text:p>
          </table:table-cell>
          <table:table-cell table:formula="of:=ABS(100*[.H151]/[.$G$3])" office:value-type="float" office:value="40.9698802636057" calcext:value-type="float">
            <text:p>40.96988026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9.481" calcext:value-type="float">
            <text:p>119.481</text:p>
          </table:table-cell>
          <table:table-cell office:value-type="float" office:value="45.5545" calcext:value-type="float">
            <text:p>45.5545</text:p>
          </table:table-cell>
          <table:table-cell office:value-type="float" office:value="153.623" calcext:value-type="float">
            <text:p>153.6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2]" office:value-type="float" office:value="104.945" calcext:value-type="float">
            <text:p>104.945</text:p>
          </table:table-cell>
          <table:table-cell table:formula="of:=ABS(100*[.H152]/[.$G$3])" office:value-type="float" office:value="40.5870022585935" calcext:value-type="float">
            <text:p>40.587002258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1.252" calcext:value-type="float">
            <text:p>131.252</text:p>
          </table:table-cell>
          <table:table-cell office:value-type="float" office:value="45.9045" calcext:value-type="float">
            <text:p>45.9045</text:p>
          </table:table-cell>
          <table:table-cell office:value-type="float" office:value="154.728" calcext:value-type="float">
            <text:p>154.7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3]" office:value-type="float" office:value="103.84" calcext:value-type="float">
            <text:p>103.84</text:p>
          </table:table-cell>
          <table:table-cell table:formula="of:=ABS(100*[.H153]/[.$G$3])" office:value-type="float" office:value="40.1596485257263" calcext:value-type="float">
            <text:p>40.159648525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8.719" calcext:value-type="float">
            <text:p>118.719</text:p>
          </table:table-cell>
          <table:table-cell office:value-type="float" office:value="46.2554" calcext:value-type="float">
            <text:p>46.2554</text:p>
          </table:table-cell>
          <table:table-cell office:value-type="float" office:value="156.09" calcext:value-type="float">
            <text:p>156.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4]" office:value-type="float" office:value="102.478" calcext:value-type="float">
            <text:p>102.478</text:p>
          </table:table-cell>
          <table:table-cell table:formula="of:=ABS(100*[.H154]/[.$G$3])" office:value-type="float" office:value="39.6329012097398" calcext:value-type="float">
            <text:p>39.632901209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4.624" calcext:value-type="float">
            <text:p>114.624</text:p>
          </table:table-cell>
          <table:table-cell office:value-type="float" office:value="46.5646" calcext:value-type="float">
            <text:p>46.5646</text:p>
          </table:table-cell>
          <table:table-cell office:value-type="float" office:value="157.398" calcext:value-type="float">
            <text:p>157.3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5]" office:value-type="float" office:value="101.17" calcext:value-type="float">
            <text:p>101.17</text:p>
          </table:table-cell>
          <table:table-cell table:formula="of:=ABS(100*[.H155]/[.$G$3])" office:value-type="float" office:value="39.1270381485721" calcext:value-type="float">
            <text:p>39.127038148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9.566" calcext:value-type="float">
            <text:p>119.566</text:p>
          </table:table-cell>
          <table:table-cell office:value-type="float" office:value="46.8018" calcext:value-type="float">
            <text:p>46.8018</text:p>
          </table:table-cell>
          <table:table-cell office:value-type="float" office:value="161.883" calcext:value-type="float">
            <text:p>161.8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6]" office:value-type="float" office:value="96.685" calcext:value-type="float">
            <text:p>96.685</text:p>
          </table:table-cell>
          <table:table-cell table:formula="of:=ABS(100*[.H156]/[.$G$3])" office:value-type="float" office:value="37.3924847622289" calcext:value-type="float">
            <text:p>37.39248476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5.67" calcext:value-type="float">
            <text:p>125.67</text:p>
          </table:table-cell>
          <table:table-cell office:value-type="float" office:value="47.2518" calcext:value-type="float">
            <text:p>47.2518</text:p>
          </table:table-cell>
          <table:table-cell office:value-type="float" office:value="165.143" calcext:value-type="float">
            <text:p>165.1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7]" office:value-type="float" office:value="93.425" calcext:value-type="float">
            <text:p>93.425</text:p>
          </table:table-cell>
          <table:table-cell table:formula="of:=ABS(100*[.H157]/[.$G$3])" office:value-type="float" office:value="36.1316945639058" calcext:value-type="float">
            <text:p>36.131694563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8.246" calcext:value-type="float">
            <text:p>118.246</text:p>
          </table:table-cell>
          <table:table-cell office:value-type="float" office:value="47.5518" calcext:value-type="float">
            <text:p>47.5518</text:p>
          </table:table-cell>
          <table:table-cell office:value-type="float" office:value="166.753" calcext:value-type="float">
            <text:p>166.7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8]" office:value-type="float" office:value="91.815" calcext:value-type="float">
            <text:p>91.815</text:p>
          </table:table-cell>
          <table:table-cell table:formula="of:=ABS(100*[.H158]/[.$G$3])" office:value-type="float" office:value="35.5090343739365" calcext:value-type="float">
            <text:p>35.509034373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0.962" calcext:value-type="float">
            <text:p>170.962</text:p>
          </table:table-cell>
          <table:table-cell office:value-type="float" office:value="47.9018" calcext:value-type="float">
            <text:p>47.9018</text:p>
          </table:table-cell>
          <table:table-cell office:value-type="float" office:value="167.84" calcext:value-type="float">
            <text:p>167.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9]" office:value-type="float" office:value="90.728" calcext:value-type="float">
            <text:p>90.728</text:p>
          </table:table-cell>
          <table:table-cell table:formula="of:=ABS(100*[.H159]/[.$G$3])" office:value-type="float" office:value="35.0886420593422" calcext:value-type="float">
            <text:p>35.088642059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1.473" calcext:value-type="float">
            <text:p>131.473</text:p>
          </table:table-cell>
          <table:table-cell office:value-type="float" office:value="48.3268" calcext:value-type="float">
            <text:p>48.3268</text:p>
          </table:table-cell>
          <table:table-cell office:value-type="float" office:value="171.998" calcext:value-type="float">
            <text:p>171.9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0]" office:value-type="float" office:value="86.57" calcext:value-type="float">
            <text:p>86.57</text:p>
          </table:table-cell>
          <table:table-cell table:formula="of:=ABS(100*[.H160]/[.$G$3])" office:value-type="float" office:value="33.4805544382909" calcext:value-type="float">
            <text:p>33.480554438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0.013" calcext:value-type="float">
            <text:p>130.013</text:p>
          </table:table-cell>
          <table:table-cell office:value-type="float" office:value="48.6268" calcext:value-type="float">
            <text:p>48.6268</text:p>
          </table:table-cell>
          <table:table-cell office:value-type="float" office:value="172.788" calcext:value-type="float">
            <text:p>172.7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1]" office:value-type="float" office:value="85.78" calcext:value-type="float">
            <text:p>85.78</text:p>
          </table:table-cell>
          <table:table-cell table:formula="of:=ABS(100*[.H161]/[.$G$3])" office:value-type="float" office:value="33.1750255252003" calcext:value-type="float">
            <text:p>33.17502552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0.659" calcext:value-type="float">
            <text:p>130.659</text:p>
          </table:table-cell>
          <table:table-cell office:value-type="float" office:value="48.9768" calcext:value-type="float">
            <text:p>48.9768</text:p>
          </table:table-cell>
          <table:table-cell office:value-type="float" office:value="173.775" calcext:value-type="float">
            <text:p>173.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2]" office:value-type="float" office:value="84.793" calcext:value-type="float">
            <text:p>84.793</text:p>
          </table:table-cell>
          <table:table-cell table:formula="of:=ABS(100*[.H162]/[.$G$3])" office:value-type="float" office:value="32.7933077565669" calcext:value-type="float">
            <text:p>32.793307756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7.705" calcext:value-type="float">
            <text:p>127.705</text:p>
          </table:table-cell>
          <table:table-cell office:value-type="float" office:value="49.3768" calcext:value-type="float">
            <text:p>49.3768</text:p>
          </table:table-cell>
          <table:table-cell office:value-type="float" office:value="175.313" calcext:value-type="float">
            <text:p>175.3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3]" office:value-type="float" office:value="83.255" calcext:value-type="float">
            <text:p>83.255</text:p>
          </table:table-cell>
          <table:table-cell table:formula="of:=ABS(100*[.H163]/[.$G$3])" office:value-type="float" office:value="32.1984932396894" calcext:value-type="float">
            <text:p>32.198493239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9.983" calcext:value-type="float">
            <text:p>129.983</text:p>
          </table:table-cell>
          <table:table-cell office:value-type="float" office:value="49.7018" calcext:value-type="float">
            <text:p>49.7018</text:p>
          </table:table-cell>
          <table:table-cell office:value-type="float" office:value="176.685" calcext:value-type="float">
            <text:p>176.6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4]" office:value-type="float" office:value="81.883" calcext:value-type="float">
            <text:p>81.883</text:p>
          </table:table-cell>
          <table:table-cell table:formula="of:=ABS(100*[.H164]/[.$G$3])" office:value-type="float" office:value="31.6678784691068" calcext:value-type="float">
            <text:p>31.667878469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7.906" calcext:value-type="float">
            <text:p>127.906</text:p>
          </table:table-cell>
          <table:table-cell office:value-type="float" office:value="50.1018" calcext:value-type="float">
            <text:p>50.1018</text:p>
          </table:table-cell>
          <table:table-cell office:value-type="float" office:value="178.45" calcext:value-type="float">
            <text:p>178.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5]" office:value-type="float" office:value="80.118" calcext:value-type="float">
            <text:p>80.118</text:p>
          </table:table-cell>
          <table:table-cell table:formula="of:=ABS(100*[.H165]/[.$G$3])" office:value-type="float" office:value="30.9852727328981" calcext:value-type="float">
            <text:p>30.985272732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7.883" calcext:value-type="float">
            <text:p>127.883</text:p>
          </table:table-cell>
          <table:table-cell office:value-type="float" office:value="50.339" calcext:value-type="float">
            <text:p>50.339</text:p>
          </table:table-cell>
          <table:table-cell office:value-type="float" office:value="179.398" calcext:value-type="float">
            <text:p>179.3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6]" office:value-type="float" office:value="79.17" calcext:value-type="float">
            <text:p>79.17</text:p>
          </table:table-cell>
          <table:table-cell table:formula="of:=ABS(100*[.H166]/[.$G$3])" office:value-type="float" office:value="30.6186380371894" calcext:value-type="float">
            <text:p>30.618638037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6.745" calcext:value-type="float">
            <text:p>136.745</text:p>
          </table:table-cell>
          <table:table-cell office:value-type="float" office:value="50.689" calcext:value-type="float">
            <text:p>50.689</text:p>
          </table:table-cell>
          <table:table-cell office:value-type="float" office:value="180.863" calcext:value-type="float">
            <text:p>180.8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7]" office:value-type="float" office:value="77.705" calcext:value-type="float">
            <text:p>77.705</text:p>
          </table:table-cell>
          <table:table-cell table:formula="of:=ABS(100*[.H167]/[.$G$3])" office:value-type="float" office:value="30.0520559388633" calcext:value-type="float">
            <text:p>30.052055938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6.271" calcext:value-type="float">
            <text:p>136.271</text:p>
          </table:table-cell>
          <table:table-cell office:value-type="float" office:value="51.089" calcext:value-type="float">
            <text:p>51.089</text:p>
          </table:table-cell>
          <table:table-cell office:value-type="float" office:value="182.4" calcext:value-type="float">
            <text:p>18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8]" office:value-type="float" office:value="76.168" calcext:value-type="float">
            <text:p>76.168</text:p>
          </table:table-cell>
          <table:table-cell table:formula="of:=ABS(100*[.H168]/[.$G$3])" office:value-type="float" office:value="29.4576281674453" calcext:value-type="float">
            <text:p>29.45762816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9.905" calcext:value-type="float">
            <text:p>139.905</text:p>
          </table:table-cell>
          <table:table-cell office:value-type="float" office:value="51.439" calcext:value-type="float">
            <text:p>51.439</text:p>
          </table:table-cell>
          <table:table-cell office:value-type="float" office:value="183.883" calcext:value-type="float">
            <text:p>183.8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9]" office:value-type="float" office:value="74.685" calcext:value-type="float">
            <text:p>74.685</text:p>
          </table:table-cell>
          <table:table-cell table:formula="of:=ABS(100*[.H169]/[.$G$3])" office:value-type="float" office:value="28.8840846508462" calcext:value-type="float">
            <text:p>28.884084650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4.373" calcext:value-type="float">
            <text:p>134.373</text:p>
          </table:table-cell>
          <table:table-cell office:value-type="float" office:value="51.839" calcext:value-type="float">
            <text:p>51.839</text:p>
          </table:table-cell>
          <table:table-cell office:value-type="float" office:value="185.135" calcext:value-type="float">
            <text:p>185.1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0]" office:value-type="float" office:value="73.433" calcext:value-type="float">
            <text:p>73.433</text:p>
          </table:table-cell>
          <table:table-cell table:formula="of:=ABS(100*[.H170]/[.$G$3])" office:value-type="float" office:value="28.3998793354166" calcext:value-type="float">
            <text:p>28.399879335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2.489" calcext:value-type="float">
            <text:p>122.489</text:p>
          </table:table-cell>
          <table:table-cell office:value-type="float" office:value="52.139" calcext:value-type="float">
            <text:p>52.139</text:p>
          </table:table-cell>
          <table:table-cell office:value-type="float" office:value="186.05" calcext:value-type="float">
            <text:p>186.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1]" office:value-type="float" office:value="72.518" calcext:value-type="float">
            <text:p>72.518</text:p>
          </table:table-cell>
          <table:table-cell table:formula="of:=ABS(100*[.H171]/[.$G$3])" office:value-type="float" office:value="28.046007239875" calcext:value-type="float">
            <text:p>28.046007239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0.73" calcext:value-type="float">
            <text:p>130.73</text:p>
          </table:table-cell>
          <table:table-cell office:value-type="float" office:value="52.489" calcext:value-type="float">
            <text:p>52.489</text:p>
          </table:table-cell>
          <table:table-cell office:value-type="float" office:value="187.068" calcext:value-type="float">
            <text:p>187.0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2]" office:value-type="float" office:value="71.5" calcext:value-type="float">
            <text:p>71.5</text:p>
          </table:table-cell>
          <table:table-cell table:formula="of:=ABS(100*[.H172]/[.$G$3])" office:value-type="float" office:value="27.6523003619937" calcext:value-type="float">
            <text:p>27.65230036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8.07" calcext:value-type="float">
            <text:p>128.07</text:p>
          </table:table-cell>
          <table:table-cell office:value-type="float" office:value="52.889" calcext:value-type="float">
            <text:p>52.889</text:p>
          </table:table-cell>
          <table:table-cell office:value-type="float" office:value="188.093" calcext:value-type="float">
            <text:p>188.0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3]" office:value-type="float" office:value="70.475" calcext:value-type="float">
            <text:p>70.475</text:p>
          </table:table-cell>
          <table:table-cell table:formula="of:=ABS(100*[.H173]/[.$G$3])" office:value-type="float" office:value="27.2558862658952" calcext:value-type="float">
            <text:p>27.255886265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0.006" calcext:value-type="float">
            <text:p>140.006</text:p>
          </table:table-cell>
          <table:table-cell office:value-type="float" office:value="53.189" calcext:value-type="float">
            <text:p>53.189</text:p>
          </table:table-cell>
          <table:table-cell office:value-type="float" office:value="194.603" calcext:value-type="float">
            <text:p>194.6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4]" office:value-type="float" office:value="63.965" calcext:value-type="float">
            <text:p>63.965</text:p>
          </table:table-cell>
          <table:table-cell table:formula="of:=ABS(100*[.H174]/[.$G$3])" office:value-type="float" office:value="24.7381733238452" calcext:value-type="float">
            <text:p>24.738173323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9.329" calcext:value-type="float">
            <text:p>139.329</text:p>
          </table:table-cell>
          <table:table-cell office:value-type="float" office:value="53.589" calcext:value-type="float">
            <text:p>53.589</text:p>
          </table:table-cell>
          <table:table-cell office:value-type="float" office:value="196.565" calcext:value-type="float">
            <text:p>196.5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5]" office:value-type="float" office:value="62.003" calcext:value-type="float">
            <text:p>62.003</text:p>
          </table:table-cell>
          <table:table-cell table:formula="of:=ABS(100*[.H175]/[.$G$3])" office:value-type="float" office:value="23.9793787320937" calcext:value-type="float">
            <text:p>23.979378732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6.913" calcext:value-type="float">
            <text:p>116.913</text:p>
          </table:table-cell>
          <table:table-cell office:value-type="float" office:value="53.8982" calcext:value-type="float">
            <text:p>53.8982</text:p>
          </table:table-cell>
          <table:table-cell office:value-type="float" office:value="196.565" calcext:value-type="float">
            <text:p>196.5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6]" office:value-type="float" office:value="62.003" calcext:value-type="float">
            <text:p>62.003</text:p>
          </table:table-cell>
          <table:table-cell table:formula="of:=ABS(100*[.H176]/[.$G$3])" office:value-type="float" office:value="23.9793787320937" calcext:value-type="float">
            <text:p>23.979378732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9.228" calcext:value-type="float">
            <text:p>119.228</text:p>
          </table:table-cell>
          <table:table-cell office:value-type="float" office:value="54.1133" calcext:value-type="float">
            <text:p>54.1133</text:p>
          </table:table-cell>
          <table:table-cell office:value-type="float" office:value="196.565" calcext:value-type="float">
            <text:p>196.5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7]" office:value-type="float" office:value="62.003" calcext:value-type="float">
            <text:p>62.003</text:p>
          </table:table-cell>
          <table:table-cell table:formula="of:=ABS(100*[.H177]/[.$G$3])" office:value-type="float" office:value="23.9793787320937" calcext:value-type="float">
            <text:p>23.979378732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3.215" calcext:value-type="float">
            <text:p>123.215</text:p>
          </table:table-cell>
          <table:table-cell office:value-type="float" office:value="54.4421" calcext:value-type="float">
            <text:p>54.4421</text:p>
          </table:table-cell>
          <table:table-cell office:value-type="float" office:value="197.175" calcext:value-type="float">
            <text:p>197.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8]" office:value-type="float" office:value="61.393" calcext:value-type="float">
            <text:p>61.393</text:p>
          </table:table-cell>
          <table:table-cell table:formula="of:=ABS(100*[.H178]/[.$G$3])" office:value-type="float" office:value="23.7434640017326" calcext:value-type="float">
            <text:p>23.743464001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2.641" calcext:value-type="float">
            <text:p>132.641</text:p>
          </table:table-cell>
          <table:table-cell office:value-type="float" office:value="54.8921" calcext:value-type="float">
            <text:p>54.8921</text:p>
          </table:table-cell>
          <table:table-cell office:value-type="float" office:value="197.155" calcext:value-type="float">
            <text:p>197.1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9]" office:value-type="float" office:value="61.413" calcext:value-type="float">
            <text:p>61.413</text:p>
          </table:table-cell>
          <table:table-cell table:formula="of:=ABS(100*[.H179]/[.$G$3])" office:value-type="float" office:value="23.7511989109248" calcext:value-type="float">
            <text:p>23.751198910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3.039" calcext:value-type="float">
            <text:p>153.039</text:p>
          </table:table-cell>
          <table:table-cell office:value-type="float" office:value="55.3421" calcext:value-type="float">
            <text:p>55.3421</text:p>
          </table:table-cell>
          <table:table-cell office:value-type="float" office:value="197.713" calcext:value-type="float">
            <text:p>197.7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0]" office:value-type="float" office:value="60.855" calcext:value-type="float">
            <text:p>60.855</text:p>
          </table:table-cell>
          <table:table-cell table:formula="of:=ABS(100*[.H180]/[.$G$3])" office:value-type="float" office:value="23.5353949444633" calcext:value-type="float">
            <text:p>23.53539494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9.628" calcext:value-type="float">
            <text:p>129.628</text:p>
          </table:table-cell>
          <table:table-cell office:value-type="float" office:value="55.5921" calcext:value-type="float">
            <text:p>55.5921</text:p>
          </table:table-cell>
          <table:table-cell office:value-type="float" office:value="197.713" calcext:value-type="float">
            <text:p>197.7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1]" office:value-type="float" office:value="60.855" calcext:value-type="float">
            <text:p>60.855</text:p>
          </table:table-cell>
          <table:table-cell table:formula="of:=ABS(100*[.H181]/[.$G$3])" office:value-type="float" office:value="23.5353949444633" calcext:value-type="float">
            <text:p>23.53539494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9.614" calcext:value-type="float">
            <text:p>119.614</text:p>
          </table:table-cell>
          <table:table-cell office:value-type="float" office:value="56.0421" calcext:value-type="float">
            <text:p>56.0421</text:p>
          </table:table-cell>
          <table:table-cell office:value-type="float" office:value="198.175" calcext:value-type="float">
            <text:p>198.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2]" office:value-type="float" office:value="60.393" calcext:value-type="float">
            <text:p>60.393</text:p>
          </table:table-cell>
          <table:table-cell table:formula="of:=ABS(100*[.H182]/[.$G$3])" office:value-type="float" office:value="23.3567185421243" calcext:value-type="float">
            <text:p>23.356718542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9.372" calcext:value-type="float">
            <text:p>169.372</text:p>
          </table:table-cell>
          <table:table-cell office:value-type="float" office:value="56.4421" calcext:value-type="float">
            <text:p>56.4421</text:p>
          </table:table-cell>
          <table:table-cell office:value-type="float" office:value="198.175" calcext:value-type="float">
            <text:p>198.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3]" office:value-type="float" office:value="60.393" calcext:value-type="float">
            <text:p>60.393</text:p>
          </table:table-cell>
          <table:table-cell table:formula="of:=ABS(100*[.H183]/[.$G$3])" office:value-type="float" office:value="23.3567185421243" calcext:value-type="float">
            <text:p>23.356718542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0.915" calcext:value-type="float">
            <text:p>120.915</text:p>
          </table:table-cell>
          <table:table-cell office:value-type="float" office:value="56.8421" calcext:value-type="float">
            <text:p>56.8421</text:p>
          </table:table-cell>
          <table:table-cell office:value-type="float" office:value="199.393" calcext:value-type="float">
            <text:p>199.3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4]" office:value-type="float" office:value="59.175" calcext:value-type="float">
            <text:p>59.175</text:p>
          </table:table-cell>
          <table:table-cell table:formula="of:=ABS(100*[.H184]/[.$G$3])" office:value-type="float" office:value="22.8856625723214" calcext:value-type="float">
            <text:p>22.885662572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9.905" calcext:value-type="float">
            <text:p>129.905</text:p>
          </table:table-cell>
          <table:table-cell office:value-type="float" office:value="57.2921" calcext:value-type="float">
            <text:p>57.2921</text:p>
          </table:table-cell>
          <table:table-cell office:value-type="float" office:value="204.035" calcext:value-type="float">
            <text:p>204.0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5]" office:value-type="float" office:value="54.533" calcext:value-type="float">
            <text:p>54.533</text:p>
          </table:table-cell>
          <table:table-cell table:formula="of:=ABS(100*[.H185]/[.$G$3])" office:value-type="float" office:value="21.0903901488196" calcext:value-type="float">
            <text:p>21.090390148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3.471" calcext:value-type="float">
            <text:p>123.471</text:p>
          </table:table-cell>
          <table:table-cell office:value-type="float" office:value="57.6921" calcext:value-type="float">
            <text:p>57.6921</text:p>
          </table:table-cell>
          <table:table-cell office:value-type="float" office:value="205.723" calcext:value-type="float">
            <text:p>205.7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6]" office:value-type="float" office:value="52.845" calcext:value-type="float">
            <text:p>52.845</text:p>
          </table:table-cell>
          <table:table-cell table:formula="of:=ABS(100*[.H186]/[.$G$3])" office:value-type="float" office:value="20.4375638130008" calcext:value-type="float">
            <text:p>20.4375638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4.575" calcext:value-type="float">
            <text:p>124.575</text:p>
          </table:table-cell>
          <table:table-cell office:value-type="float" office:value="57.8921" calcext:value-type="float">
            <text:p>57.8921</text:p>
          </table:table-cell>
          <table:table-cell office:value-type="float" office:value="208.458" calcext:value-type="float">
            <text:p>208.4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7]" office:value-type="float" office:value="50.11" calcext:value-type="float">
            <text:p>50.11</text:p>
          </table:table-cell>
          <table:table-cell table:formula="of:=ABS(100*[.H187]/[.$G$3])" office:value-type="float" office:value="19.3798149809721" calcext:value-type="float">
            <text:p>19.37981498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6.923" calcext:value-type="float">
            <text:p>126.923</text:p>
          </table:table-cell>
          <table:table-cell office:value-type="float" office:value="58.3921" calcext:value-type="float">
            <text:p>58.3921</text:p>
          </table:table-cell>
          <table:table-cell office:value-type="float" office:value="214.71" calcext:value-type="float">
            <text:p>214.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8]" office:value-type="float" office:value="43.858" calcext:value-type="float">
            <text:p>43.858</text:p>
          </table:table-cell>
          <table:table-cell table:formula="of:=ABS(100*[.H188]/[.$G$3])" office:value-type="float" office:value="16.961882367501" calcext:value-type="float">
            <text:p>16.961882367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.694" calcext:value-type="float">
            <text:p>145.694</text:p>
          </table:table-cell>
          <table:table-cell office:value-type="float" office:value="58.7921" calcext:value-type="float">
            <text:p>58.7921</text:p>
          </table:table-cell>
          <table:table-cell office:value-type="float" office:value="221.905" calcext:value-type="float">
            <text:p>221.9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9]" office:value-type="float" office:value="36.663" calcext:value-type="float">
            <text:p>36.663</text:p>
          </table:table-cell>
          <table:table-cell table:formula="of:=ABS(100*[.H189]/[.$G$3])" office:value-type="float" office:value="14.1792487856193" calcext:value-type="float">
            <text:p>14.179248785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8.538" calcext:value-type="float">
            <text:p>138.538</text:p>
          </table:table-cell>
          <table:table-cell office:value-type="float" office:value="59.2428" calcext:value-type="float">
            <text:p>59.2428</text:p>
          </table:table-cell>
          <table:table-cell office:value-type="float" office:value="227.178" calcext:value-type="float">
            <text:p>227.1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0]" office:value-type="float" office:value="31.39" calcext:value-type="float">
            <text:p>31.39</text:p>
          </table:table-cell>
          <table:table-cell table:formula="of:=ABS(100*[.H190]/[.$G$3])" office:value-type="float" office:value="12.1399399771047" calcext:value-type="float">
            <text:p>12.139939977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0.358" calcext:value-type="float">
            <text:p>130.358</text:p>
          </table:table-cell>
          <table:table-cell office:value-type="float" office:value="59.6428" calcext:value-type="float">
            <text:p>59.6428</text:p>
          </table:table-cell>
          <table:table-cell office:value-type="float" office:value="229.483" calcext:value-type="float">
            <text:p>229.4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1]" office:value-type="float" office:value="29.085" calcext:value-type="float">
            <text:p>29.085</text:p>
          </table:table-cell>
          <table:table-cell table:formula="of:=ABS(100*[.H191]/[.$G$3])" office:value-type="float" office:value="11.2484916927075" calcext:value-type="float">
            <text:p>11.248491692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0.429" calcext:value-type="float">
            <text:p>140.429</text:p>
          </table:table-cell>
          <table:table-cell office:value-type="float" office:value="60.0678" calcext:value-type="float">
            <text:p>60.0678</text:p>
          </table:table-cell>
          <table:table-cell office:value-type="float" office:value="229.445" calcext:value-type="float">
            <text:p>229.4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2]" office:value-type="float" office:value="29.123" calcext:value-type="float">
            <text:p>29.123</text:p>
          </table:table-cell>
          <table:table-cell table:formula="of:=ABS(100*[.H192]/[.$G$3])" office:value-type="float" office:value="11.2631880201726" calcext:value-type="float">
            <text:p>11.263188020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2.248" calcext:value-type="float">
            <text:p>122.248</text:p>
          </table:table-cell>
          <table:table-cell office:value-type="float" office:value="60.5178" calcext:value-type="float">
            <text:p>60.5178</text:p>
          </table:table-cell>
          <table:table-cell office:value-type="float" office:value="229.438" calcext:value-type="float">
            <text:p>229.4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3]" office:value-type="float" office:value="29.13" calcext:value-type="float">
            <text:p>29.13</text:p>
          </table:table-cell>
          <table:table-cell table:formula="of:=ABS(100*[.H193]/[.$G$3])" office:value-type="float" office:value="11.2658952383899" calcext:value-type="float">
            <text:p>11.265895238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9.896" calcext:value-type="float">
            <text:p>169.896</text:p>
          </table:table-cell>
          <table:table-cell office:value-type="float" office:value="60.7835" calcext:value-type="float">
            <text:p>60.7835</text:p>
          </table:table-cell>
          <table:table-cell office:value-type="float" office:value="229.443" calcext:value-type="float">
            <text:p>229.4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4]" office:value-type="float" office:value="29.125" calcext:value-type="float">
            <text:p>29.125</text:p>
          </table:table-cell>
          <table:table-cell table:formula="of:=ABS(100*[.H194]/[.$G$3])" office:value-type="float" office:value="11.2639615110919" calcext:value-type="float">
            <text:p>11.263961511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9.83" calcext:value-type="float">
            <text:p>129.83</text:p>
          </table:table-cell>
          <table:table-cell office:value-type="float" office:value="61.014" calcext:value-type="float">
            <text:p>61.014</text:p>
          </table:table-cell>
          <table:table-cell office:value-type="float" office:value="229.443" calcext:value-type="float">
            <text:p>229.4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5]" office:value-type="float" office:value="29.125" calcext:value-type="float">
            <text:p>29.125</text:p>
          </table:table-cell>
          <table:table-cell table:formula="of:=ABS(100*[.H195]/[.$G$3])" office:value-type="float" office:value="11.2639615110919" calcext:value-type="float">
            <text:p>11.263961511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4.562" calcext:value-type="float">
            <text:p>124.562</text:p>
          </table:table-cell>
          <table:table-cell office:value-type="float" office:value="61.4029" calcext:value-type="float">
            <text:p>61.4029</text:p>
          </table:table-cell>
          <table:table-cell office:value-type="float" office:value="229.46" calcext:value-type="float">
            <text:p>229.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6]" office:value-type="float" office:value="29.108" calcext:value-type="float">
            <text:p>29.108</text:p>
          </table:table-cell>
          <table:table-cell table:formula="of:=ABS(100*[.H196]/[.$G$3])" office:value-type="float" office:value="11.2573868382785" calcext:value-type="float">
            <text:p>11.257386838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3.144" calcext:value-type="float">
            <text:p>143.144</text:p>
          </table:table-cell>
          <table:table-cell office:value-type="float" office:value="61.7071" calcext:value-type="float">
            <text:p>61.7071</text:p>
          </table:table-cell>
          <table:table-cell office:value-type="float" office:value="229.865" calcext:value-type="float">
            <text:p>229.8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7]" office:value-type="float" office:value="28.703" calcext:value-type="float">
            <text:p>28.703</text:p>
          </table:table-cell>
          <table:table-cell table:formula="of:=ABS(100*[.H197]/[.$G$3])" office:value-type="float" office:value="11.1007549271371" calcext:value-type="float">
            <text:p>11.100754927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3.822" calcext:value-type="float">
            <text:p>123.822</text:p>
          </table:table-cell>
          <table:table-cell office:value-type="float" office:value="62.1071" calcext:value-type="float">
            <text:p>62.1071</text:p>
          </table:table-cell>
          <table:table-cell office:value-type="float" office:value="229.865" calcext:value-type="float">
            <text:p>229.8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8]" office:value-type="float" office:value="28.703" calcext:value-type="float">
            <text:p>28.703</text:p>
          </table:table-cell>
          <table:table-cell table:formula="of:=ABS(100*[.H198]/[.$G$3])" office:value-type="float" office:value="11.1007549271371" calcext:value-type="float">
            <text:p>11.100754927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8.451" calcext:value-type="float">
            <text:p>128.451</text:p>
          </table:table-cell>
          <table:table-cell office:value-type="float" office:value="62.3071" calcext:value-type="float">
            <text:p>62.3071</text:p>
          </table:table-cell>
          <table:table-cell office:value-type="float" office:value="230.295" calcext:value-type="float">
            <text:p>230.2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9]" office:value-type="float" office:value="28.273" calcext:value-type="float">
            <text:p>28.273</text:p>
          </table:table-cell>
          <table:table-cell table:formula="of:=ABS(100*[.H199]/[.$G$3])" office:value-type="float" office:value="10.9344543795056" calcext:value-type="float">
            <text:p>10.934454379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0.48" calcext:value-type="float">
            <text:p>130.48</text:p>
          </table:table-cell>
          <table:table-cell office:value-type="float" office:value="62.6272" calcext:value-type="float">
            <text:p>62.6272</text:p>
          </table:table-cell>
          <table:table-cell office:value-type="float" office:value="230.295" calcext:value-type="float">
            <text:p>230.2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0]" office:value-type="float" office:value="28.273" calcext:value-type="float">
            <text:p>28.273</text:p>
          </table:table-cell>
          <table:table-cell table:formula="of:=ABS(100*[.H200]/[.$G$3])" office:value-type="float" office:value="10.9344543795056" calcext:value-type="float">
            <text:p>10.934454379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6.703" calcext:value-type="float">
            <text:p>126.703</text:p>
          </table:table-cell>
          <table:table-cell office:value-type="float" office:value="63.0022" calcext:value-type="float">
            <text:p>63.0022</text:p>
          </table:table-cell>
          <table:table-cell office:value-type="float" office:value="231.045" calcext:value-type="float">
            <text:p>231.0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1]" office:value-type="float" office:value="27.523" calcext:value-type="float">
            <text:p>27.523</text:p>
          </table:table-cell>
          <table:table-cell table:formula="of:=ABS(100*[.H201]/[.$G$3])" office:value-type="float" office:value="10.6443952847994" calcext:value-type="float">
            <text:p>10.64439528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9.703" calcext:value-type="float">
            <text:p>139.703</text:p>
          </table:table-cell>
          <table:table-cell office:value-type="float" office:value="63.4022" calcext:value-type="float">
            <text:p>63.4022</text:p>
          </table:table-cell>
          <table:table-cell office:value-type="float" office:value="232.8" calcext:value-type="float">
            <text:p>232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2]" office:value-type="float" office:value="25.768" calcext:value-type="float">
            <text:p>25.768</text:p>
          </table:table-cell>
          <table:table-cell table:formula="of:=ABS(100*[.H202]/[.$G$3])" office:value-type="float" office:value="9.96565700318677" calcext:value-type="float">
            <text:p>9.965657003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0.285" calcext:value-type="float">
            <text:p>130.285</text:p>
          </table:table-cell>
          <table:table-cell office:value-type="float" office:value="63.7522" calcext:value-type="float">
            <text:p>63.7522</text:p>
          </table:table-cell>
          <table:table-cell office:value-type="float" office:value="232.433" calcext:value-type="float">
            <text:p>232.4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3]" office:value-type="float" office:value="26.135" calcext:value-type="float">
            <text:p>26.135</text:p>
          </table:table-cell>
          <table:table-cell table:formula="of:=ABS(100*[.H203]/[.$G$3])" office:value-type="float" office:value="10.107592586863" calcext:value-type="float">
            <text:p>10.107592586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9.276" calcext:value-type="float">
            <text:p>129.276</text:p>
          </table:table-cell>
          <table:table-cell office:value-type="float" office:value="64.1022" calcext:value-type="float">
            <text:p>64.1022</text:p>
          </table:table-cell>
          <table:table-cell office:value-type="float" office:value="233.738" calcext:value-type="float">
            <text:p>233.7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4]" office:value-type="float" office:value="24.83" calcext:value-type="float">
            <text:p>24.83</text:p>
          </table:table-cell>
          <table:table-cell table:formula="of:=ABS(100*[.H204]/[.$G$3])" office:value-type="float" office:value="9.60288976207419" calcext:value-type="float">
            <text:p>9.602889762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2.253" calcext:value-type="float">
            <text:p>142.253</text:p>
          </table:table-cell>
          <table:table-cell office:value-type="float" office:value="64.5022" calcext:value-type="float">
            <text:p>64.5022</text:p>
          </table:table-cell>
          <table:table-cell office:value-type="float" office:value="233.638" calcext:value-type="float">
            <text:p>233.6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5]" office:value-type="float" office:value="24.93" calcext:value-type="float">
            <text:p>24.93</text:p>
          </table:table-cell>
          <table:table-cell table:formula="of:=ABS(100*[.H205]/[.$G$3])" office:value-type="float" office:value="9.64156430803502" calcext:value-type="float">
            <text:p>9.64156430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0.257" calcext:value-type="float">
            <text:p>150.257</text:p>
          </table:table-cell>
          <table:table-cell office:value-type="float" office:value="64.8772" calcext:value-type="float">
            <text:p>64.8772</text:p>
          </table:table-cell>
          <table:table-cell office:value-type="float" office:value="234.245" calcext:value-type="float">
            <text:p>234.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6]" office:value-type="float" office:value="24.323" calcext:value-type="float">
            <text:p>24.323</text:p>
          </table:table-cell>
          <table:table-cell table:formula="of:=ABS(100*[.H206]/[.$G$3])" office:value-type="float" office:value="9.40680981405278" calcext:value-type="float">
            <text:p>9.406809814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4.471" calcext:value-type="float">
            <text:p>134.471</text:p>
          </table:table-cell>
          <table:table-cell office:value-type="float" office:value="65.2272" calcext:value-type="float">
            <text:p>65.2272</text:p>
          </table:table-cell>
          <table:table-cell office:value-type="float" office:value="234.225" calcext:value-type="float">
            <text:p>234.2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7]" office:value-type="float" office:value="24.343" calcext:value-type="float">
            <text:p>24.343</text:p>
          </table:table-cell>
          <table:table-cell table:formula="of:=ABS(100*[.H207]/[.$G$3])" office:value-type="float" office:value="9.41454472324495" calcext:value-type="float">
            <text:p>9.414544723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7.384" calcext:value-type="float">
            <text:p>137.384</text:p>
          </table:table-cell>
          <table:table-cell office:value-type="float" office:value="65.6272" calcext:value-type="float">
            <text:p>65.6272</text:p>
          </table:table-cell>
          <table:table-cell office:value-type="float" office:value="234.843" calcext:value-type="float">
            <text:p>234.8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8]" office:value-type="float" office:value="23.725" calcext:value-type="float">
            <text:p>23.725</text:p>
          </table:table-cell>
          <table:table-cell table:formula="of:=ABS(100*[.H208]/[.$G$3])" office:value-type="float" office:value="9.17553602920702" calcext:value-type="float">
            <text:p>9.175536029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34.867" calcext:value-type="float">
            <text:p>134.867</text:p>
          </table:table-cell>
          <table:table-cell office:value-type="float" office:value="66.0772" calcext:value-type="float">
            <text:p>66.0772</text:p>
          </table:table-cell>
          <table:table-cell office:value-type="float" office:value="234.843" calcext:value-type="float">
            <text:p>234.8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9]" office:value-type="float" office:value="23.725" calcext:value-type="float">
            <text:p>23.725</text:p>
          </table:table-cell>
          <table:table-cell table:formula="of:=ABS(100*[.H209]/[.$G$3])" office:value-type="float" office:value="9.17553602920702" calcext:value-type="float">
            <text:p>9.175536029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2.381" calcext:value-type="float">
            <text:p>132.381</text:p>
          </table:table-cell>
          <table:table-cell office:value-type="float" office:value="66.5272" calcext:value-type="float">
            <text:p>66.5272</text:p>
          </table:table-cell>
          <table:table-cell office:value-type="float" office:value="235.493" calcext:value-type="float">
            <text:p>235.4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0]" office:value-type="float" office:value="23.075" calcext:value-type="float">
            <text:p>23.075</text:p>
          </table:table-cell>
          <table:table-cell table:formula="of:=ABS(100*[.H210]/[.$G$3])" office:value-type="float" office:value="8.92415148046162" calcext:value-type="float">
            <text:p>8.924151480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5.411" calcext:value-type="float">
            <text:p>125.411</text:p>
          </table:table-cell>
          <table:table-cell office:value-type="float" office:value="66.7772" calcext:value-type="float">
            <text:p>66.7772</text:p>
          </table:table-cell>
          <table:table-cell office:value-type="float" office:value="235.493" calcext:value-type="float">
            <text:p>235.4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1]" office:value-type="float" office:value="23.075" calcext:value-type="float">
            <text:p>23.075</text:p>
          </table:table-cell>
          <table:table-cell table:formula="of:=ABS(100*[.H211]/[.$G$3])" office:value-type="float" office:value="8.92415148046162" calcext:value-type="float">
            <text:p>8.92415148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4.765" calcext:value-type="float">
            <text:p>134.765</text:p>
          </table:table-cell>
          <table:table-cell office:value-type="float" office:value="67.2522" calcext:value-type="float">
            <text:p>67.2522</text:p>
          </table:table-cell>
          <table:table-cell office:value-type="float" office:value="236.043" calcext:value-type="float">
            <text:p>236.0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2]" office:value-type="float" office:value="22.525" calcext:value-type="float">
            <text:p>22.525</text:p>
          </table:table-cell>
          <table:table-cell table:formula="of:=ABS(100*[.H212]/[.$G$3])" office:value-type="float" office:value="8.71144147767704" calcext:value-type="float">
            <text:p>8.711441477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1.273" calcext:value-type="float">
            <text:p>121.273</text:p>
          </table:table-cell>
          <table:table-cell office:value-type="float" office:value="67.4827" calcext:value-type="float">
            <text:p>67.4827</text:p>
          </table:table-cell>
          <table:table-cell office:value-type="float" office:value="236.043" calcext:value-type="float">
            <text:p>236.0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3]" office:value-type="float" office:value="22.525" calcext:value-type="float">
            <text:p>22.525</text:p>
          </table:table-cell>
          <table:table-cell table:formula="of:=ABS(100*[.H213]/[.$G$3])" office:value-type="float" office:value="8.71144147767704" calcext:value-type="float">
            <text:p>8.711441477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1.269" calcext:value-type="float">
            <text:p>131.269</text:p>
          </table:table-cell>
          <table:table-cell office:value-type="float" office:value="67.6577" calcext:value-type="float">
            <text:p>67.6577</text:p>
          </table:table-cell>
          <table:table-cell office:value-type="float" office:value="236.043" calcext:value-type="float">
            <text:p>236.0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4]" office:value-type="float" office:value="22.525" calcext:value-type="float">
            <text:p>22.525</text:p>
          </table:table-cell>
          <table:table-cell table:formula="of:=ABS(100*[.H214]/[.$G$3])" office:value-type="float" office:value="8.71144147767704" calcext:value-type="float">
            <text:p>8.711441477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0.86" calcext:value-type="float">
            <text:p>150.86</text:p>
          </table:table-cell>
          <table:table-cell office:value-type="float" office:value="68.1077" calcext:value-type="float">
            <text:p>68.1077</text:p>
          </table:table-cell>
          <table:table-cell office:value-type="float" office:value="244.558" calcext:value-type="float">
            <text:p>244.5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5]" office:value-type="float" office:value="14.01" calcext:value-type="float">
            <text:p>14.01</text:p>
          </table:table-cell>
          <table:table-cell table:formula="of:=ABS(100*[.H215]/[.$G$3])" office:value-type="float" office:value="5.41830388911234" calcext:value-type="float">
            <text:p>5.418303889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6.926" calcext:value-type="float">
            <text:p>146.926</text:p>
          </table:table-cell>
          <table:table-cell office:value-type="float" office:value="68.5577" calcext:value-type="float">
            <text:p>68.5577</text:p>
          </table:table-cell>
          <table:table-cell office:value-type="float" office:value="245.293" calcext:value-type="float">
            <text:p>245.2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6]" office:value-type="float" office:value="13.275" calcext:value-type="float">
            <text:p>13.275</text:p>
          </table:table-cell>
          <table:table-cell table:formula="of:=ABS(100*[.H216]/[.$G$3])" office:value-type="float" office:value="5.13404597630023" calcext:value-type="float">
            <text:p>5.134045976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4.67" calcext:value-type="float">
            <text:p>134.67</text:p>
          </table:table-cell>
          <table:table-cell office:value-type="float" office:value="69.0077" calcext:value-type="float">
            <text:p>69.0077</text:p>
          </table:table-cell>
          <table:table-cell office:value-type="float" office:value="245.633" calcext:value-type="float">
            <text:p>245.6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7]" office:value-type="float" office:value="12.935" calcext:value-type="float">
            <text:p>12.935</text:p>
          </table:table-cell>
          <table:table-cell table:formula="of:=ABS(100*[.H217]/[.$G$3])" office:value-type="float" office:value="5.0025525200334" calcext:value-type="float">
            <text:p>5.0025525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8.656" calcext:value-type="float">
            <text:p>148.656</text:p>
          </table:table-cell>
          <table:table-cell office:value-type="float" office:value="69.4077" calcext:value-type="float">
            <text:p>69.4077</text:p>
          </table:table-cell>
          <table:table-cell office:value-type="float" office:value="245.635" calcext:value-type="float">
            <text:p>245.6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8]" office:value-type="float" office:value="12.933" calcext:value-type="float">
            <text:p>12.933</text:p>
          </table:table-cell>
          <table:table-cell table:formula="of:=ABS(100*[.H218]/[.$G$3])" office:value-type="float" office:value="5.0017790291142" calcext:value-type="float">
            <text:p>5.001779029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9.277" calcext:value-type="float">
            <text:p>129.277</text:p>
          </table:table-cell>
          <table:table-cell office:value-type="float" office:value="69.7613" calcext:value-type="float">
            <text:p>69.7613</text:p>
          </table:table-cell>
          <table:table-cell office:value-type="float" office:value="245.63" calcext:value-type="float">
            <text:p>245.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9]" office:value-type="float" office:value="12.938" calcext:value-type="float">
            <text:p>12.938</text:p>
          </table:table-cell>
          <table:table-cell table:formula="of:=ABS(100*[.H219]/[.$G$3])" office:value-type="float" office:value="5.00371275641224" calcext:value-type="float">
            <text:p>5.003712756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0.751" calcext:value-type="float">
            <text:p>140.751</text:p>
          </table:table-cell>
          <table:table-cell office:value-type="float" office:value="70.0613" calcext:value-type="float">
            <text:p>70.0613</text:p>
          </table:table-cell>
          <table:table-cell office:value-type="float" office:value="246.108" calcext:value-type="float">
            <text:p>246.1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0]" office:value-type="float" office:value="12.46" calcext:value-type="float">
            <text:p>12.46</text:p>
          </table:table-cell>
          <table:table-cell table:formula="of:=ABS(100*[.H220]/[.$G$3])" office:value-type="float" office:value="4.81884842671946" calcext:value-type="float">
            <text:p>4.818848426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0.751" calcext:value-type="float">
            <text:p>150.751</text:p>
          </table:table-cell>
          <table:table-cell office:value-type="float" office:value="70.4613" calcext:value-type="float">
            <text:p>70.4613</text:p>
          </table:table-cell>
          <table:table-cell office:value-type="float" office:value="246.085" calcext:value-type="float">
            <text:p>246.0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1]" office:value-type="float" office:value="12.483" calcext:value-type="float">
            <text:p>12.483</text:p>
          </table:table-cell>
          <table:table-cell table:formula="of:=ABS(100*[.H221]/[.$G$3])" office:value-type="float" office:value="4.82774357229045" calcext:value-type="float">
            <text:p>4.827743572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3.005" calcext:value-type="float">
            <text:p>163.005</text:p>
          </table:table-cell>
          <table:table-cell office:value-type="float" office:value="70.6613" calcext:value-type="float">
            <text:p>70.6613</text:p>
          </table:table-cell>
          <table:table-cell office:value-type="float" office:value="246.435" calcext:value-type="float">
            <text:p>246.4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2]" office:value-type="float" office:value="12.133" calcext:value-type="float">
            <text:p>12.133</text:p>
          </table:table-cell>
          <table:table-cell table:formula="of:=ABS(100*[.H222]/[.$G$3])" office:value-type="float" office:value="4.69238266142755" calcext:value-type="float">
            <text:p>4.692382661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2.733" calcext:value-type="float">
            <text:p>152.733</text:p>
          </table:table-cell>
          <table:table-cell office:value-type="float" office:value="71.112" calcext:value-type="float">
            <text:p>71.112</text:p>
          </table:table-cell>
          <table:table-cell office:value-type="float" office:value="246.83" calcext:value-type="float">
            <text:p>246.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3]" office:value-type="float" office:value="11.738" calcext:value-type="float">
            <text:p>11.738</text:p>
          </table:table-cell>
          <table:table-cell table:formula="of:=ABS(100*[.H223]/[.$G$3])" office:value-type="float" office:value="4.53961820488226" calcext:value-type="float">
            <text:p>4.539618204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7.872" calcext:value-type="float">
            <text:p>137.872</text:p>
          </table:table-cell>
          <table:table-cell office:value-type="float" office:value="71.452" calcext:value-type="float">
            <text:p>71.452</text:p>
          </table:table-cell>
          <table:table-cell office:value-type="float" office:value="248.058" calcext:value-type="float">
            <text:p>248.0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4]" office:value-type="float" office:value="10.51" calcext:value-type="float">
            <text:p>10.51</text:p>
          </table:table-cell>
          <table:table-cell table:formula="of:=ABS(100*[.H224]/[.$G$3])" office:value-type="float" office:value="4.06469478048327" calcext:value-type="float">
            <text:p>4.064694780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8.288" calcext:value-type="float">
            <text:p>138.288</text:p>
          </table:table-cell>
          <table:table-cell office:value-type="float" office:value="71.6995" calcext:value-type="float">
            <text:p>71.6995</text:p>
          </table:table-cell>
          <table:table-cell office:value-type="float" office:value="248.063" calcext:value-type="float">
            <text:p>248.0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5]" office:value-type="float" office:value="10.505" calcext:value-type="float">
            <text:p>10.505</text:p>
          </table:table-cell>
          <table:table-cell table:formula="of:=ABS(100*[.H225]/[.$G$3])" office:value-type="float" office:value="4.06276105318523" calcext:value-type="float">
            <text:p>4.062761053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8.465" calcext:value-type="float">
            <text:p>148.465</text:p>
          </table:table-cell>
          <table:table-cell office:value-type="float" office:value="72.0711" calcext:value-type="float">
            <text:p>72.0711</text:p>
          </table:table-cell>
          <table:table-cell office:value-type="float" office:value="248.435" calcext:value-type="float">
            <text:p>248.4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6]" office:value-type="float" office:value="10.133" calcext:value-type="float">
            <text:p>10.133</text:p>
          </table:table-cell>
          <table:table-cell table:formula="of:=ABS(100*[.H226]/[.$G$3])" office:value-type="float" office:value="3.91889174221094" calcext:value-type="float">
            <text:p>3.918891742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1.813" calcext:value-type="float">
            <text:p>141.813</text:p>
          </table:table-cell>
          <table:table-cell office:value-type="float" office:value="72.3211" calcext:value-type="float">
            <text:p>72.3211</text:p>
          </table:table-cell>
          <table:table-cell office:value-type="float" office:value="248.435" calcext:value-type="float">
            <text:p>248.4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7]" office:value-type="float" office:value="10.133" calcext:value-type="float">
            <text:p>10.133</text:p>
          </table:table-cell>
          <table:table-cell table:formula="of:=ABS(100*[.H227]/[.$G$3])" office:value-type="float" office:value="3.91889174221094" calcext:value-type="float">
            <text:p>3.918891742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70.87" calcext:value-type="float">
            <text:p>170.87</text:p>
          </table:table-cell>
          <table:table-cell office:value-type="float" office:value="72.5211" calcext:value-type="float">
            <text:p>72.5211</text:p>
          </table:table-cell>
          <table:table-cell office:value-type="float" office:value="250.105" calcext:value-type="float">
            <text:p>250.1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8]" office:value-type="float" office:value="8.46299999999999" calcext:value-type="float">
            <text:p>8.463</text:p>
          </table:table-cell>
          <table:table-cell table:formula="of:=ABS(100*[.H228]/[.$G$3])" office:value-type="float" office:value="3.27302682466508" calcext:value-type="float">
            <text:p>3.273026824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6.95" calcext:value-type="float">
            <text:p>156.95</text:p>
          </table:table-cell>
          <table:table-cell office:value-type="float" office:value="72.7711" calcext:value-type="float">
            <text:p>72.7711</text:p>
          </table:table-cell>
          <table:table-cell office:value-type="float" office:value="253.758" calcext:value-type="float">
            <text:p>253.7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9]" office:value-type="float" office:value="4.80999999999997" calcext:value-type="float">
            <text:p>4.81</text:p>
          </table:table-cell>
          <table:table-cell table:formula="of:=ABS(100*[.H229]/[.$G$3])" office:value-type="float" office:value="1.86024566071593" calcext:value-type="float">
            <text:p>1.860245660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1.21" calcext:value-type="float">
            <text:p>141.21</text:p>
          </table:table-cell>
          <table:table-cell office:value-type="float" office:value="73.1902" calcext:value-type="float">
            <text:p>73.1902</text:p>
          </table:table-cell>
          <table:table-cell office:value-type="float" office:value="254.1" calcext:value-type="float">
            <text:p>254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0]" office:value-type="float" office:value="4.46799999999999" calcext:value-type="float">
            <text:p>4.468</text:p>
          </table:table-cell>
          <table:table-cell table:formula="of:=ABS(100*[.H230]/[.$G$3])" office:value-type="float" office:value="1.7279787135299" calcext:value-type="float">
            <text:p>1.727978713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3.804" calcext:value-type="float">
            <text:p>143.804</text:p>
          </table:table-cell>
          <table:table-cell office:value-type="float" office:value="73.5593" calcext:value-type="float">
            <text:p>73.5593</text:p>
          </table:table-cell>
          <table:table-cell office:value-type="float" office:value="254.503" calcext:value-type="float">
            <text:p>254.5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1]" office:value-type="float" office:value="4.065" calcext:value-type="float">
            <text:p>4.065</text:p>
          </table:table-cell>
          <table:table-cell table:formula="of:=ABS(100*[.H231]/[.$G$3])" office:value-type="float" office:value="1.57212029330776" calcext:value-type="float">
            <text:p>1.572120293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7.895" calcext:value-type="float">
            <text:p>157.895</text:p>
          </table:table-cell>
          <table:table-cell office:value-type="float" office:value="73.8093" calcext:value-type="float">
            <text:p>73.8093</text:p>
          </table:table-cell>
          <table:table-cell office:value-type="float" office:value="254.483" calcext:value-type="float">
            <text:p>254.4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2]" office:value-type="float" office:value="4.08499999999998" calcext:value-type="float">
            <text:p>4.085</text:p>
          </table:table-cell>
          <table:table-cell table:formula="of:=ABS(100*[.H232]/[.$G$3])" office:value-type="float" office:value="1.57985520249991" calcext:value-type="float">
            <text:p>1.579855202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7.617" calcext:value-type="float">
            <text:p>147.617</text:p>
          </table:table-cell>
          <table:table-cell office:value-type="float" office:value="74.0093" calcext:value-type="float">
            <text:p>74.0093</text:p>
          </table:table-cell>
          <table:table-cell office:value-type="float" office:value="254.528" calcext:value-type="float">
            <text:p>254.5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3]" office:value-type="float" office:value="4.03999999999999" calcext:value-type="float">
            <text:p>4.04</text:p>
          </table:table-cell>
          <table:table-cell table:formula="of:=ABS(100*[.H233]/[.$G$3])" office:value-type="float" office:value="1.56245165681755" calcext:value-type="float">
            <text:p>1.562451656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80.08" calcext:value-type="float">
            <text:p>180.08</text:p>
          </table:table-cell>
          <table:table-cell office:value-type="float" office:value="74.3093" calcext:value-type="float">
            <text:p>74.3093</text:p>
          </table:table-cell>
          <table:table-cell office:value-type="float" office:value="254.843" calcext:value-type="float">
            <text:p>254.8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4]" office:value-type="float" office:value="3.72499999999999" calcext:value-type="float">
            <text:p>3.725</text:p>
          </table:table-cell>
          <table:table-cell table:formula="of:=ABS(100*[.H234]/[.$G$3])" office:value-type="float" office:value="1.44062683704093" calcext:value-type="float">
            <text:p>1.44062683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4.995" calcext:value-type="float">
            <text:p>154.995</text:p>
          </table:table-cell>
          <table:table-cell office:value-type="float" office:value="74.6186" calcext:value-type="float">
            <text:p>74.6186</text:p>
          </table:table-cell>
          <table:table-cell office:value-type="float" office:value="255.465" calcext:value-type="float">
            <text:p>255.4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5]" office:value-type="float" office:value="3.10299999999998" calcext:value-type="float">
            <text:p>3.103</text:p>
          </table:table-cell>
          <table:table-cell table:formula="of:=ABS(100*[.H235]/[.$G$3])" office:value-type="float" office:value="1.20007116116456" calcext:value-type="float">
            <text:p>1.200071161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.928" calcext:value-type="float">
            <text:p>145.928</text:p>
          </table:table-cell>
          <table:table-cell office:value-type="float" office:value="74.876" calcext:value-type="float">
            <text:p>74.876</text:p>
          </table:table-cell>
          <table:table-cell office:value-type="float" office:value="255.38" calcext:value-type="float">
            <text:p>255.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6]" office:value-type="float" office:value="3.18799999999999" calcext:value-type="float">
            <text:p>3.188</text:p>
          </table:table-cell>
          <table:table-cell table:formula="of:=ABS(100*[.H236]/[.$G$3])" office:value-type="float" office:value="1.23294452523127" calcext:value-type="float">
            <text:p>1.232944525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1.48" calcext:value-type="float">
            <text:p>181.48</text:p>
          </table:table-cell>
          <table:table-cell office:value-type="float" office:value="75.151" calcext:value-type="float">
            <text:p>75.151</text:p>
          </table:table-cell>
          <table:table-cell office:value-type="float" office:value="255.853" calcext:value-type="float">
            <text:p>255.8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7]" office:value-type="float" office:value="2.71499999999997" calcext:value-type="float">
            <text:p>2.715</text:p>
          </table:table-cell>
          <table:table-cell table:formula="of:=ABS(100*[.H237]/[.$G$3])" office:value-type="float" office:value="1.05001392283654" calcext:value-type="float">
            <text:p>1.050013922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20.311" calcext:value-type="float">
            <text:p>220.311</text:p>
          </table:table-cell>
          <table:table-cell office:value-type="float" office:value="75.501" calcext:value-type="float">
            <text:p>75.501</text:p>
          </table:table-cell>
          <table:table-cell office:value-type="float" office:value="257.01" calcext:value-type="float">
            <text:p>257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8]" office:value-type="float" office:value="1.55799999999999" calcext:value-type="float">
            <text:p>1.558</text:p>
          </table:table-cell>
          <table:table-cell table:formula="of:=ABS(100*[.H238]/[.$G$3])" office:value-type="float" office:value="0.602549426069735" calcext:value-type="float">
            <text:p>0.602549426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37.182" calcext:value-type="float">
            <text:p>137.182</text:p>
          </table:table-cell>
          <table:table-cell office:value-type="float" office:value="75.901" calcext:value-type="float">
            <text:p>75.901</text:p>
          </table:table-cell>
          <table:table-cell office:value-type="float" office:value="256.63" calcext:value-type="float">
            <text:p>256.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9]" office:value-type="float" office:value="1.93799999999999" calcext:value-type="float">
            <text:p>1.938</text:p>
          </table:table-cell>
          <table:table-cell table:formula="of:=ABS(100*[.H239]/[.$G$3])" office:value-type="float" office:value="0.749512700720889" calcext:value-type="float">
            <text:p>0.749512700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9.037" calcext:value-type="float">
            <text:p>149.037</text:p>
          </table:table-cell>
          <table:table-cell office:value-type="float" office:value="76.151" calcext:value-type="float">
            <text:p>76.151</text:p>
          </table:table-cell>
          <table:table-cell office:value-type="float" office:value="257.508" calcext:value-type="float">
            <text:p>257.5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0]" office:value-type="float" office:value="1.06" calcext:value-type="float">
            <text:p>1.06</text:p>
          </table:table-cell>
          <table:table-cell table:formula="of:=ABS(100*[.H240]/[.$G$3])" office:value-type="float" office:value="0.409950187184803" calcext:value-type="float">
            <text:p>0.409950187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0.038" calcext:value-type="float">
            <text:p>150.038</text:p>
          </table:table-cell>
          <table:table-cell office:value-type="float" office:value="76.651" calcext:value-type="float">
            <text:p>76.651</text:p>
          </table:table-cell>
          <table:table-cell office:value-type="float" office:value="257.505" calcext:value-type="float">
            <text:p>257.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1]" office:value-type="float" office:value="1.06299999999999" calcext:value-type="float">
            <text:p>1.063</text:p>
          </table:table-cell>
          <table:table-cell table:formula="of:=ABS(100*[.H241]/[.$G$3])" office:value-type="float" office:value="0.411110423563623" calcext:value-type="float">
            <text:p>0.4111104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9.198" calcext:value-type="float">
            <text:p>159.198</text:p>
          </table:table-cell>
          <table:table-cell office:value-type="float" office:value="77.001" calcext:value-type="float">
            <text:p>77.001</text:p>
          </table:table-cell>
          <table:table-cell office:value-type="float" office:value="257.13" calcext:value-type="float">
            <text:p>257.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2]" office:value-type="float" office:value="1.43799999999999" calcext:value-type="float">
            <text:p>1.438</text:p>
          </table:table-cell>
          <table:table-cell table:formula="of:=ABS(100*[.H242]/[.$G$3])" office:value-type="float" office:value="0.556139970916737" calcext:value-type="float">
            <text:p>0.556139970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4.316" calcext:value-type="float">
            <text:p>134.316</text:p>
          </table:table-cell>
          <table:table-cell office:value-type="float" office:value="77.401" calcext:value-type="float">
            <text:p>77.401</text:p>
          </table:table-cell>
          <table:table-cell office:value-type="float" office:value="258.198" calcext:value-type="float">
            <text:p>258.1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3]" office:value-type="float" office:value="0.370000000000005" calcext:value-type="float">
            <text:p>0.37</text:p>
          </table:table-cell>
          <table:table-cell table:formula="of:=ABS(100*[.H243]/[.$G$3])" office:value-type="float" office:value="0.143095820055074" calcext:value-type="float">
            <text:p>0.14309582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91.275" calcext:value-type="float">
            <text:p>191.275</text:p>
          </table:table-cell>
          <table:table-cell office:value-type="float" office:value="77.6315" calcext:value-type="float">
            <text:p>77.6315</text:p>
          </table:table-cell>
          <table:table-cell office:value-type="float" office:value="258.168" calcext:value-type="float">
            <text:p>258.1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4]" office:value-type="float" office:value="0.399999999999977" calcext:value-type="float">
            <text:p>0.4</text:p>
          </table:table-cell>
          <table:table-cell table:formula="of:=ABS(100*[.H244]/[.$G$3])" office:value-type="float" office:value="0.154698183843313" calcext:value-type="float">
            <text:p>0.154698183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6.643" calcext:value-type="float">
            <text:p>146.643</text:p>
          </table:table-cell>
          <table:table-cell office:value-type="float" office:value="77.8888" calcext:value-type="float">
            <text:p>77.8888</text:p>
          </table:table-cell>
          <table:table-cell office:value-type="float" office:value="258.728" calcext:value-type="float">
            <text:p>258.7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5]" office:value-type="float" office:value="-0.160000000000025" calcext:value-type="float">
            <text:p>-0.16</text:p>
          </table:table-cell>
          <table:table-cell table:formula="of:=ABS(100*[.H245]/[.$G$3])" office:value-type="float" office:value="0.0618792735373383" calcext:value-type="float">
            <text:p>0.061879273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30.832" calcext:value-type="float">
            <text:p>130.832</text:p>
          </table:table-cell>
          <table:table-cell office:value-type="float" office:value="78.1981" calcext:value-type="float">
            <text:p>78.1981</text:p>
          </table:table-cell>
          <table:table-cell office:value-type="float" office:value="258.678" calcext:value-type="float">
            <text:p>258.6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6]" office:value-type="float" office:value="-0.110000000000014" calcext:value-type="float">
            <text:p>-0.11</text:p>
          </table:table-cell>
          <table:table-cell table:formula="of:=ABS(100*[.H246]/[.$G$3])" office:value-type="float" office:value="0.0425420005569187" calcext:value-type="float">
            <text:p>0.042542000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6.327" calcext:value-type="float">
            <text:p>146.327</text:p>
          </table:table-cell>
          <table:table-cell office:value-type="float" office:value="78.4685" calcext:value-type="float">
            <text:p>78.4685</text:p>
          </table:table-cell>
          <table:table-cell office:value-type="float" office:value="258.675" calcext:value-type="float">
            <text:p>258.6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7]" office:value-type="float" office:value="-0.107000000000028" calcext:value-type="float">
            <text:p>-0.107</text:p>
          </table:table-cell>
          <table:table-cell table:formula="of:=ABS(100*[.H247]/[.$G$3])" office:value-type="float" office:value="0.0413817641780993" calcext:value-type="float">
            <text:p>0.041381764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2.758" calcext:value-type="float">
            <text:p>152.758</text:p>
          </table:table-cell>
          <table:table-cell office:value-type="float" office:value="78.7695" calcext:value-type="float">
            <text:p>78.7695</text:p>
          </table:table-cell>
          <table:table-cell office:value-type="float" office:value="258.57" calcext:value-type="float">
            <text:p>258.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8]" office:value-type="float" office:value="-0.00200000000000955" calcext:value-type="float">
            <text:p>-0.002</text:p>
          </table:table-cell>
          <table:table-cell table:formula="of:=ABS(100*[.H248]/[.$G$3])" office:value-type="float" office:value="0.000773490919220302" calcext:value-type="float">
            <text:p>0.000773490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3.064" calcext:value-type="float">
            <text:p>143.064</text:p>
          </table:table-cell>
          <table:table-cell office:value-type="float" office:value="79.0388" calcext:value-type="float">
            <text:p>79.0388</text:p>
          </table:table-cell>
          <table:table-cell office:value-type="float" office:value="258.555" calcext:value-type="float">
            <text:p>258.5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9]" office:value-type="float" office:value="0.0129999999999768" calcext:value-type="float">
            <text:p>0.013</text:p>
          </table:table-cell>
          <table:table-cell table:formula="of:=ABS(100*[.H249]/[.$G$3])" office:value-type="float" office:value="0.00502769097489899" calcext:value-type="float">
            <text:p>0.00502769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88.406" calcext:value-type="float">
            <text:p>188.406</text:p>
          </table:table-cell>
          <table:table-cell office:value-type="float" office:value="79.2888" calcext:value-type="float">
            <text:p>79.2888</text:p>
          </table:table-cell>
          <table:table-cell office:value-type="float" office:value="258.55" calcext:value-type="float">
            <text:p>258.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50]" office:value-type="float" office:value="0.0179999999999723" calcext:value-type="float">
            <text:p>0.018</text:p>
          </table:table-cell>
          <table:table-cell table:formula="of:=ABS(100*[.H250]/[.$G$3])" office:value-type="float" office:value="0.00696141827293875" calcext:value-type="float">
            <text:p>0.006961418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1.099" calcext:value-type="float">
            <text:p>151.099</text:p>
          </table:table-cell>
          <table:table-cell office:value-type="float" office:value="79.6397" calcext:value-type="float">
            <text:p>79.6397</text:p>
          </table:table-cell>
          <table:table-cell office:value-type="float" office:value="258.568" calcext:value-type="float">
            <text:p>258.5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51]" office:value-type="float" office:value="0" calcext:value-type="float">
            <text:p>0</text:p>
          </table:table-cell>
          <table:table-cell table:formula="of:=ABS(100*[.H251]/[.$G$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7.472" calcext:value-type="float">
            <text:p>137.472</text:p>
          </table:table-cell>
          <table:table-cell office:value-type="float" office:value="80.0654" calcext:value-type="float">
            <text:p>80.0654</text:p>
          </table:table-cell>
          <table:table-cell office:value-type="float" office:value="258.568" calcext:value-type="float">
            <text:p>258.5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52]" office:value-type="float" office:value="0" calcext:value-type="float">
            <text:p>0</text:p>
          </table:table-cell>
          <table:table-cell table:formula="of:=ABS(100*[.H252]/[.$G$3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17:03:27.455179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6T18:41:09.099951747</dc:date>
    <meta:generator>LibreOffice/4.2.8.2$Linux_X86_64 LibreOffice_project/420m0$Build-2</meta:generator>
    <meta:editing-duration>P0D</meta:editing-duration>
    <meta:editing-cycles>3</meta:editing-cycles>
    <meta:document-statistic meta:table-count="1" meta:cell-count="17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C3:Sheet1.D252" svg:x="0.32cm" svg:y="0.18cm" svg:width="13.097cm" svg:height="8.64cm">
          <chartooo:coordinate-region svg:x="1.127cm" svg:y="0.38cm" svg:width="12.10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252" chart:class="chart:scatter">
            <chart:domain table:cell-range-address="Sheet1.C3:Sheet1.C252"/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5">
                <text:p>0.475</text:p>
                <draw:g>
                  <svg:desc>Sheet1.C3:Sheet1.C252</svg:desc>
                </draw:g>
              </table:table-cell>
              <table:table-cell office:value-type="float" office:value="8.4425">
                <text:p>8.4425</text:p>
                <draw:g>
                  <svg:desc>Sheet1.D3:Sheet1.D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5">
                <text:p>0.875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5">
                <text:p>1.225</text:p>
              </table:table-cell>
              <table:table-cell office:value-type="float" office:value="8.435">
                <text:p>8.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7625">
                <text:p>1.47625</text:p>
              </table:table-cell>
              <table:table-cell office:value-type="float" office:value="8.435">
                <text:p>8.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0221">
                <text:p>1.80221</text:p>
              </table:table-cell>
              <table:table-cell office:value-type="float" office:value="8.7875">
                <text:p>8.7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5221">
                <text:p>2.05221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221">
                <text:p>2.35221</text:p>
              </table:table-cell>
              <table:table-cell office:value-type="float" office:value="9.8225">
                <text:p>9.8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0221">
                <text:p>2.70221</text:p>
              </table:table-cell>
              <table:table-cell office:value-type="float" office:value="10.3525">
                <text:p>10.3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221">
                <text:p>3.00221</text:p>
              </table:table-cell>
              <table:table-cell office:value-type="float" office:value="10.8425">
                <text:p>10.8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5716">
                <text:p>3.25716</text:p>
              </table:table-cell>
              <table:table-cell office:value-type="float" office:value="11.2775">
                <text:p>11.2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2642">
                <text:p>3.52642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2642">
                <text:p>3.82642</text:p>
              </table:table-cell>
              <table:table-cell office:value-type="float" office:value="12.5875">
                <text:p>12.5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2642">
                <text:p>4.12642</text:p>
              </table:table-cell>
              <table:table-cell office:value-type="float" office:value="13.3575">
                <text:p>13.3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0142">
                <text:p>4.40142</text:p>
              </table:table-cell>
              <table:table-cell office:value-type="float" office:value="13.8575">
                <text:p>13.8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0142">
                <text:p>4.70142</text:p>
              </table:table-cell>
              <table:table-cell office:value-type="float" office:value="20.34">
                <text:p>20.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5231">
                <text:p>5.05231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3182">
                <text:p>5.33182</text:p>
              </table:table-cell>
              <table:table-cell office:value-type="float" office:value="27.52">
                <text:p>27.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3182">
                <text:p>5.63182</text:p>
              </table:table-cell>
              <table:table-cell office:value-type="float" office:value="30.9575">
                <text:p>30.9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3182">
                <text:p>5.93182</text:p>
              </table:table-cell>
              <table:table-cell office:value-type="float" office:value="38.2475">
                <text:p>38.24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3182">
                <text:p>6.23182</text:p>
              </table:table-cell>
              <table:table-cell office:value-type="float" office:value="45.32">
                <text:p>45.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55682">
                <text:p>6.55682</text:p>
              </table:table-cell>
              <table:table-cell office:value-type="float" office:value="49.1675">
                <text:p>49.16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8278">
                <text:p>6.88278</text:p>
              </table:table-cell>
              <table:table-cell office:value-type="float" office:value="52.2125">
                <text:p>52.2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7329">
                <text:p>7.27329</text:p>
              </table:table-cell>
              <table:table-cell office:value-type="float" office:value="53.51">
                <text:p>53.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7329">
                <text:p>7.57329</text:p>
              </table:table-cell>
              <table:table-cell office:value-type="float" office:value="53.51">
                <text:p>53.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92329">
                <text:p>7.92329</text:p>
              </table:table-cell>
              <table:table-cell office:value-type="float" office:value="53.51">
                <text:p>53.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233">
                <text:p>8.2233</text:p>
              </table:table-cell>
              <table:table-cell office:value-type="float" office:value="53.4475">
                <text:p>53.4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5483">
                <text:p>8.5483</text:p>
              </table:table-cell>
              <table:table-cell office:value-type="float" office:value="53.395">
                <text:p>53.3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8483">
                <text:p>8.8483</text:p>
              </table:table-cell>
              <table:table-cell office:value-type="float" office:value="53.4225">
                <text:p>53.42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17426">
                <text:p>9.17426</text:p>
              </table:table-cell>
              <table:table-cell office:value-type="float" office:value="53.3975">
                <text:p>53.39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5106">
                <text:p>9.5106</text:p>
              </table:table-cell>
              <table:table-cell office:value-type="float" office:value="54.7375">
                <text:p>54.7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88225">
                <text:p>9.88225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2712">
                <text:p>10.2712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6291">
                <text:p>10.6291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9291">
                <text:p>10.9291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28">
                <text:p>11.28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63">
                <text:p>11.63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88">
                <text:p>11.88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33">
                <text:p>12.33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6782">
                <text:p>12.6782</text:p>
              </table:table-cell>
              <table:table-cell office:value-type="float" office:value="56.095">
                <text:p>56.0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9282">
                <text:p>12.9282</text:p>
              </table:table-cell>
              <table:table-cell office:value-type="float" office:value="56.055">
                <text:p>56.0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2032">
                <text:p>13.2032</text:p>
              </table:table-cell>
              <table:table-cell office:value-type="float" office:value="56.07">
                <text:p>56.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5532">
                <text:p>13.5532</text:p>
              </table:table-cell>
              <table:table-cell office:value-type="float" office:value="56.975">
                <text:p>56.9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8032">
                <text:p>13.8032</text:p>
              </table:table-cell>
              <table:table-cell office:value-type="float" office:value="56.9675">
                <text:p>56.96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1292">
                <text:p>14.1292</text:p>
              </table:table-cell>
              <table:table-cell office:value-type="float" office:value="56.9675">
                <text:p>56.96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3792">
                <text:p>14.3792</text:p>
              </table:table-cell>
              <table:table-cell office:value-type="float" office:value="57.5675">
                <text:p>57.56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6292">
                <text:p>14.6292</text:p>
              </table:table-cell>
              <table:table-cell office:value-type="float" office:value="57.5675">
                <text:p>57.56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9042">
                <text:p>14.9042</text:p>
              </table:table-cell>
              <table:table-cell office:value-type="float" office:value="58.6675">
                <text:p>58.66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2042">
                <text:p>15.2042</text:p>
              </table:table-cell>
              <table:table-cell office:value-type="float" office:value="58.6425">
                <text:p>58.64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4542">
                <text:p>15.4542</text:p>
              </table:table-cell>
              <table:table-cell office:value-type="float" office:value="59.4425">
                <text:p>59.44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7042">
                <text:p>15.7042</text:p>
              </table:table-cell>
              <table:table-cell office:value-type="float" office:value="59.4425">
                <text:p>59.44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9542">
                <text:p>15.9542</text:p>
              </table:table-cell>
              <table:table-cell office:value-type="float" office:value="60.085">
                <text:p>60.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2042">
                <text:p>16.2042</text:p>
              </table:table-cell>
              <table:table-cell office:value-type="float" office:value="60.08">
                <text:p>60.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4792">
                <text:p>16.4792</text:p>
              </table:table-cell>
              <table:table-cell office:value-type="float" office:value="60.865">
                <text:p>60.8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7792">
                <text:p>16.7792</text:p>
              </table:table-cell>
              <table:table-cell office:value-type="float" office:value="60.865">
                <text:p>60.8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0542">
                <text:p>17.0542</text:p>
              </table:table-cell>
              <table:table-cell office:value-type="float" office:value="61.4125">
                <text:p>61.4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3042">
                <text:p>17.3042</text:p>
              </table:table-cell>
              <table:table-cell office:value-type="float" office:value="61.41">
                <text:p>61.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5542">
                <text:p>17.5542</text:p>
              </table:table-cell>
              <table:table-cell office:value-type="float" office:value="61.4075">
                <text:p>61.40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8292">
                <text:p>17.8292</text:p>
              </table:table-cell>
              <table:table-cell office:value-type="float" office:value="62.2925">
                <text:p>62.29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9812">
                <text:p>17.9812</text:p>
              </table:table-cell>
              <table:table-cell office:value-type="float" office:value="62.2625">
                <text:p>62.2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2854">
                <text:p>18.2854</text:p>
              </table:table-cell>
              <table:table-cell office:value-type="float" office:value="62.765">
                <text:p>62.7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5354">
                <text:p>18.5354</text:p>
              </table:table-cell>
              <table:table-cell office:value-type="float" office:value="65.78">
                <text:p>65.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7854">
                <text:p>18.7854</text:p>
              </table:table-cell>
              <table:table-cell office:value-type="float" office:value="66.455">
                <text:p>66.4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0604">
                <text:p>19.0604</text:p>
              </table:table-cell>
              <table:table-cell office:value-type="float" office:value="66.4525">
                <text:p>66.45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3104">
                <text:p>19.3104</text:p>
              </table:table-cell>
              <table:table-cell office:value-type="float" office:value="67.075">
                <text:p>67.0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5604">
                <text:p>19.5604</text:p>
              </table:table-cell>
              <table:table-cell office:value-type="float" office:value="69.6525">
                <text:p>69.65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8104">
                <text:p>19.8104</text:p>
              </table:table-cell>
              <table:table-cell office:value-type="float" office:value="70.7275">
                <text:p>70.72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0604">
                <text:p>20.0604</text:p>
              </table:table-cell>
              <table:table-cell office:value-type="float" office:value="72.1125">
                <text:p>72.1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4104">
                <text:p>20.4104</text:p>
              </table:table-cell>
              <table:table-cell office:value-type="float" office:value="72.9125">
                <text:p>72.9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6354">
                <text:p>20.6354</text:p>
              </table:table-cell>
              <table:table-cell office:value-type="float" office:value="72.6425">
                <text:p>72.64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0354">
                <text:p>21.0354</text:p>
              </table:table-cell>
              <table:table-cell office:value-type="float" office:value="73.5325">
                <text:p>73.53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.3854">
                <text:p>21.3854</text:p>
              </table:table-cell>
              <table:table-cell office:value-type="float" office:value="74.655">
                <text:p>74.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757">
                <text:p>21.757</text:p>
              </table:table-cell>
              <table:table-cell office:value-type="float" office:value="75.73">
                <text:p>75.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0612">
                <text:p>22.0612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4112">
                <text:p>22.4112</text:p>
              </table:table-cell>
              <table:table-cell office:value-type="float" office:value="75.92">
                <text:p>75.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6722">
                <text:p>22.6722</text:p>
              </table:table-cell>
              <table:table-cell office:value-type="float" office:value="76.33">
                <text:p>76.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0222">
                <text:p>23.0222</text:p>
              </table:table-cell>
              <table:table-cell office:value-type="float" office:value="76.65">
                <text:p>76.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3722">
                <text:p>23.3722</text:p>
              </table:table-cell>
              <table:table-cell office:value-type="float" office:value="77.4475">
                <text:p>77.44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7792">
                <text:p>23.7792</text:p>
              </table:table-cell>
              <table:table-cell office:value-type="float" office:value="77.4475">
                <text:p>77.44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3492">
                <text:p>24.3492</text:p>
              </table:table-cell>
              <table:table-cell office:value-type="float" office:value="80.6425">
                <text:p>80.64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.7317">
                <text:p>24.7317</text:p>
              </table:table-cell>
              <table:table-cell office:value-type="float" office:value="81.94">
                <text:p>81.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0368">
                <text:p>25.0368</text:p>
              </table:table-cell>
              <table:table-cell office:value-type="float" office:value="81.905">
                <text:p>81.9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4091">
                <text:p>25.4091</text:p>
              </table:table-cell>
              <table:table-cell office:value-type="float" office:value="82.41">
                <text:p>82.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.5549">
                <text:p>25.5549</text:p>
              </table:table-cell>
              <table:table-cell office:value-type="float" office:value="82.3825">
                <text:p>82.38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.8159">
                <text:p>25.8159</text:p>
              </table:table-cell>
              <table:table-cell office:value-type="float" office:value="82.65">
                <text:p>82.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.1159">
                <text:p>26.1159</text:p>
              </table:table-cell>
              <table:table-cell office:value-type="float" office:value="82.325">
                <text:p>82.3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3909">
                <text:p>26.3909</text:p>
              </table:table-cell>
              <table:table-cell office:value-type="float" office:value="82.275">
                <text:p>82.2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6519">
                <text:p>26.6519</text:p>
              </table:table-cell>
              <table:table-cell office:value-type="float" office:value="82.15">
                <text:p>82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9269">
                <text:p>26.9269</text:p>
              </table:table-cell>
              <table:table-cell office:value-type="float" office:value="88.925">
                <text:p>88.9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.1879">
                <text:p>27.1879</text:p>
              </table:table-cell>
              <table:table-cell office:value-type="float" office:value="91.8325">
                <text:p>91.83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4379">
                <text:p>27.4379</text:p>
              </table:table-cell>
              <table:table-cell office:value-type="float" office:value="94.715">
                <text:p>94.7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6879">
                <text:p>27.6879</text:p>
              </table:table-cell>
              <table:table-cell office:value-type="float" office:value="97.225">
                <text:p>97.2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9379">
                <text:p>27.9379</text:p>
              </table:table-cell>
              <table:table-cell office:value-type="float" office:value="98.095">
                <text:p>98.0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1879">
                <text:p>28.1879</text:p>
              </table:table-cell>
              <table:table-cell office:value-type="float" office:value="98.1425">
                <text:p>98.14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4379">
                <text:p>28.4379</text:p>
              </table:table-cell>
              <table:table-cell office:value-type="float" office:value="98.9525">
                <text:p>98.95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.6879">
                <text:p>28.6879</text:p>
              </table:table-cell>
              <table:table-cell office:value-type="float" office:value="98.715">
                <text:p>98.7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9392">
                <text:p>28.9392</text:p>
              </table:table-cell>
              <table:table-cell office:value-type="float" office:value="99.3075">
                <text:p>99.30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.1892">
                <text:p>29.1892</text:p>
              </table:table-cell>
              <table:table-cell office:value-type="float" office:value="99.44">
                <text:p>99.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.4392">
                <text:p>29.4392</text:p>
              </table:table-cell>
              <table:table-cell office:value-type="float" office:value="99.12">
                <text:p>99.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.4892">
                <text:p>29.4892</text:p>
              </table:table-cell>
              <table:table-cell office:value-type="float" office:value="100.163">
                <text:p>100.1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.6142">
                <text:p>29.6142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.8992">
                <text:p>29.8992</text:p>
              </table:table-cell>
              <table:table-cell office:value-type="float" office:value="99.615">
                <text:p>99.6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.2492">
                <text:p>30.2492</text:p>
              </table:table-cell>
              <table:table-cell office:value-type="float" office:value="98.8775">
                <text:p>98.87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.73">
                <text:p>30.73</text:p>
              </table:table-cell>
              <table:table-cell office:value-type="float" office:value="100.283">
                <text:p>100.2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.119">
                <text:p>31.119</text:p>
              </table:table-cell>
              <table:table-cell office:value-type="float" office:value="101.033">
                <text:p>101.0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.5259">
                <text:p>31.5259</text:p>
              </table:table-cell>
              <table:table-cell office:value-type="float" office:value="101.03">
                <text:p>101.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.7509">
                <text:p>31.7509</text:p>
              </table:table-cell>
              <table:table-cell office:value-type="float" office:value="101.033">
                <text:p>101.0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.7509">
                <text:p>31.7509</text:p>
              </table:table-cell>
              <table:table-cell office:value-type="float" office:value="102.025">
                <text:p>102.0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.4142">
                <text:p>32.4142</text:p>
              </table:table-cell>
              <table:table-cell office:value-type="float" office:value="102.025">
                <text:p>102.0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.6846">
                <text:p>32.6846</text:p>
              </table:table-cell>
              <table:table-cell office:value-type="float" office:value="102.733">
                <text:p>102.7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.0346">
                <text:p>33.0346</text:p>
              </table:table-cell>
              <table:table-cell office:value-type="float" office:value="103.523">
                <text:p>103.5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.3846">
                <text:p>33.3846</text:p>
              </table:table-cell>
              <table:table-cell office:value-type="float" office:value="104.348">
                <text:p>104.3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.7346">
                <text:p>33.7346</text:p>
              </table:table-cell>
              <table:table-cell office:value-type="float" office:value="105.195">
                <text:p>105.1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.0846">
                <text:p>34.0846</text:p>
              </table:table-cell>
              <table:table-cell office:value-type="float" office:value="106.208">
                <text:p>106.2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.4346">
                <text:p>34.4346</text:p>
              </table:table-cell>
              <table:table-cell office:value-type="float" office:value="111.28">
                <text:p>111.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.7846">
                <text:p>34.7846</text:p>
              </table:table-cell>
              <table:table-cell office:value-type="float" office:value="114.335">
                <text:p>114.3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1425">
                <text:p>35.142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.4588">
                <text:p>35.4588</text:p>
              </table:table-cell>
              <table:table-cell office:value-type="float" office:value="115.07">
                <text:p>115.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.7629">
                <text:p>35.7629</text:p>
              </table:table-cell>
              <table:table-cell office:value-type="float" office:value="116.993">
                <text:p>116.9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.1129">
                <text:p>36.1129</text:p>
              </table:table-cell>
              <table:table-cell office:value-type="float" office:value="117.058">
                <text:p>117.0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.4629">
                <text:p>36.4629</text:p>
              </table:table-cell>
              <table:table-cell office:value-type="float" office:value="119.098">
                <text:p>119.0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8129">
                <text:p>36.8129</text:p>
              </table:table-cell>
              <table:table-cell office:value-type="float" office:value="119.388">
                <text:p>119.3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.1629">
                <text:p>37.1629</text:p>
              </table:table-cell>
              <table:table-cell office:value-type="float" office:value="122.005">
                <text:p>122.0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.5379">
                <text:p>37.5379</text:p>
              </table:table-cell>
              <table:table-cell office:value-type="float" office:value="122.275">
                <text:p>122.2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.8879">
                <text:p>37.8879</text:p>
              </table:table-cell>
              <table:table-cell office:value-type="float" office:value="123.66">
                <text:p>123.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.2629">
                <text:p>38.2629</text:p>
              </table:table-cell>
              <table:table-cell office:value-type="float" office:value="125.188">
                <text:p>125.1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.6129">
                <text:p>38.6129</text:p>
              </table:table-cell>
              <table:table-cell office:value-type="float" office:value="125.805">
                <text:p>125.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.9629">
                <text:p>38.9629</text:p>
              </table:table-cell>
              <table:table-cell office:value-type="float" office:value="126.738">
                <text:p>126.7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3379">
                <text:p>39.3379</text:p>
              </table:table-cell>
              <table:table-cell office:value-type="float" office:value="127.155">
                <text:p>127.1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.7129">
                <text:p>39.7129</text:p>
              </table:table-cell>
              <table:table-cell office:value-type="float" office:value="127.665">
                <text:p>127.6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.0129">
                <text:p>40.0129</text:p>
              </table:table-cell>
              <table:table-cell office:value-type="float" office:value="128.77">
                <text:p>128.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.3879">
                <text:p>40.3879</text:p>
              </table:table-cell>
              <table:table-cell office:value-type="float" office:value="129.208">
                <text:p>129.2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.6379">
                <text:p>40.6379</text:p>
              </table:table-cell>
              <table:table-cell office:value-type="float" office:value="130.065">
                <text:p>130.0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.9629">
                <text:p>40.9629</text:p>
              </table:table-cell>
              <table:table-cell office:value-type="float" office:value="130.428">
                <text:p>130.4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.0188">
                <text:p>41.0188</text:p>
              </table:table-cell>
              <table:table-cell office:value-type="float" office:value="130.088">
                <text:p>130.0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.2688">
                <text:p>41.2688</text:p>
              </table:table-cell>
              <table:table-cell office:value-type="float" office:value="131.178">
                <text:p>131.1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.5188">
                <text:p>41.5188</text:p>
              </table:table-cell>
              <table:table-cell office:value-type="float" office:value="131.338">
                <text:p>131.3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.6956">
                <text:p>41.6956</text:p>
              </table:table-cell>
              <table:table-cell office:value-type="float" office:value="131.095">
                <text:p>131.0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.7857">
                <text:p>41.7857</text:p>
              </table:table-cell>
              <table:table-cell office:value-type="float" office:value="130.923">
                <text:p>130.9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.9378">
                <text:p>41.9378</text:p>
              </table:table-cell>
              <table:table-cell office:value-type="float" office:value="130.915">
                <text:p>130.9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.2878">
                <text:p>42.2878</text:p>
              </table:table-cell>
              <table:table-cell office:value-type="float" office:value="132.635">
                <text:p>132.6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.6137">
                <text:p>42.6137</text:p>
              </table:table-cell>
              <table:table-cell office:value-type="float" office:value="132.79">
                <text:p>132.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.8273">
                <text:p>42.8273</text:p>
              </table:table-cell>
              <table:table-cell office:value-type="float" office:value="137.22">
                <text:p>137.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.1523">
                <text:p>43.1523</text:p>
              </table:table-cell>
              <table:table-cell office:value-type="float" office:value="141.573">
                <text:p>141.5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.5023">
                <text:p>43.5023</text:p>
              </table:table-cell>
              <table:table-cell office:value-type="float" office:value="144.763">
                <text:p>144.7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.8532">
                <text:p>43.8532</text:p>
              </table:table-cell>
              <table:table-cell office:value-type="float" office:value="145.235">
                <text:p>145.2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.1383">
                <text:p>44.1383</text:p>
              </table:table-cell>
              <table:table-cell office:value-type="float" office:value="146.88">
                <text:p>146.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.4545">
                <text:p>44.4545</text:p>
              </table:table-cell>
              <table:table-cell office:value-type="float" office:value="149.24">
                <text:p>149.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.8045">
                <text:p>44.8045</text:p>
              </table:table-cell>
              <table:table-cell office:value-type="float" office:value="150.095">
                <text:p>150.0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.1545">
                <text:p>45.1545</text:p>
              </table:table-cell>
              <table:table-cell office:value-type="float" office:value="152.633">
                <text:p>152.6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.5545">
                <text:p>45.5545</text:p>
              </table:table-cell>
              <table:table-cell office:value-type="float" office:value="153.623">
                <text:p>153.6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.9045">
                <text:p>45.9045</text:p>
              </table:table-cell>
              <table:table-cell office:value-type="float" office:value="154.728">
                <text:p>154.7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.2554">
                <text:p>46.2554</text:p>
              </table:table-cell>
              <table:table-cell office:value-type="float" office:value="156.09">
                <text:p>156.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.5646">
                <text:p>46.5646</text:p>
              </table:table-cell>
              <table:table-cell office:value-type="float" office:value="157.398">
                <text:p>157.3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.8018">
                <text:p>46.8018</text:p>
              </table:table-cell>
              <table:table-cell office:value-type="float" office:value="161.883">
                <text:p>161.8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.2518">
                <text:p>47.2518</text:p>
              </table:table-cell>
              <table:table-cell office:value-type="float" office:value="165.143">
                <text:p>165.1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.5518">
                <text:p>47.5518</text:p>
              </table:table-cell>
              <table:table-cell office:value-type="float" office:value="166.753">
                <text:p>166.7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.9018">
                <text:p>47.9018</text:p>
              </table:table-cell>
              <table:table-cell office:value-type="float" office:value="167.84">
                <text:p>167.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.3268">
                <text:p>48.3268</text:p>
              </table:table-cell>
              <table:table-cell office:value-type="float" office:value="171.998">
                <text:p>171.9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.6268">
                <text:p>48.6268</text:p>
              </table:table-cell>
              <table:table-cell office:value-type="float" office:value="172.788">
                <text:p>172.7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.9768">
                <text:p>48.9768</text:p>
              </table:table-cell>
              <table:table-cell office:value-type="float" office:value="173.775">
                <text:p>173.7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.3768">
                <text:p>49.3768</text:p>
              </table:table-cell>
              <table:table-cell office:value-type="float" office:value="175.313">
                <text:p>175.3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.7018">
                <text:p>49.7018</text:p>
              </table:table-cell>
              <table:table-cell office:value-type="float" office:value="176.685">
                <text:p>176.6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0.1018">
                <text:p>50.1018</text:p>
              </table:table-cell>
              <table:table-cell office:value-type="float" office:value="178.45">
                <text:p>178.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.339">
                <text:p>50.339</text:p>
              </table:table-cell>
              <table:table-cell office:value-type="float" office:value="179.398">
                <text:p>179.3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.689">
                <text:p>50.689</text:p>
              </table:table-cell>
              <table:table-cell office:value-type="float" office:value="180.863">
                <text:p>180.8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1.089">
                <text:p>51.089</text:p>
              </table:table-cell>
              <table:table-cell office:value-type="float" office:value="182.4">
                <text:p>182.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1.439">
                <text:p>51.439</text:p>
              </table:table-cell>
              <table:table-cell office:value-type="float" office:value="183.883">
                <text:p>183.8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.839">
                <text:p>51.839</text:p>
              </table:table-cell>
              <table:table-cell office:value-type="float" office:value="185.135">
                <text:p>185.1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2.139">
                <text:p>52.139</text:p>
              </table:table-cell>
              <table:table-cell office:value-type="float" office:value="186.05">
                <text:p>186.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.489">
                <text:p>52.489</text:p>
              </table:table-cell>
              <table:table-cell office:value-type="float" office:value="187.068">
                <text:p>187.0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.889">
                <text:p>52.889</text:p>
              </table:table-cell>
              <table:table-cell office:value-type="float" office:value="188.093">
                <text:p>188.0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3.189">
                <text:p>53.189</text:p>
              </table:table-cell>
              <table:table-cell office:value-type="float" office:value="194.603">
                <text:p>194.6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3.589">
                <text:p>53.589</text:p>
              </table:table-cell>
              <table:table-cell office:value-type="float" office:value="196.565">
                <text:p>196.5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.8982">
                <text:p>53.8982</text:p>
              </table:table-cell>
              <table:table-cell office:value-type="float" office:value="196.565">
                <text:p>196.5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4.1133">
                <text:p>54.1133</text:p>
              </table:table-cell>
              <table:table-cell office:value-type="float" office:value="196.565">
                <text:p>196.5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4.4421">
                <text:p>54.4421</text:p>
              </table:table-cell>
              <table:table-cell office:value-type="float" office:value="197.175">
                <text:p>197.1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.8921">
                <text:p>54.8921</text:p>
              </table:table-cell>
              <table:table-cell office:value-type="float" office:value="197.155">
                <text:p>197.1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5.3421">
                <text:p>55.3421</text:p>
              </table:table-cell>
              <table:table-cell office:value-type="float" office:value="197.713">
                <text:p>197.7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5.5921">
                <text:p>55.5921</text:p>
              </table:table-cell>
              <table:table-cell office:value-type="float" office:value="197.713">
                <text:p>197.7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6.0421">
                <text:p>56.0421</text:p>
              </table:table-cell>
              <table:table-cell office:value-type="float" office:value="198.175">
                <text:p>198.1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6.4421">
                <text:p>56.4421</text:p>
              </table:table-cell>
              <table:table-cell office:value-type="float" office:value="198.175">
                <text:p>198.1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.8421">
                <text:p>56.8421</text:p>
              </table:table-cell>
              <table:table-cell office:value-type="float" office:value="199.393">
                <text:p>199.3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.2921">
                <text:p>57.2921</text:p>
              </table:table-cell>
              <table:table-cell office:value-type="float" office:value="204.035">
                <text:p>204.0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7.6921">
                <text:p>57.6921</text:p>
              </table:table-cell>
              <table:table-cell office:value-type="float" office:value="205.723">
                <text:p>205.7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.8921">
                <text:p>57.8921</text:p>
              </table:table-cell>
              <table:table-cell office:value-type="float" office:value="208.458">
                <text:p>208.4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8.3921">
                <text:p>58.3921</text:p>
              </table:table-cell>
              <table:table-cell office:value-type="float" office:value="214.71">
                <text:p>214.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.7921">
                <text:p>58.7921</text:p>
              </table:table-cell>
              <table:table-cell office:value-type="float" office:value="221.905">
                <text:p>221.9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9.2428">
                <text:p>59.2428</text:p>
              </table:table-cell>
              <table:table-cell office:value-type="float" office:value="227.178">
                <text:p>227.1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9.6428">
                <text:p>59.6428</text:p>
              </table:table-cell>
              <table:table-cell office:value-type="float" office:value="229.483">
                <text:p>229.4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.0678">
                <text:p>60.0678</text:p>
              </table:table-cell>
              <table:table-cell office:value-type="float" office:value="229.445">
                <text:p>229.4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.5178">
                <text:p>60.5178</text:p>
              </table:table-cell>
              <table:table-cell office:value-type="float" office:value="229.438">
                <text:p>229.4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.7835">
                <text:p>60.7835</text:p>
              </table:table-cell>
              <table:table-cell office:value-type="float" office:value="229.443">
                <text:p>229.4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.014">
                <text:p>61.014</text:p>
              </table:table-cell>
              <table:table-cell office:value-type="float" office:value="229.443">
                <text:p>229.4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.4029">
                <text:p>61.4029</text:p>
              </table:table-cell>
              <table:table-cell office:value-type="float" office:value="229.46">
                <text:p>229.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.7071">
                <text:p>61.7071</text:p>
              </table:table-cell>
              <table:table-cell office:value-type="float" office:value="229.865">
                <text:p>229.8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.1071">
                <text:p>62.1071</text:p>
              </table:table-cell>
              <table:table-cell office:value-type="float" office:value="229.865">
                <text:p>229.8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.3071">
                <text:p>62.3071</text:p>
              </table:table-cell>
              <table:table-cell office:value-type="float" office:value="230.295">
                <text:p>230.2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.6272">
                <text:p>62.6272</text:p>
              </table:table-cell>
              <table:table-cell office:value-type="float" office:value="230.295">
                <text:p>230.2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3.0022">
                <text:p>63.0022</text:p>
              </table:table-cell>
              <table:table-cell office:value-type="float" office:value="231.045">
                <text:p>231.0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3.4022">
                <text:p>63.4022</text:p>
              </table:table-cell>
              <table:table-cell office:value-type="float" office:value="232.8">
                <text:p>232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3.7522">
                <text:p>63.7522</text:p>
              </table:table-cell>
              <table:table-cell office:value-type="float" office:value="232.433">
                <text:p>232.4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4.1022">
                <text:p>64.1022</text:p>
              </table:table-cell>
              <table:table-cell office:value-type="float" office:value="233.738">
                <text:p>233.7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4.5022">
                <text:p>64.5022</text:p>
              </table:table-cell>
              <table:table-cell office:value-type="float" office:value="233.638">
                <text:p>233.6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4.8772">
                <text:p>64.8772</text:p>
              </table:table-cell>
              <table:table-cell office:value-type="float" office:value="234.245">
                <text:p>234.2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5.2272">
                <text:p>65.2272</text:p>
              </table:table-cell>
              <table:table-cell office:value-type="float" office:value="234.225">
                <text:p>234.2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.6272">
                <text:p>65.6272</text:p>
              </table:table-cell>
              <table:table-cell office:value-type="float" office:value="234.843">
                <text:p>234.8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6.0772">
                <text:p>66.0772</text:p>
              </table:table-cell>
              <table:table-cell office:value-type="float" office:value="234.843">
                <text:p>234.8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6.5272">
                <text:p>66.5272</text:p>
              </table:table-cell>
              <table:table-cell office:value-type="float" office:value="235.493">
                <text:p>235.4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6.7772">
                <text:p>66.7772</text:p>
              </table:table-cell>
              <table:table-cell office:value-type="float" office:value="235.493">
                <text:p>235.4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7.2522">
                <text:p>67.2522</text:p>
              </table:table-cell>
              <table:table-cell office:value-type="float" office:value="236.043">
                <text:p>236.0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.4827">
                <text:p>67.4827</text:p>
              </table:table-cell>
              <table:table-cell office:value-type="float" office:value="236.043">
                <text:p>236.0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7.6577">
                <text:p>67.6577</text:p>
              </table:table-cell>
              <table:table-cell office:value-type="float" office:value="236.043">
                <text:p>236.0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8.1077">
                <text:p>68.1077</text:p>
              </table:table-cell>
              <table:table-cell office:value-type="float" office:value="244.558">
                <text:p>244.5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8.5577">
                <text:p>68.5577</text:p>
              </table:table-cell>
              <table:table-cell office:value-type="float" office:value="245.293">
                <text:p>245.2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9.0077">
                <text:p>69.0077</text:p>
              </table:table-cell>
              <table:table-cell office:value-type="float" office:value="245.633">
                <text:p>245.6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9.4077">
                <text:p>69.4077</text:p>
              </table:table-cell>
              <table:table-cell office:value-type="float" office:value="245.635">
                <text:p>245.6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9.7613">
                <text:p>69.7613</text:p>
              </table:table-cell>
              <table:table-cell office:value-type="float" office:value="245.63">
                <text:p>245.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0.0613">
                <text:p>70.0613</text:p>
              </table:table-cell>
              <table:table-cell office:value-type="float" office:value="246.108">
                <text:p>246.1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.4613">
                <text:p>70.4613</text:p>
              </table:table-cell>
              <table:table-cell office:value-type="float" office:value="246.085">
                <text:p>246.0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.6613">
                <text:p>70.6613</text:p>
              </table:table-cell>
              <table:table-cell office:value-type="float" office:value="246.435">
                <text:p>246.4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1.112">
                <text:p>71.112</text:p>
              </table:table-cell>
              <table:table-cell office:value-type="float" office:value="246.83">
                <text:p>246.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1.452">
                <text:p>71.452</text:p>
              </table:table-cell>
              <table:table-cell office:value-type="float" office:value="248.058">
                <text:p>248.0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1.6995">
                <text:p>71.6995</text:p>
              </table:table-cell>
              <table:table-cell office:value-type="float" office:value="248.063">
                <text:p>248.0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2.0711">
                <text:p>72.0711</text:p>
              </table:table-cell>
              <table:table-cell office:value-type="float" office:value="248.435">
                <text:p>248.4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2.3211">
                <text:p>72.3211</text:p>
              </table:table-cell>
              <table:table-cell office:value-type="float" office:value="248.435">
                <text:p>248.4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.5211">
                <text:p>72.5211</text:p>
              </table:table-cell>
              <table:table-cell office:value-type="float" office:value="250.105">
                <text:p>250.1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.7711">
                <text:p>72.7711</text:p>
              </table:table-cell>
              <table:table-cell office:value-type="float" office:value="253.758">
                <text:p>253.7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3.1902">
                <text:p>73.1902</text:p>
              </table:table-cell>
              <table:table-cell office:value-type="float" office:value="254.1">
                <text:p>254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.5593">
                <text:p>73.5593</text:p>
              </table:table-cell>
              <table:table-cell office:value-type="float" office:value="254.503">
                <text:p>254.5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3.8093">
                <text:p>73.8093</text:p>
              </table:table-cell>
              <table:table-cell office:value-type="float" office:value="254.483">
                <text:p>254.4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.0093">
                <text:p>74.0093</text:p>
              </table:table-cell>
              <table:table-cell office:value-type="float" office:value="254.528">
                <text:p>254.5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4.3093">
                <text:p>74.3093</text:p>
              </table:table-cell>
              <table:table-cell office:value-type="float" office:value="254.843">
                <text:p>254.8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.6186">
                <text:p>74.6186</text:p>
              </table:table-cell>
              <table:table-cell office:value-type="float" office:value="255.465">
                <text:p>255.4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.876">
                <text:p>74.876</text:p>
              </table:table-cell>
              <table:table-cell office:value-type="float" office:value="255.38">
                <text:p>255.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5.151">
                <text:p>75.151</text:p>
              </table:table-cell>
              <table:table-cell office:value-type="float" office:value="255.853">
                <text:p>255.8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.501">
                <text:p>75.501</text:p>
              </table:table-cell>
              <table:table-cell office:value-type="float" office:value="257.01">
                <text:p>257.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.901">
                <text:p>75.901</text:p>
              </table:table-cell>
              <table:table-cell office:value-type="float" office:value="256.63">
                <text:p>256.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6.151">
                <text:p>76.151</text:p>
              </table:table-cell>
              <table:table-cell office:value-type="float" office:value="257.508">
                <text:p>257.5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6.651">
                <text:p>76.651</text:p>
              </table:table-cell>
              <table:table-cell office:value-type="float" office:value="257.505">
                <text:p>257.5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7.001">
                <text:p>77.001</text:p>
              </table:table-cell>
              <table:table-cell office:value-type="float" office:value="257.13">
                <text:p>257.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7.401">
                <text:p>77.401</text:p>
              </table:table-cell>
              <table:table-cell office:value-type="float" office:value="258.198">
                <text:p>258.1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7.6315">
                <text:p>77.6315</text:p>
              </table:table-cell>
              <table:table-cell office:value-type="float" office:value="258.168">
                <text:p>258.1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7.8888">
                <text:p>77.8888</text:p>
              </table:table-cell>
              <table:table-cell office:value-type="float" office:value="258.728">
                <text:p>258.7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8.1981">
                <text:p>78.1981</text:p>
              </table:table-cell>
              <table:table-cell office:value-type="float" office:value="258.678">
                <text:p>258.6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8.4685">
                <text:p>78.4685</text:p>
              </table:table-cell>
              <table:table-cell office:value-type="float" office:value="258.675">
                <text:p>258.6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8.7695">
                <text:p>78.7695</text:p>
              </table:table-cell>
              <table:table-cell office:value-type="float" office:value="258.57">
                <text:p>258.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9.0388">
                <text:p>79.0388</text:p>
              </table:table-cell>
              <table:table-cell office:value-type="float" office:value="258.555">
                <text:p>258.5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.2888">
                <text:p>79.2888</text:p>
              </table:table-cell>
              <table:table-cell office:value-type="float" office:value="258.55">
                <text:p>258.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6397">
                <text:p>79.6397</text:p>
              </table:table-cell>
              <table:table-cell office:value-type="float" office:value="258.568">
                <text:p>258.5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.0654">
                <text:p>80.0654</text:p>
              </table:table-cell>
              <table:table-cell office:value-type="float" office:value="258.568">
                <text:p>258.5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35cm" svg:y="0.316cm" chart:style-name="ch2">
          <text:p>Area Coverage</text:p>
        </chart:title>
        <chart:plot-area chart:style-name="ch3" table:cell-range-address="Sheet1.C3:Sheet1.C252 Sheet1.I2:Sheet1.I252" svg:x="1.331cm" svg:y="1.301cm" svg:width="14.349cm" svg:height="6.538cm">
          <chartooo:coordinate-region svg:x="2.138cm" svg:y="1.5cm" svg:width="13.262cm" svg:height="5.692cm"/>
          <chart:axis chart:dimension="x" chart:name="primary-x" chart:style-name="ch4">
            <chart:title svg:x="7.535cm" svg:y="8.019cm" chart:style-name="ch5">
              <text:p>Distance (m)</text:p>
            </chart:title>
          </chart:axis>
          <chart:axis chart:dimension="y" chart:name="primary-y" chart:style-name="ch6">
            <chart:title svg:x="0.451cm" svg:y="6.082cm" chart:style-name="ch7">
              <text:p>Remaining Area (%)</text:p>
            </chart:title>
            <chart:grid chart:style-name="ch8" chart:class="major"/>
          </chart:axis>
          <chart:series chart:style-name="ch9" chart:values-cell-range-address="Sheet1.I2:Sheet1.I252" chart:class="chart:scatter">
            <chart:domain table:cell-range-address="Sheet1.C3:Sheet1.C252"/>
            <chart:data-point chart:repeated="2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5">
                <text:p>0.475</text:p>
                <draw:g>
                  <svg:desc>Sheet1.C3:Sheet1.C252</svg:desc>
                </draw:g>
              </table:table-cell>
              <table:table-cell office:value-type="float" office:value="100">
                <text:p>100</text:p>
                <draw:g>
                  <svg:desc>Sheet1.I2:Sheet1.I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5">
                <text:p>0.875</text:p>
              </table:table-cell>
              <table:table-cell office:value-type="float" office:value="96.7349014572569">
                <text:p>96.7349014572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5">
                <text:p>1.225</text:p>
              </table:table-cell>
              <table:table-cell office:value-type="float" office:value="96.7358683209059">
                <text:p>96.7358683209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7625">
                <text:p>1.47625</text:p>
              </table:table-cell>
              <table:table-cell office:value-type="float" office:value="96.737802048204">
                <text:p>96.737802048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0221">
                <text:p>1.80221</text:p>
              </table:table-cell>
              <table:table-cell office:value-type="float" office:value="96.737802048204">
                <text:p>96.737802048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5221">
                <text:p>2.05221</text:p>
              </table:table-cell>
              <table:table-cell office:value-type="float" office:value="96.601474273692">
                <text:p>96.601474273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221">
                <text:p>2.35221</text:p>
              </table:table-cell>
              <table:table-cell office:value-type="float" office:value="96.2949784969524">
                <text:p>96.2949784969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0221">
                <text:p>2.70221</text:p>
              </table:table-cell>
              <table:table-cell office:value-type="float" office:value="96.2011927229974">
                <text:p>96.2011927229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221">
                <text:p>3.00221</text:p>
              </table:table-cell>
              <table:table-cell office:value-type="float" office:value="95.996217629405">
                <text:p>95.9962176294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5716">
                <text:p>3.25716</text:p>
              </table:table-cell>
              <table:table-cell office:value-type="float" office:value="95.806712354197">
                <text:p>95.806712354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2642">
                <text:p>3.52642</text:p>
              </table:table-cell>
              <table:table-cell office:value-type="float" office:value="95.6384780792674">
                <text:p>95.63847807926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2642">
                <text:p>3.82642</text:p>
              </table:table-cell>
              <table:table-cell office:value-type="float" office:value="95.4634757587946">
                <text:p>95.46347575879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2642">
                <text:p>4.12642</text:p>
              </table:table-cell>
              <table:table-cell office:value-type="float" office:value="95.1318415271805">
                <text:p>95.1318415271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0142">
                <text:p>4.40142</text:p>
              </table:table-cell>
              <table:table-cell office:value-type="float" office:value="94.8340475232821">
                <text:p>94.8340475232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0142">
                <text:p>4.70142</text:p>
              </table:table-cell>
              <table:table-cell office:value-type="float" office:value="94.6406747934779">
                <text:p>94.64067479347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5231">
                <text:p>5.05231</text:p>
              </table:table-cell>
              <table:table-cell office:value-type="float" office:value="92.1335973515671">
                <text:p>92.13359735156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3182">
                <text:p>5.33182</text:p>
              </table:table-cell>
              <table:table-cell office:value-type="float" office:value="90.079978961047">
                <text:p>90.079978961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3182">
                <text:p>5.63182</text:p>
              </table:table-cell>
              <table:table-cell office:value-type="float" office:value="89.3567649515795">
                <text:p>89.35676495157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3182">
                <text:p>5.93182</text:p>
              </table:table-cell>
              <table:table-cell office:value-type="float" office:value="88.0273274341759">
                <text:p>88.02732743417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3182">
                <text:p>6.23182</text:p>
              </table:table-cell>
              <table:table-cell office:value-type="float" office:value="85.2079530336314">
                <text:p>85.20795303363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55682">
                <text:p>6.55682</text:p>
              </table:table-cell>
              <table:table-cell office:value-type="float" office:value="82.4726957705517">
                <text:p>82.4726957705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8278">
                <text:p>6.88278</text:p>
              </table:table-cell>
              <table:table-cell office:value-type="float" office:value="80.9846926147087">
                <text:p>80.98469261470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7329">
                <text:p>7.27329</text:p>
              </table:table-cell>
              <table:table-cell office:value-type="float" office:value="79.8070526902014">
                <text:p>79.80705269020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7329">
                <text:p>7.57329</text:p>
              </table:table-cell>
              <table:table-cell office:value-type="float" office:value="79.3052504563596">
                <text:p>79.30525045635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92329">
                <text:p>7.92329</text:p>
              </table:table-cell>
              <table:table-cell office:value-type="float" office:value="79.3052504563596">
                <text:p>79.30525045635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233">
                <text:p>8.2233</text:p>
              </table:table-cell>
              <table:table-cell office:value-type="float" office:value="79.3052504563596">
                <text:p>79.30525045635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5483">
                <text:p>8.5483</text:p>
              </table:table-cell>
              <table:table-cell office:value-type="float" office:value="79.3294220475852">
                <text:p>79.32942204758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8483">
                <text:p>8.8483</text:p>
              </table:table-cell>
              <table:table-cell office:value-type="float" office:value="79.3497261842146">
                <text:p>79.34972618421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17426">
                <text:p>9.17426</text:p>
              </table:table-cell>
              <table:table-cell office:value-type="float" office:value="79.3390906840754">
                <text:p>79.33909068407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5106">
                <text:p>9.5106</text:p>
              </table:table-cell>
              <table:table-cell office:value-type="float" office:value="79.3487593205656">
                <text:p>79.34875932056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88225">
                <text:p>9.88225</text:p>
              </table:table-cell>
              <table:table-cell office:value-type="float" office:value="78.8305204046904">
                <text:p>78.83052040469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2712">
                <text:p>10.2712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6291">
                <text:p>10.6291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9291">
                <text:p>10.9291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28">
                <text:p>11.28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63">
                <text:p>11.63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88">
                <text:p>11.88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33">
                <text:p>12.33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6782">
                <text:p>12.6782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9282">
                <text:p>12.9282</text:p>
              </table:table-cell>
              <table:table-cell office:value-type="float" office:value="78.3055134432722">
                <text:p>78.3055134432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2032">
                <text:p>13.2032</text:p>
              </table:table-cell>
              <table:table-cell office:value-type="float" office:value="78.3209832616565">
                <text:p>78.32098326165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5532">
                <text:p>13.5532</text:p>
              </table:table-cell>
              <table:table-cell office:value-type="float" office:value="78.3151820797624">
                <text:p>78.31518207976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8032">
                <text:p>13.8032</text:p>
              </table:table-cell>
              <table:table-cell office:value-type="float" office:value="77.9651774388169">
                <text:p>77.96517743881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1292">
                <text:p>14.1292</text:p>
              </table:table-cell>
              <table:table-cell office:value-type="float" office:value="77.9680780297639">
                <text:p>77.96807802976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3792">
                <text:p>14.3792</text:p>
              </table:table-cell>
              <table:table-cell office:value-type="float" office:value="77.9680780297639">
                <text:p>77.9680780297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6292">
                <text:p>14.6292</text:p>
              </table:table-cell>
              <table:table-cell office:value-type="float" office:value="77.736030753999">
                <text:p>77.736030753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9042">
                <text:p>14.9042</text:p>
              </table:table-cell>
              <table:table-cell office:value-type="float" office:value="77.736030753999">
                <text:p>77.736030753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2042">
                <text:p>15.2042</text:p>
              </table:table-cell>
              <table:table-cell office:value-type="float" office:value="77.3106107484298">
                <text:p>77.31061074842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4542">
                <text:p>15.4542</text:p>
              </table:table-cell>
              <table:table-cell office:value-type="float" office:value="77.32027938492">
                <text:p>77.320279384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7042">
                <text:p>15.7042</text:p>
              </table:table-cell>
              <table:table-cell office:value-type="float" office:value="77.0108830172334">
                <text:p>77.01088301723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9542">
                <text:p>15.9542</text:p>
              </table:table-cell>
              <table:table-cell office:value-type="float" office:value="77.0108830172334">
                <text:p>77.01088301723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2042">
                <text:p>16.2042</text:p>
              </table:table-cell>
              <table:table-cell office:value-type="float" office:value="76.762399059435">
                <text:p>76.762399059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4792">
                <text:p>16.4792</text:p>
              </table:table-cell>
              <table:table-cell office:value-type="float" office:value="76.7643327867331">
                <text:p>76.76433278673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7792">
                <text:p>16.7792</text:p>
              </table:table-cell>
              <table:table-cell office:value-type="float" office:value="76.4607376009406">
                <text:p>76.46073760094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0542">
                <text:p>17.0542</text:p>
              </table:table-cell>
              <table:table-cell office:value-type="float" office:value="76.4607376009406">
                <text:p>76.46073760094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3042">
                <text:p>17.3042</text:p>
              </table:table-cell>
              <table:table-cell office:value-type="float" office:value="76.248994461805">
                <text:p>76.2489944618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5542">
                <text:p>17.5542</text:p>
              </table:table-cell>
              <table:table-cell office:value-type="float" office:value="76.249961325454">
                <text:p>76.2499613254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8292">
                <text:p>17.8292</text:p>
              </table:table-cell>
              <table:table-cell office:value-type="float" office:value="76.2509281891031">
                <text:p>76.25092818910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9812">
                <text:p>17.9812</text:p>
              </table:table-cell>
              <table:table-cell office:value-type="float" office:value="75.9086584573497">
                <text:p>75.90865845734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2854">
                <text:p>18.2854</text:p>
              </table:table-cell>
              <table:table-cell office:value-type="float" office:value="75.920260821138">
                <text:p>75.920260821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5354">
                <text:p>18.5354</text:p>
              </table:table-cell>
              <table:table-cell office:value-type="float" office:value="75.7259212276848">
                <text:p>75.7259212276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7854">
                <text:p>18.7854</text:p>
              </table:table-cell>
              <table:table-cell office:value-type="float" office:value="74.5598836669658">
                <text:p>74.55988366696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0604">
                <text:p>19.0604</text:p>
              </table:table-cell>
              <table:table-cell office:value-type="float" office:value="74.2988304817302">
                <text:p>74.29883048173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3104">
                <text:p>19.3104</text:p>
              </table:table-cell>
              <table:table-cell office:value-type="float" office:value="74.2997973453792">
                <text:p>74.29979734537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5604">
                <text:p>19.5604</text:p>
              </table:table-cell>
              <table:table-cell office:value-type="float" office:value="74.059048296773">
                <text:p>74.0590482967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8104">
                <text:p>19.8104</text:p>
              </table:table-cell>
              <table:table-cell office:value-type="float" office:value="73.0622118746326">
                <text:p>73.06221187463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0604">
                <text:p>20.0604</text:p>
              </table:table-cell>
              <table:table-cell office:value-type="float" office:value="72.6464605055537">
                <text:p>72.64646050555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4104">
                <text:p>20.4104</text:p>
              </table:table-cell>
              <table:table-cell office:value-type="float" office:value="72.1108180439961">
                <text:p>72.11081804399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6354">
                <text:p>20.6354</text:p>
              </table:table-cell>
              <table:table-cell office:value-type="float" office:value="71.8014216763095">
                <text:p>71.80142167630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0354">
                <text:p>21.0354</text:p>
              </table:table-cell>
              <table:table-cell office:value-type="float" office:value="71.9058429504038">
                <text:p>71.90584295040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.3854">
                <text:p>21.3854</text:p>
              </table:table-cell>
              <table:table-cell office:value-type="float" office:value="71.5616394913524">
                <text:p>71.56163949135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757">
                <text:p>21.757</text:p>
              </table:table-cell>
              <table:table-cell office:value-type="float" office:value="71.1275177129421">
                <text:p>71.12751771294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0612">
                <text:p>22.0612</text:p>
              </table:table-cell>
              <table:table-cell office:value-type="float" office:value="70.7117663438631">
                <text:p>70.71176634386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4112">
                <text:p>22.4112</text:p>
              </table:table-cell>
              <table:table-cell office:value-type="float" office:value="70.8393923455339">
                <text:p>70.83939234553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6722">
                <text:p>22.6722</text:p>
              </table:table-cell>
              <table:table-cell office:value-type="float" office:value="70.6382847065375">
                <text:p>70.6382847065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0222">
                <text:p>23.0222</text:p>
              </table:table-cell>
              <table:table-cell office:value-type="float" office:value="70.4797190680982">
                <text:p>70.47971906809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3722">
                <text:p>23.3722</text:p>
              </table:table-cell>
              <table:table-cell office:value-type="float" office:value="70.3559605210235">
                <text:p>70.35596052102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7792">
                <text:p>23.7792</text:p>
              </table:table-cell>
              <table:table-cell office:value-type="float" office:value="70.0475310169859">
                <text:p>70.04753101698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3492">
                <text:p>24.3492</text:p>
              </table:table-cell>
              <table:table-cell office:value-type="float" office:value="70.0475310169859">
                <text:p>70.04753101698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.7317">
                <text:p>24.7317</text:p>
              </table:table-cell>
              <table:table-cell office:value-type="float" office:value="68.8118792735373">
                <text:p>68.8118792735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0368">
                <text:p>25.0368</text:p>
              </table:table-cell>
              <table:table-cell office:value-type="float" office:value="68.3100770396956">
                <text:p>68.31007703969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4091">
                <text:p>25.4091</text:p>
              </table:table-cell>
              <table:table-cell office:value-type="float" office:value="68.3236131307819">
                <text:p>68.32361313078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.5549">
                <text:p>25.5549</text:p>
              </table:table-cell>
              <table:table-cell office:value-type="float" office:value="68.1283066736796">
                <text:p>68.12830667367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.8159">
                <text:p>25.8159</text:p>
              </table:table-cell>
              <table:table-cell office:value-type="float" office:value="68.1389421738189">
                <text:p>68.1389421738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.1159">
                <text:p>26.1159</text:p>
              </table:table-cell>
              <table:table-cell office:value-type="float" office:value="68.0354877633737">
                <text:p>68.03548776337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3909">
                <text:p>26.3909</text:p>
              </table:table-cell>
              <table:table-cell office:value-type="float" office:value="68.1611800377464">
                <text:p>68.16118003774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6519">
                <text:p>26.6519</text:p>
              </table:table-cell>
              <table:table-cell office:value-type="float" office:value="68.1805173107268">
                <text:p>68.18051731072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9269">
                <text:p>26.9269</text:p>
              </table:table-cell>
              <table:table-cell office:value-type="float" office:value="68.2288604931778">
                <text:p>68.22886049317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.1879">
                <text:p>27.1879</text:p>
              </table:table-cell>
              <table:table-cell office:value-type="float" office:value="65.6086600043315">
                <text:p>65.60866000433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4379">
                <text:p>27.4379</text:p>
              </table:table-cell>
              <table:table-cell office:value-type="float" office:value="64.4841975805204">
                <text:p>64.48419758052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6879">
                <text:p>27.6879</text:p>
              </table:table-cell>
              <table:table-cell office:value-type="float" office:value="63.3694037931995">
                <text:p>63.36940379319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9379">
                <text:p>27.9379</text:p>
              </table:table-cell>
              <table:table-cell office:value-type="float" office:value="62.3986726895826">
                <text:p>62.3986726895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1879">
                <text:p>28.1879</text:p>
              </table:table-cell>
              <table:table-cell office:value-type="float" office:value="62.0622041397234">
                <text:p>62.06220413972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4379">
                <text:p>28.4379</text:p>
              </table:table-cell>
              <table:table-cell office:value-type="float" office:value="62.043833730392">
                <text:p>62.0438337303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.6879">
                <text:p>28.6879</text:p>
              </table:table-cell>
              <table:table-cell office:value-type="float" office:value="61.7305699081093">
                <text:p>61.73056990810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9392">
                <text:p>28.9392</text:p>
              </table:table-cell>
              <table:table-cell office:value-type="float" office:value="61.8224219547663">
                <text:p>61.82242195476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.1892">
                <text:p>29.1892</text:p>
              </table:table-cell>
              <table:table-cell office:value-type="float" office:value="61.5932752699483">
                <text:p>61.59327526994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.4392">
                <text:p>29.4392</text:p>
              </table:table-cell>
              <table:table-cell office:value-type="float" office:value="61.5420314965502">
                <text:p>61.54203149655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.4892">
                <text:p>29.4892</text:p>
              </table:table-cell>
              <table:table-cell office:value-type="float" office:value="61.6657900436249">
                <text:p>61.66579004362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.6142">
                <text:p>29.6142</text:p>
              </table:table-cell>
              <table:table-cell office:value-type="float" office:value="61.2624145292534">
                <text:p>61.26241452925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.8992">
                <text:p>29.8992</text:p>
              </table:table-cell>
              <table:table-cell office:value-type="float" office:value="61.1320813093654">
                <text:p>61.13208130936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.2492">
                <text:p>30.2492</text:p>
              </table:table-cell>
              <table:table-cell office:value-type="float" office:value="61.4743510411188">
                <text:p>61.47435104111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.73">
                <text:p>30.73</text:p>
              </table:table-cell>
              <table:table-cell office:value-type="float" office:value="61.7595758175799">
                <text:p>61.75957581757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.119">
                <text:p>31.119</text:p>
              </table:table-cell>
              <table:table-cell office:value-type="float" office:value="61.2160050741004">
                <text:p>61.21600507410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.5259">
                <text:p>31.5259</text:p>
              </table:table-cell>
              <table:table-cell office:value-type="float" office:value="60.9259459793942">
                <text:p>60.92594597939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.7509">
                <text:p>31.7509</text:p>
              </table:table-cell>
              <table:table-cell office:value-type="float" office:value="60.927106215773">
                <text:p>60.9271062157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.7509">
                <text:p>31.7509</text:p>
              </table:table-cell>
              <table:table-cell office:value-type="float" office:value="60.9259459793942">
                <text:p>60.92594597939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.4142">
                <text:p>32.4142</text:p>
              </table:table-cell>
              <table:table-cell office:value-type="float" office:value="60.5422944834628">
                <text:p>60.54229448346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.6846">
                <text:p>32.6846</text:p>
              </table:table-cell>
              <table:table-cell office:value-type="float" office:value="60.5422944834628">
                <text:p>60.54229448346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.0346">
                <text:p>33.0346</text:p>
              </table:table-cell>
              <table:table-cell office:value-type="float" office:value="60.2684786980601">
                <text:p>60.26847869806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.3846">
                <text:p>33.3846</text:p>
              </table:table-cell>
              <table:table-cell office:value-type="float" office:value="59.9629497849695">
                <text:p>59.96294978496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.7346">
                <text:p>33.7346</text:p>
              </table:table-cell>
              <table:table-cell office:value-type="float" office:value="59.6438847807927">
                <text:p>59.64388478079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.0846">
                <text:p>34.0846</text:p>
              </table:table-cell>
              <table:table-cell office:value-type="float" office:value="59.3163113765044">
                <text:p>59.31631137650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.4346">
                <text:p>34.4346</text:p>
              </table:table-cell>
              <table:table-cell office:value-type="float" office:value="58.9245382259212">
                <text:p>58.92453822592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.7846">
                <text:p>34.7846</text:p>
              </table:table-cell>
              <table:table-cell office:value-type="float" office:value="56.9629652547879">
                <text:p>56.96296525478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1425">
                <text:p>35.1425</text:p>
              </table:table-cell>
              <table:table-cell office:value-type="float" office:value="55.7814578756845">
                <text:p>55.78145787568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.4588">
                <text:p>35.4588</text:p>
              </table:table-cell>
              <table:table-cell office:value-type="float" office:value="55.524272145045">
                <text:p>55.5242721450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.7629">
                <text:p>35.7629</text:p>
              </table:table-cell>
              <table:table-cell office:value-type="float" office:value="55.4971999628724">
                <text:p>55.49719996287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.1129">
                <text:p>36.1129</text:p>
              </table:table-cell>
              <table:table-cell office:value-type="float" office:value="54.7534884440457">
                <text:p>54.75348844404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.4629">
                <text:p>36.4629</text:p>
              </table:table-cell>
              <table:table-cell office:value-type="float" office:value="54.7283499891711">
                <text:p>54.72834998917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8129">
                <text:p>36.8129</text:p>
              </table:table-cell>
              <table:table-cell office:value-type="float" office:value="53.9393892515702">
                <text:p>53.93938925157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.1629">
                <text:p>37.1629</text:p>
              </table:table-cell>
              <table:table-cell office:value-type="float" office:value="53.8272330682838">
                <text:p>53.82723306828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.5379">
                <text:p>37.5379</text:p>
              </table:table-cell>
              <table:table-cell office:value-type="float" office:value="52.8151202004888">
                <text:p>52.81512020048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.8879">
                <text:p>37.8879</text:p>
              </table:table-cell>
              <table:table-cell office:value-type="float" office:value="52.7106989263946">
                <text:p>52.71069892639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.2629">
                <text:p>38.2629</text:p>
              </table:table-cell>
              <table:table-cell office:value-type="float" office:value="52.1750564648371">
                <text:p>52.17505646483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.6129">
                <text:p>38.6129</text:p>
              </table:table-cell>
              <table:table-cell office:value-type="float" office:value="51.5841094025556">
                <text:p>51.58410940255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.9629">
                <text:p>38.9629</text:p>
              </table:table-cell>
              <table:table-cell office:value-type="float" office:value="51.3454874539773">
                <text:p>51.34548745397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3379">
                <text:p>39.3379</text:p>
              </table:table-cell>
              <table:table-cell office:value-type="float" office:value="50.9846539401627">
                <text:p>50.98465394016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.7129">
                <text:p>39.7129</text:p>
              </table:table-cell>
              <table:table-cell office:value-type="float" office:value="50.8233810835061">
                <text:p>50.82338108350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.0129">
                <text:p>40.0129</text:p>
              </table:table-cell>
              <table:table-cell office:value-type="float" office:value="50.6261408991058">
                <text:p>50.62614089910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.3879">
                <text:p>40.3879</text:p>
              </table:table-cell>
              <table:table-cell office:value-type="float" office:value="50.1987871662387">
                <text:p>50.19878716623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.6379">
                <text:p>40.6379</text:p>
              </table:table-cell>
              <table:table-cell office:value-type="float" office:value="50.0293926549302">
                <text:p>50.02939265493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.9629">
                <text:p>40.9629</text:p>
              </table:table-cell>
              <table:table-cell office:value-type="float" office:value="49.6979517960459">
                <text:p>49.69795179604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.0188">
                <text:p>41.0188</text:p>
              </table:table-cell>
              <table:table-cell office:value-type="float" office:value="49.5575631942081">
                <text:p>49.55756319420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.2688">
                <text:p>41.2688</text:p>
              </table:table-cell>
              <table:table-cell office:value-type="float" office:value="49.6890566504749">
                <text:p>49.68905665047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.5188">
                <text:p>41.5188</text:p>
              </table:table-cell>
              <table:table-cell office:value-type="float" office:value="49.2675040995019">
                <text:p>49.26750409950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.6956">
                <text:p>41.6956</text:p>
              </table:table-cell>
              <table:table-cell office:value-type="float" office:value="49.2056248259645">
                <text:p>49.20562482596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.7857">
                <text:p>41.7857</text:p>
              </table:table-cell>
              <table:table-cell office:value-type="float" office:value="49.2996039726494">
                <text:p>49.29960397264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.9378">
                <text:p>41.9378</text:p>
              </table:table-cell>
              <table:table-cell office:value-type="float" office:value="49.366124191702">
                <text:p>49.3661241917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.2878">
                <text:p>42.2878</text:p>
              </table:table-cell>
              <table:table-cell office:value-type="float" office:value="49.3692181553789">
                <text:p>49.36921815537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.6137">
                <text:p>42.6137</text:p>
              </table:table-cell>
              <table:table-cell office:value-type="float" office:value="48.7040159648526">
                <text:p>48.70401596485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.8273">
                <text:p>42.8273</text:p>
              </table:table-cell>
              <table:table-cell office:value-type="float" office:value="48.6440704186133">
                <text:p>48.64407041861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.1523">
                <text:p>43.1523</text:p>
              </table:table-cell>
              <table:table-cell office:value-type="float" office:value="46.9307880325485">
                <text:p>46.93078803254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.5023">
                <text:p>43.5023</text:p>
              </table:table-cell>
              <table:table-cell office:value-type="float" office:value="45.2472850468735">
                <text:p>45.24728504687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.8532">
                <text:p>43.8532</text:p>
              </table:table-cell>
              <table:table-cell office:value-type="float" office:value="44.0135670307231">
                <text:p>44.01356703072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.1383">
                <text:p>44.1383</text:p>
              </table:table-cell>
              <table:table-cell office:value-type="float" office:value="43.8310231737879">
                <text:p>43.83102317378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.4545">
                <text:p>44.4545</text:p>
              </table:table-cell>
              <table:table-cell office:value-type="float" office:value="43.1948268927323">
                <text:p>43.19482689273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.8045">
                <text:p>44.8045</text:p>
              </table:table-cell>
              <table:table-cell office:value-type="float" office:value="42.2821076080567">
                <text:p>42.28210760805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.1545">
                <text:p>45.1545</text:p>
              </table:table-cell>
              <table:table-cell office:value-type="float" office:value="41.9514402400916">
                <text:p>41.95144024009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.5545">
                <text:p>45.5545</text:p>
              </table:table-cell>
              <table:table-cell office:value-type="float" office:value="40.9698802636057">
                <text:p>40.96988026360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.9045">
                <text:p>45.9045</text:p>
              </table:table-cell>
              <table:table-cell office:value-type="float" office:value="40.5870022585935">
                <text:p>40.58700225859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.2554">
                <text:p>46.2554</text:p>
              </table:table-cell>
              <table:table-cell office:value-type="float" office:value="40.1596485257263">
                <text:p>40.15964852572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.5646">
                <text:p>46.5646</text:p>
              </table:table-cell>
              <table:table-cell office:value-type="float" office:value="39.6329012097398">
                <text:p>39.63290120973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.8018">
                <text:p>46.8018</text:p>
              </table:table-cell>
              <table:table-cell office:value-type="float" office:value="39.1270381485721">
                <text:p>39.12703814857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.2518">
                <text:p>47.2518</text:p>
              </table:table-cell>
              <table:table-cell office:value-type="float" office:value="37.3924847622289">
                <text:p>37.39248476222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.5518">
                <text:p>47.5518</text:p>
              </table:table-cell>
              <table:table-cell office:value-type="float" office:value="36.1316945639058">
                <text:p>36.13169456390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.9018">
                <text:p>47.9018</text:p>
              </table:table-cell>
              <table:table-cell office:value-type="float" office:value="35.5090343739365">
                <text:p>35.50903437393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.3268">
                <text:p>48.3268</text:p>
              </table:table-cell>
              <table:table-cell office:value-type="float" office:value="35.0886420593422">
                <text:p>35.08864205934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.6268">
                <text:p>48.6268</text:p>
              </table:table-cell>
              <table:table-cell office:value-type="float" office:value="33.4805544382909">
                <text:p>33.48055443829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.9768">
                <text:p>48.9768</text:p>
              </table:table-cell>
              <table:table-cell office:value-type="float" office:value="33.1750255252003">
                <text:p>33.17502552520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.3768">
                <text:p>49.3768</text:p>
              </table:table-cell>
              <table:table-cell office:value-type="float" office:value="32.7933077565669">
                <text:p>32.79330775656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.7018">
                <text:p>49.7018</text:p>
              </table:table-cell>
              <table:table-cell office:value-type="float" office:value="32.1984932396894">
                <text:p>32.19849323968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0.1018">
                <text:p>50.1018</text:p>
              </table:table-cell>
              <table:table-cell office:value-type="float" office:value="31.6678784691068">
                <text:p>31.66787846910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.339">
                <text:p>50.339</text:p>
              </table:table-cell>
              <table:table-cell office:value-type="float" office:value="30.9852727328981">
                <text:p>30.98527273289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.689">
                <text:p>50.689</text:p>
              </table:table-cell>
              <table:table-cell office:value-type="float" office:value="30.6186380371894">
                <text:p>30.61863803718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1.089">
                <text:p>51.089</text:p>
              </table:table-cell>
              <table:table-cell office:value-type="float" office:value="30.0520559388633">
                <text:p>30.05205593886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1.439">
                <text:p>51.439</text:p>
              </table:table-cell>
              <table:table-cell office:value-type="float" office:value="29.4576281674453">
                <text:p>29.45762816744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.839">
                <text:p>51.839</text:p>
              </table:table-cell>
              <table:table-cell office:value-type="float" office:value="28.8840846508462">
                <text:p>28.88408465084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2.139">
                <text:p>52.139</text:p>
              </table:table-cell>
              <table:table-cell office:value-type="float" office:value="28.3998793354166">
                <text:p>28.39987933541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.489">
                <text:p>52.489</text:p>
              </table:table-cell>
              <table:table-cell office:value-type="float" office:value="28.046007239875">
                <text:p>28.0460072398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.889">
                <text:p>52.889</text:p>
              </table:table-cell>
              <table:table-cell office:value-type="float" office:value="27.6523003619937">
                <text:p>27.65230036199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3.189">
                <text:p>53.189</text:p>
              </table:table-cell>
              <table:table-cell office:value-type="float" office:value="27.2558862658952">
                <text:p>27.25588626589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3.589">
                <text:p>53.589</text:p>
              </table:table-cell>
              <table:table-cell office:value-type="float" office:value="24.7381733238452">
                <text:p>24.73817332384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.8982">
                <text:p>53.8982</text:p>
              </table:table-cell>
              <table:table-cell office:value-type="float" office:value="23.9793787320937">
                <text:p>23.97937873209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4.1133">
                <text:p>54.1133</text:p>
              </table:table-cell>
              <table:table-cell office:value-type="float" office:value="23.9793787320937">
                <text:p>23.97937873209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4.4421">
                <text:p>54.4421</text:p>
              </table:table-cell>
              <table:table-cell office:value-type="float" office:value="23.9793787320937">
                <text:p>23.97937873209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.8921">
                <text:p>54.8921</text:p>
              </table:table-cell>
              <table:table-cell office:value-type="float" office:value="23.7434640017326">
                <text:p>23.74346400173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5.3421">
                <text:p>55.3421</text:p>
              </table:table-cell>
              <table:table-cell office:value-type="float" office:value="23.7511989109248">
                <text:p>23.75119891092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5.5921">
                <text:p>55.5921</text:p>
              </table:table-cell>
              <table:table-cell office:value-type="float" office:value="23.5353949444633">
                <text:p>23.53539494446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6.0421">
                <text:p>56.0421</text:p>
              </table:table-cell>
              <table:table-cell office:value-type="float" office:value="23.5353949444633">
                <text:p>23.53539494446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6.4421">
                <text:p>56.4421</text:p>
              </table:table-cell>
              <table:table-cell office:value-type="float" office:value="23.3567185421243">
                <text:p>23.35671854212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.8421">
                <text:p>56.8421</text:p>
              </table:table-cell>
              <table:table-cell office:value-type="float" office:value="23.3567185421243">
                <text:p>23.35671854212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.2921">
                <text:p>57.2921</text:p>
              </table:table-cell>
              <table:table-cell office:value-type="float" office:value="22.8856625723214">
                <text:p>22.88566257232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7.6921">
                <text:p>57.6921</text:p>
              </table:table-cell>
              <table:table-cell office:value-type="float" office:value="21.0903901488196">
                <text:p>21.09039014881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.8921">
                <text:p>57.8921</text:p>
              </table:table-cell>
              <table:table-cell office:value-type="float" office:value="20.4375638130008">
                <text:p>20.43756381300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8.3921">
                <text:p>58.3921</text:p>
              </table:table-cell>
              <table:table-cell office:value-type="float" office:value="19.3798149809721">
                <text:p>19.37981498097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.7921">
                <text:p>58.7921</text:p>
              </table:table-cell>
              <table:table-cell office:value-type="float" office:value="16.961882367501">
                <text:p>16.9618823675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9.2428">
                <text:p>59.2428</text:p>
              </table:table-cell>
              <table:table-cell office:value-type="float" office:value="14.1792487856193">
                <text:p>14.17924878561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9.6428">
                <text:p>59.6428</text:p>
              </table:table-cell>
              <table:table-cell office:value-type="float" office:value="12.1399399771047">
                <text:p>12.13993997710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.0678">
                <text:p>60.0678</text:p>
              </table:table-cell>
              <table:table-cell office:value-type="float" office:value="11.2484916927075">
                <text:p>11.24849169270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.5178">
                <text:p>60.5178</text:p>
              </table:table-cell>
              <table:table-cell office:value-type="float" office:value="11.2631880201726">
                <text:p>11.26318802017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.7835">
                <text:p>60.7835</text:p>
              </table:table-cell>
              <table:table-cell office:value-type="float" office:value="11.2658952383899">
                <text:p>11.26589523838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.014">
                <text:p>61.014</text:p>
              </table:table-cell>
              <table:table-cell office:value-type="float" office:value="11.2639615110919">
                <text:p>11.26396151109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.4029">
                <text:p>61.4029</text:p>
              </table:table-cell>
              <table:table-cell office:value-type="float" office:value="11.2639615110919">
                <text:p>11.26396151109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.7071">
                <text:p>61.7071</text:p>
              </table:table-cell>
              <table:table-cell office:value-type="float" office:value="11.2573868382785">
                <text:p>11.25738683827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.1071">
                <text:p>62.1071</text:p>
              </table:table-cell>
              <table:table-cell office:value-type="float" office:value="11.1007549271371">
                <text:p>11.10075492713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.3071">
                <text:p>62.3071</text:p>
              </table:table-cell>
              <table:table-cell office:value-type="float" office:value="11.1007549271371">
                <text:p>11.10075492713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.6272">
                <text:p>62.6272</text:p>
              </table:table-cell>
              <table:table-cell office:value-type="float" office:value="10.9344543795056">
                <text:p>10.93445437950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3.0022">
                <text:p>63.0022</text:p>
              </table:table-cell>
              <table:table-cell office:value-type="float" office:value="10.9344543795056">
                <text:p>10.93445437950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3.4022">
                <text:p>63.4022</text:p>
              </table:table-cell>
              <table:table-cell office:value-type="float" office:value="10.6443952847994">
                <text:p>10.64439528479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3.7522">
                <text:p>63.7522</text:p>
              </table:table-cell>
              <table:table-cell office:value-type="float" office:value="9.96565700318677">
                <text:p>9.965657003186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4.1022">
                <text:p>64.1022</text:p>
              </table:table-cell>
              <table:table-cell office:value-type="float" office:value="10.107592586863">
                <text:p>10.1075925868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4.5022">
                <text:p>64.5022</text:p>
              </table:table-cell>
              <table:table-cell office:value-type="float" office:value="9.60288976207419">
                <text:p>9.602889762074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4.8772">
                <text:p>64.8772</text:p>
              </table:table-cell>
              <table:table-cell office:value-type="float" office:value="9.64156430803502">
                <text:p>9.641564308035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5.2272">
                <text:p>65.2272</text:p>
              </table:table-cell>
              <table:table-cell office:value-type="float" office:value="9.40680981405278">
                <text:p>9.406809814052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.6272">
                <text:p>65.6272</text:p>
              </table:table-cell>
              <table:table-cell office:value-type="float" office:value="9.41454472324495">
                <text:p>9.414544723244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6.0772">
                <text:p>66.0772</text:p>
              </table:table-cell>
              <table:table-cell office:value-type="float" office:value="9.17553602920702">
                <text:p>9.175536029207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6.5272">
                <text:p>66.5272</text:p>
              </table:table-cell>
              <table:table-cell office:value-type="float" office:value="9.17553602920702">
                <text:p>9.175536029207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6.7772">
                <text:p>66.7772</text:p>
              </table:table-cell>
              <table:table-cell office:value-type="float" office:value="8.92415148046162">
                <text:p>8.924151480461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7.2522">
                <text:p>67.2522</text:p>
              </table:table-cell>
              <table:table-cell office:value-type="float" office:value="8.92415148046162">
                <text:p>8.924151480461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.4827">
                <text:p>67.4827</text:p>
              </table:table-cell>
              <table:table-cell office:value-type="float" office:value="8.71144147767704">
                <text:p>8.711441477677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7.6577">
                <text:p>67.6577</text:p>
              </table:table-cell>
              <table:table-cell office:value-type="float" office:value="8.71144147767704">
                <text:p>8.711441477677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8.1077">
                <text:p>68.1077</text:p>
              </table:table-cell>
              <table:table-cell office:value-type="float" office:value="8.71144147767704">
                <text:p>8.711441477677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8.5577">
                <text:p>68.5577</text:p>
              </table:table-cell>
              <table:table-cell office:value-type="float" office:value="5.41830388911234">
                <text:p>5.418303889112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9.0077">
                <text:p>69.0077</text:p>
              </table:table-cell>
              <table:table-cell office:value-type="float" office:value="5.13404597630023">
                <text:p>5.134045976300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9.4077">
                <text:p>69.4077</text:p>
              </table:table-cell>
              <table:table-cell office:value-type="float" office:value="5.0025525200334">
                <text:p>5.00255252003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9.7613">
                <text:p>69.7613</text:p>
              </table:table-cell>
              <table:table-cell office:value-type="float" office:value="5.0017790291142">
                <text:p>5.00177902911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0.0613">
                <text:p>70.0613</text:p>
              </table:table-cell>
              <table:table-cell office:value-type="float" office:value="5.00371275641224">
                <text:p>5.003712756412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.4613">
                <text:p>70.4613</text:p>
              </table:table-cell>
              <table:table-cell office:value-type="float" office:value="4.81884842671946">
                <text:p>4.818848426719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.6613">
                <text:p>70.6613</text:p>
              </table:table-cell>
              <table:table-cell office:value-type="float" office:value="4.82774357229045">
                <text:p>4.827743572290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1.112">
                <text:p>71.112</text:p>
              </table:table-cell>
              <table:table-cell office:value-type="float" office:value="4.69238266142755">
                <text:p>4.692382661427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1.452">
                <text:p>71.452</text:p>
              </table:table-cell>
              <table:table-cell office:value-type="float" office:value="4.53961820488226">
                <text:p>4.539618204882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1.6995">
                <text:p>71.6995</text:p>
              </table:table-cell>
              <table:table-cell office:value-type="float" office:value="4.06469478048327">
                <text:p>4.064694780483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2.0711">
                <text:p>72.0711</text:p>
              </table:table-cell>
              <table:table-cell office:value-type="float" office:value="4.06276105318523">
                <text:p>4.062761053185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2.3211">
                <text:p>72.3211</text:p>
              </table:table-cell>
              <table:table-cell office:value-type="float" office:value="3.91889174221094">
                <text:p>3.918891742210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.5211">
                <text:p>72.5211</text:p>
              </table:table-cell>
              <table:table-cell office:value-type="float" office:value="3.91889174221094">
                <text:p>3.918891742210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.7711">
                <text:p>72.7711</text:p>
              </table:table-cell>
              <table:table-cell office:value-type="float" office:value="3.27302682466508">
                <text:p>3.273026824665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3.1902">
                <text:p>73.1902</text:p>
              </table:table-cell>
              <table:table-cell office:value-type="float" office:value="1.86024566071593">
                <text:p>1.860245660715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.5593">
                <text:p>73.5593</text:p>
              </table:table-cell>
              <table:table-cell office:value-type="float" office:value="1.7279787135299">
                <text:p>1.72797871352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3.8093">
                <text:p>73.8093</text:p>
              </table:table-cell>
              <table:table-cell office:value-type="float" office:value="1.57212029330776">
                <text:p>1.572120293307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.0093">
                <text:p>74.0093</text:p>
              </table:table-cell>
              <table:table-cell office:value-type="float" office:value="1.57985520249991">
                <text:p>1.579855202499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4.3093">
                <text:p>74.3093</text:p>
              </table:table-cell>
              <table:table-cell office:value-type="float" office:value="1.56245165681755">
                <text:p>1.562451656817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.6186">
                <text:p>74.6186</text:p>
              </table:table-cell>
              <table:table-cell office:value-type="float" office:value="1.44062683704093">
                <text:p>1.440626837040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.876">
                <text:p>74.876</text:p>
              </table:table-cell>
              <table:table-cell office:value-type="float" office:value="1.20007116116456">
                <text:p>1.200071161164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5.151">
                <text:p>75.151</text:p>
              </table:table-cell>
              <table:table-cell office:value-type="float" office:value="1.23294452523127">
                <text:p>1.232944525231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.501">
                <text:p>75.501</text:p>
              </table:table-cell>
              <table:table-cell office:value-type="float" office:value="1.05001392283654">
                <text:p>1.050013922836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.901">
                <text:p>75.901</text:p>
              </table:table-cell>
              <table:table-cell office:value-type="float" office:value="0.602549426069735">
                <text:p>0.6025494260697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6.151">
                <text:p>76.151</text:p>
              </table:table-cell>
              <table:table-cell office:value-type="float" office:value="0.749512700720889">
                <text:p>0.7495127007208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6.651">
                <text:p>76.651</text:p>
              </table:table-cell>
              <table:table-cell office:value-type="float" office:value="0.409950187184803">
                <text:p>0.4099501871848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7.001">
                <text:p>77.001</text:p>
              </table:table-cell>
              <table:table-cell office:value-type="float" office:value="0.411110423563623">
                <text:p>0.4111104235636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7.401">
                <text:p>77.401</text:p>
              </table:table-cell>
              <table:table-cell office:value-type="float" office:value="0.556139970916737">
                <text:p>0.5561399709167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7.6315">
                <text:p>77.6315</text:p>
              </table:table-cell>
              <table:table-cell office:value-type="float" office:value="0.143095820055074">
                <text:p>0.1430958200550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7.8888">
                <text:p>77.8888</text:p>
              </table:table-cell>
              <table:table-cell office:value-type="float" office:value="0.154698183843313">
                <text:p>0.1546981838433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8.1981">
                <text:p>78.1981</text:p>
              </table:table-cell>
              <table:table-cell office:value-type="float" office:value="0.0618792735373383">
                <text:p>0.06187927353733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8.4685">
                <text:p>78.4685</text:p>
              </table:table-cell>
              <table:table-cell office:value-type="float" office:value="0.0425420005569187">
                <text:p>0.04254200055691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8.7695">
                <text:p>78.7695</text:p>
              </table:table-cell>
              <table:table-cell office:value-type="float" office:value="0.0413817641780993">
                <text:p>0.04138176417809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9.0388">
                <text:p>79.0388</text:p>
              </table:table-cell>
              <table:table-cell office:value-type="float" office:value="0.000773490919220302">
                <text:p>0.0007734909192203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.2888">
                <text:p>79.2888</text:p>
              </table:table-cell>
              <table:table-cell office:value-type="float" office:value="0.00502769097489899">
                <text:p>0.005027690974898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6397">
                <text:p>79.6397</text:p>
              </table:table-cell>
              <table:table-cell office:value-type="float" office:value="0.00696141827293875">
                <text:p>0.006961418272938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.0654">
                <text:p>80.0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